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b416488"/>
    </style:style>
    <style:style style:name="P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3439c" style:font-name-asian="Times New Roman1" style:font-style-asian="normal" style:font-name-complex="Times New Roman1" style:font-style-complex="normal"/>
    </style:style>
    <style:style style:name="P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c623e" style:font-name-asian="Times New Roman1" style:font-style-asian="normal" style:font-name-complex="Times New Roman1" style:font-style-complex="normal"/>
    </style:style>
    <style:style style:name="P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1ad67" style:font-name-asian="Times New Roman1" style:font-style-asian="normal" style:font-name-complex="Times New Roman1" style:font-style-complex="normal"/>
    </style:style>
    <style:style style:name="P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20c29" style:font-name-asian="Times New Roman1" style:font-style-asian="normal" style:font-name-complex="Times New Roman1" style:font-style-complex="normal"/>
    </style:style>
    <style:style style:name="P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3cdbd" style:font-name-asian="Times New Roman1" style:font-style-asian="normal" style:font-name-complex="Times New Roman1" style:font-style-complex="normal"/>
    </style:style>
    <style:style style:name="P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7487e" style:font-name-asian="Times New Roman1" style:font-style-asian="normal" style:font-name-complex="Times New Roman1" style:font-style-complex="normal"/>
    </style:style>
    <style:style style:name="P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88955" style:font-name-asian="Times New Roman1" style:font-style-asian="normal" style:font-name-complex="Times New Roman1" style:font-style-complex="normal"/>
    </style:style>
    <style:style style:name="P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d83fa"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a1ddbb"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b66d8d"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118b9"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2b543"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71f11"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850f9d"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88360f"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35337"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44a08"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4b478"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6dcba"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d57380"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d7ab9c"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fe4057"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38f0c"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58575"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7c1fc"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ee2f7"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177f5"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2766f"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43d36"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57858"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67e81"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81048"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b28ab"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ca8f0"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6cde2"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87f32"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993f8"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bc723"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ec26d"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f5229"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01987"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19abb"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f9d95"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c508c"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dd6b6"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e5c10"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30880"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414f5"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2a338"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46fe4"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52cc7"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71b06"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8a0ff" style:font-name-asian="Times New Roman1" style:font-style-asian="normal" style:font-name-complex="Times New Roman1" style:font-style-complex="normal"/>
    </style:style>
    <style:style style:name="P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90e90" style:font-name-asian="Times New Roman1" style:font-style-asian="normal" style:font-name-complex="Times New Roman1" style:font-style-complex="normal"/>
    </style:style>
    <style:style style:name="P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a70f2" style:font-name-asian="Times New Roman1" style:font-style-asian="normal" style:font-name-complex="Times New Roman1" style:font-style-complex="normal"/>
    </style:style>
    <style:style style:name="P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0045e" style:font-name-asian="Times New Roman1" style:font-style-asian="normal" style:font-name-complex="Times New Roman1" style:font-style-complex="normal"/>
    </style:style>
    <style:style style:name="P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27679" style:font-name-asian="Times New Roman1" style:font-style-asian="normal" style:font-name-complex="Times New Roman1" style:font-style-complex="normal"/>
    </style:style>
    <style:style style:name="P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55530" style:font-name-asian="Times New Roman1" style:font-style-asian="normal" style:font-name-complex="Times New Roman1" style:font-style-complex="normal"/>
    </style:style>
    <style:style style:name="P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6d94f" style:font-name-asian="Times New Roman1" style:font-style-asian="normal" style:font-name-complex="Times New Roman1" style:font-style-complex="normal"/>
    </style:style>
    <style:style style:name="P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98a8d" style:font-name-asian="Times New Roman1" style:font-style-asian="normal" style:font-name-complex="Times New Roman1" style:font-style-complex="normal"/>
    </style:style>
    <style:style style:name="P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b62c5" style:font-name-asian="Times New Roman1" style:font-style-asian="normal" style:font-name-complex="Times New Roman1" style:font-style-complex="normal"/>
    </style:style>
    <style:style style:name="P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0e805" style:font-name-asian="Times New Roman1" style:font-style-asian="normal" style:font-name-complex="Times New Roman1" style:font-style-complex="normal"/>
    </style:style>
    <style:style style:name="P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1edad" style:font-name-asian="Times New Roman1" style:font-style-asian="normal" style:font-name-complex="Times New Roman1" style:font-style-complex="normal"/>
    </style:style>
    <style:style style:name="P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ad305" style:font-name-asian="Times New Roman1" style:font-style-asian="normal" style:font-name-complex="Times New Roman1" style:font-style-complex="normal"/>
    </style:style>
    <style:style style:name="P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f8e24" style:font-name-asian="Times New Roman1" style:font-style-asian="normal" style:font-name-complex="Times New Roman1" style:font-style-complex="normal"/>
    </style:style>
    <style:style style:name="P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a9bcb8" style:font-name-asian="Times New Roman1" style:font-style-asian="normal" style:font-name-complex="Times New Roman1" style:font-style-complex="normal"/>
    </style:style>
    <style:style style:name="P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2a221" style:font-name-asian="Times New Roman1" style:font-style-asian="normal" style:font-name-complex="Times New Roman1" style:font-style-complex="normal"/>
    </style:style>
    <style:style style:name="P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373bf" style:font-name-asian="Times New Roman1" style:font-style-asian="normal" style:font-name-complex="Times New Roman1" style:font-style-complex="normal"/>
    </style:style>
    <style:style style:name="P7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47b54" style:font-name-asian="Times New Roman1" style:font-style-asian="normal" style:font-name-complex="Times New Roman1" style:font-style-complex="normal"/>
    </style:style>
    <style:style style:name="P7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70208" style:font-name-asian="Times New Roman1" style:font-style-asian="normal" style:font-name-complex="Times New Roman1" style:font-style-complex="normal"/>
    </style:style>
    <style:style style:name="P7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1f0ce" style:font-name-asian="Times New Roman1" style:font-style-asian="normal" style:font-name-complex="Times New Roman1" style:font-style-complex="normal"/>
    </style:style>
    <style:style style:name="P7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3c4a8" style:font-name-asian="Times New Roman1" style:font-style-asian="normal" style:font-name-complex="Times New Roman1" style:font-style-complex="normal"/>
    </style:style>
    <style:style style:name="P7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3e4f2" style:font-name-asian="Times New Roman1" style:font-style-asian="normal" style:font-name-complex="Times New Roman1" style:font-style-complex="normal"/>
    </style:style>
    <style:style style:name="P7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63531" style:font-name-asian="Times New Roman1" style:font-style-asian="normal" style:font-name-complex="Times New Roman1" style:font-style-complex="normal"/>
    </style:style>
    <style:style style:name="P7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7424b" style:font-name-asian="Times New Roman1" style:font-style-asian="normal" style:font-name-complex="Times New Roman1" style:font-style-complex="normal"/>
    </style:style>
    <style:style style:name="P7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ff6f180" style:font-name-asian="Times New Roman1" style:font-style-asian="normal" style:font-name-complex="Times New Roman1" style:font-style-complex="normal"/>
    </style:style>
    <style:style style:name="P7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ffd43b5" style:font-name-asian="Times New Roman1" style:font-style-asian="normal" style:font-name-complex="Times New Roman1" style:font-style-complex="normal"/>
    </style:style>
    <style:style style:name="P7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014487" style:font-name-asian="Times New Roman1" style:font-style-asian="normal" style:font-name-complex="Times New Roman1" style:font-style-complex="normal"/>
    </style:style>
    <style:style style:name="P8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05e8ca" style:font-name-asian="Times New Roman1" style:font-style-asian="normal" style:font-name-complex="Times New Roman1" style:font-style-complex="normal"/>
    </style:style>
    <style:style style:name="P8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16781d" style:font-name-asian="Times New Roman1" style:font-style-asian="normal" style:font-name-complex="Times New Roman1" style:font-style-complex="normal"/>
    </style:style>
    <style:style style:name="P8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1a50d0" style:font-name-asian="Times New Roman1" style:font-style-asian="normal" style:font-name-complex="Times New Roman1" style:font-style-complex="normal"/>
    </style:style>
    <style:style style:name="P8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29b700" style:font-name-asian="Times New Roman1" style:font-style-asian="normal" style:font-name-complex="Times New Roman1" style:font-style-complex="normal"/>
    </style:style>
    <style:style style:name="P8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329bd2" style:font-name-asian="Times New Roman1" style:font-style-asian="normal" style:font-name-complex="Times New Roman1" style:font-style-complex="normal"/>
    </style:style>
    <style:style style:name="P8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3e085d" style:font-name-asian="Times New Roman1" style:font-style-asian="normal" style:font-name-complex="Times New Roman1" style:font-style-complex="normal"/>
    </style:style>
    <style:style style:name="P8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452694" style:font-name-asian="Times New Roman1" style:font-style-asian="normal" style:font-name-complex="Times New Roman1" style:font-style-complex="normal"/>
    </style:style>
    <style:style style:name="P8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31d84" style:font-name-asian="Times New Roman1" style:font-style-asian="normal" style:font-name-complex="Times New Roman1" style:font-style-complex="normal"/>
    </style:style>
    <style:style style:name="P8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3df68" style:font-name-asian="Times New Roman1" style:font-style-asian="normal" style:font-name-complex="Times New Roman1" style:font-style-complex="normal"/>
    </style:style>
    <style:style style:name="P8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4e2e7" style:font-name-asian="Times New Roman1" style:font-style-asian="normal" style:font-name-complex="Times New Roman1" style:font-style-complex="normal"/>
    </style:style>
    <style:style style:name="P9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8f6ab" style:font-name-asian="Times New Roman1" style:font-style-asian="normal" style:font-name-complex="Times New Roman1" style:font-style-complex="normal"/>
    </style:style>
    <style:style style:name="P9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a1881" style:font-name-asian="Times New Roman1" style:font-style-asian="normal" style:font-name-complex="Times New Roman1" style:font-style-complex="normal"/>
    </style:style>
    <style:style style:name="P9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70eda5" style:font-name-asian="Times New Roman1" style:font-style-asian="normal" style:font-name-complex="Times New Roman1" style:font-style-complex="normal"/>
    </style:style>
    <style:style style:name="P9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8fa491" style:font-name-asian="Times New Roman1" style:font-style-asian="normal" style:font-name-complex="Times New Roman1" style:font-style-complex="normal"/>
    </style:style>
    <style:style style:name="P9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1ca78" style:font-name-asian="Times New Roman1" style:font-style-asian="normal" style:font-name-complex="Times New Roman1" style:font-style-complex="normal"/>
    </style:style>
    <style:style style:name="P9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1e998" style:font-name-asian="Times New Roman1" style:font-style-asian="normal" style:font-name-complex="Times New Roman1" style:font-style-complex="normal"/>
    </style:style>
    <style:style style:name="P9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53e19" style:font-name-asian="Times New Roman1" style:font-style-asian="normal" style:font-name-complex="Times New Roman1" style:font-style-complex="normal"/>
    </style:style>
    <style:style style:name="P9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872a3" style:font-name-asian="Times New Roman1" style:font-style-asian="normal" style:font-name-complex="Times New Roman1" style:font-style-complex="normal"/>
    </style:style>
    <style:style style:name="P9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c3871" style:font-name-asian="Times New Roman1" style:font-style-asian="normal" style:font-name-complex="Times New Roman1" style:font-style-complex="normal"/>
    </style:style>
    <style:style style:name="P9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e2646" style:font-name-asian="Times New Roman1" style:font-style-asian="normal" style:font-name-complex="Times New Roman1" style:font-style-complex="normal"/>
    </style:style>
    <style:style style:name="P10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e1fdf8" style:font-name-asian="Times New Roman1" style:font-style-asian="normal" style:font-name-complex="Times New Roman1" style:font-style-complex="normal"/>
    </style:style>
    <style:style style:name="P10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5c666" style:font-name-asian="Times New Roman1" style:font-style-asian="normal" style:font-name-complex="Times New Roman1" style:font-style-complex="normal"/>
    </style:style>
    <style:style style:name="P10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efc79" style:font-name-asian="Times New Roman1" style:font-style-asian="normal" style:font-name-complex="Times New Roman1" style:font-style-complex="normal"/>
    </style:style>
    <style:style style:name="P103" style:family="paragraph" style:parent-style-name="Normal_20__28_Web_29_">
      <style:text-properties style:text-line-through-style="none" style:text-line-through-type="none" style:font-name="Liberation Serif1" fo:language="ru" fo:country="RU" fo:font-style="normal" style:text-underline-style="none" officeooo:rsid="0b4f0d44" officeooo:paragraph-rsid="0b4f0d44" style:font-name-asian="Times New Roman1" style:font-style-asian="normal" style:font-name-complex="Times New Roman1" style:font-style-complex="normal"/>
    </style:style>
    <style:style style:name="P104" style:family="paragraph" style:parent-style-name="Normal_20__28_Web_29_">
      <style:text-properties style:text-line-through-style="none" style:text-line-through-type="none" style:font-name="Liberation Serif1" fo:language="ru" fo:country="RU" fo:font-style="normal" style:text-underline-style="none" officeooo:rsid="0b59fefe" officeooo:paragraph-rsid="0b59fefe" style:font-name-asian="Times New Roman1" style:font-style-asian="normal" style:font-name-complex="Times New Roman1" style:font-style-complex="normal"/>
    </style:style>
    <style:style style:name="P105" style:family="paragraph" style:parent-style-name="Normal_20__28_Web_29_">
      <style:text-properties style:text-line-through-style="none" style:text-line-through-type="none" style:font-name="Liberation Serif1" fo:language="ru" fo:country="RU" fo:font-style="normal" style:text-underline-style="none" officeooo:rsid="0b69ca6e" officeooo:paragraph-rsid="0b734d70" style:font-name-asian="Times New Roman1" style:font-style-asian="normal" style:font-name-complex="Times New Roman1" style:font-style-complex="normal"/>
    </style:style>
    <style:style style:name="P106" style:family="paragraph" style:parent-style-name="Normal_20__28_Web_29_">
      <style:text-properties style:text-line-through-style="none" style:text-line-through-type="none" style:font-name="Liberation Serif1" fo:language="ru" fo:country="RU" fo:font-style="normal" style:text-underline-style="none" officeooo:rsid="0b69ca6e" officeooo:paragraph-rsid="0b7d8a6f" style:font-name-asian="Times New Roman1" style:font-style-asian="normal" style:font-name-complex="Times New Roman1" style:font-style-complex="normal"/>
    </style:style>
    <style:style style:name="P107" style:family="paragraph" style:parent-style-name="Normal_20__28_Web_29_">
      <style:text-properties style:text-line-through-style="none" style:text-line-through-type="none" style:font-name="Liberation Serif1" fo:language="ru" fo:country="RU" fo:font-style="normal" style:text-underline-style="none" officeooo:rsid="0b7faaab" officeooo:paragraph-rsid="0b82848e"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language="ru" fo:country="RU" fo:font-style="normal" style:text-underline-style="none" officeooo:rsid="0b8e2fff" officeooo:paragraph-rsid="0b8e2fff"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language="ru" fo:country="RU" fo:font-style="normal" style:text-underline-style="none" officeooo:rsid="0b8fcca6" officeooo:paragraph-rsid="0b8fcca6"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language="ru" fo:country="RU" fo:font-style="normal" style:text-underline-style="none" officeooo:rsid="0b9a7f32" officeooo:paragraph-rsid="0b9d83fa"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language="ru" fo:country="RU" fo:font-style="normal" style:text-underline-style="none" officeooo:rsid="0bb95bb1" officeooo:paragraph-rsid="0bba6999"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language="ru" fo:country="RU" fo:font-style="normal" style:text-underline-style="none" officeooo:rsid="0bc37ddc" officeooo:paragraph-rsid="0bc4c93c"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language="ru" fo:country="RU" fo:font-style="normal" style:text-underline-style="none" officeooo:rsid="0bcf51b3" officeooo:paragraph-rsid="0bcf51b3"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language="ru" fo:country="RU" fo:font-style="normal" style:text-underline-style="none" officeooo:rsid="0bd6d3c8" officeooo:paragraph-rsid="0bd6d3c8"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language="ru" fo:country="RU" fo:font-style="normal" style:text-underline-style="none" officeooo:rsid="0bd746d1" officeooo:paragraph-rsid="0bd746d1"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language="ru" fo:country="RU" fo:font-style="normal" style:text-underline-style="none" officeooo:rsid="0bd8ac5b" officeooo:paragraph-rsid="0bd8ac5b"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language="ru" fo:country="RU" fo:font-style="normal" style:text-underline-style="none" officeooo:rsid="0bd95f5a" officeooo:paragraph-rsid="0bd95f5a"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language="ru" fo:country="RU" fo:font-style="normal" style:text-underline-style="none" officeooo:rsid="0bd9b7ba" officeooo:paragraph-rsid="0bd9b7ba"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language="ru" fo:country="RU" fo:font-style="normal" style:text-underline-style="none" officeooo:rsid="0bda73fa" officeooo:paragraph-rsid="0bda73fa"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language="ru" fo:country="RU" fo:font-style="normal" style:text-underline-style="none" officeooo:rsid="0bdc2381" officeooo:paragraph-rsid="0bdc2381"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language="ru" fo:country="RU" fo:font-style="normal" style:text-underline-style="none" officeooo:rsid="0bdcf998" officeooo:paragraph-rsid="0bdcf998"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language="ru" fo:country="RU" fo:font-style="normal" style:text-underline-style="none" officeooo:rsid="0bdd755d" officeooo:paragraph-rsid="0bdd755d"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language="ru" fo:country="RU" fo:font-style="normal" style:text-underline-style="none" officeooo:rsid="0be1cdab" officeooo:paragraph-rsid="0be4f504"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language="ru" fo:country="RU" fo:font-style="normal" style:text-underline-style="none" officeooo:rsid="0be6c569" officeooo:paragraph-rsid="0bfa6fbb"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language="ru" fo:country="RU" fo:font-style="normal" style:text-underline-style="none" officeooo:rsid="0bfe22ef" officeooo:paragraph-rsid="0c0120ee"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language="ru" fo:country="RU" fo:font-style="normal" style:text-underline-style="none" officeooo:rsid="0c0441b4" officeooo:paragraph-rsid="0c055325"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language="ru" fo:country="RU" fo:font-style="normal" style:text-underline-style="none" officeooo:rsid="0c047729" officeooo:paragraph-rsid="0c055325"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language="ru" fo:country="RU" fo:font-style="normal" style:text-underline-style="none" officeooo:rsid="0c066973" officeooo:paragraph-rsid="0c1251e4"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language="ru" fo:country="RU" fo:font-style="normal" style:text-underline-style="none" officeooo:rsid="0c066973" officeooo:paragraph-rsid="0c148bb4"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language="ru" fo:country="RU" fo:font-style="normal" style:text-underline-style="none" officeooo:rsid="0c1ec5eb" officeooo:paragraph-rsid="0c1ec5eb"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language="ru" fo:country="RU" fo:font-style="normal" style:text-underline-style="none" officeooo:rsid="0c24c0d5" officeooo:paragraph-rsid="0c24c0d5"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language="ru" fo:country="RU" fo:font-style="normal" style:text-underline-style="none" officeooo:rsid="0c27b51d" officeooo:paragraph-rsid="0c27b51d"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language="ru" fo:country="RU" fo:font-style="normal" style:text-underline-style="none" officeooo:rsid="0c2ab914" officeooo:paragraph-rsid="0c2ab914"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language="ru" fo:country="RU" fo:font-style="normal" style:text-underline-style="none" officeooo:rsid="0c2d34f2" officeooo:paragraph-rsid="0c399553"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language="ru" fo:country="RU" fo:font-style="normal" style:text-underline-style="none" officeooo:rsid="0c3bf942" officeooo:paragraph-rsid="0c3bf942"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language="ru" fo:country="RU" fo:font-style="normal" style:text-underline-style="none" officeooo:rsid="0c41a474" officeooo:paragraph-rsid="0c41a474"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language="ru" fo:country="RU" fo:font-style="normal" style:text-underline-style="none" officeooo:rsid="0c15c5c3" officeooo:paragraph-rsid="0c17c84b"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language="ru" fo:country="RU" fo:font-style="normal" style:text-underline-style="none" officeooo:rsid="0c19a906" officeooo:paragraph-rsid="0c1d96ae"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language="ru" fo:country="RU" fo:font-style="normal" style:text-underline-style="none" officeooo:rsid="0c1f20e3" officeooo:paragraph-rsid="0c1ec5eb"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language="ru" fo:country="RU" fo:font-style="normal" style:text-underline-style="none" officeooo:rsid="0c49862e" officeooo:paragraph-rsid="0c58056f"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language="ru" fo:country="RU" fo:font-style="normal" style:text-underline-style="none" officeooo:rsid="0c5a5e04" officeooo:paragraph-rsid="0c5d6fb0"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language="ru" fo:country="RU" fo:font-style="normal" style:text-underline-style="none" officeooo:rsid="0c62b543" officeooo:paragraph-rsid="0c62b543"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language="ru" fo:country="RU" fo:font-style="normal" style:text-underline-style="none" officeooo:rsid="0c8ec4e3" officeooo:paragraph-rsid="0c916023"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language="ru" fo:country="RU" fo:font-style="normal" style:text-underline-style="none" officeooo:rsid="0c970487" officeooo:paragraph-rsid="0c98a34a"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language="ru" fo:country="RU" fo:font-style="normal" style:text-underline-style="none" officeooo:rsid="0c99cf22" officeooo:paragraph-rsid="0c99cf22"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language="ru" fo:country="RU" fo:font-style="normal" style:text-underline-style="none" officeooo:rsid="0c9b4ecb" officeooo:paragraph-rsid="0c9b4ecb"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language="ru" fo:country="RU" fo:font-style="normal" style:text-underline-style="none" officeooo:rsid="0c9ce141" officeooo:paragraph-rsid="0c9d5843"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language="ru" fo:country="RU" fo:font-style="normal" style:text-underline-style="none" officeooo:rsid="0c9d5843" officeooo:paragraph-rsid="0c9d5843"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language="ru" fo:country="RU" fo:font-style="normal" style:text-underline-style="none" officeooo:rsid="0c9e41ba" officeooo:paragraph-rsid="0ca04384"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language="ru" fo:country="RU" fo:font-style="normal" style:text-underline-style="none" officeooo:rsid="0ca04384" officeooo:paragraph-rsid="0ca04384"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language="ru" fo:country="RU" fo:font-style="normal" style:text-underline-style="none" officeooo:rsid="0ca0e5d9" officeooo:paragraph-rsid="0ca0e5d9"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language="ru" fo:country="RU" fo:font-style="normal" style:text-underline-style="none" officeooo:rsid="0cac97bc" officeooo:paragraph-rsid="0cac97bc"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style:text-underline-style="none" officeooo:rsid="0cb6f2b5" officeooo:paragraph-rsid="0cb6f2b5"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style:text-underline-style="none" officeooo:rsid="0cb7dda9" officeooo:paragraph-rsid="0cb7dda9"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style:text-underline-style="none" officeooo:rsid="0cb945f1" officeooo:paragraph-rsid="0cbcf4e6"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style:text-underline-style="none" officeooo:rsid="0cbcf4e6" officeooo:paragraph-rsid="0cbcf4e6"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style:text-underline-style="none" officeooo:rsid="0cbde5cf" officeooo:paragraph-rsid="0cbde5cf"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style:text-underline-style="none" officeooo:rsid="0cbe25b8" officeooo:paragraph-rsid="0cbe25b8"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style:text-underline-style="none" officeooo:rsid="0cbe3c72" officeooo:paragraph-rsid="0cbe3c72"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style:text-underline-style="none" officeooo:rsid="0cbe6605" officeooo:paragraph-rsid="0cc21a30"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style:text-underline-style="none" officeooo:rsid="0cc4f230" officeooo:paragraph-rsid="0cc4f230"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style:text-underline-style="none" officeooo:rsid="0ccfd6d9" officeooo:paragraph-rsid="0cd361e5"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style:text-underline-style="none" officeooo:rsid="0cb9f7eb" officeooo:paragraph-rsid="0cbcf4e6"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style:text-underline-style="none" officeooo:rsid="0ce74912" officeooo:paragraph-rsid="0ce74912"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style:text-underline-style="none" officeooo:rsid="0cfa547a" officeooo:paragraph-rsid="0cfb5110"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style:text-underline-style="none" officeooo:rsid="0cfee886" officeooo:paragraph-rsid="0cfee886"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style:text-underline-style="none" officeooo:rsid="0d0903d7" officeooo:paragraph-rsid="0d0903d7"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style:text-underline-style="none" officeooo:rsid="0d0b9c03" officeooo:paragraph-rsid="0d0b9c03"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style:text-underline-style="none" officeooo:rsid="0d10a945" officeooo:paragraph-rsid="0d10a945"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style:text-underline-style="none" officeooo:rsid="0d1e92d8" officeooo:paragraph-rsid="0d1e92d8"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style:text-underline-style="none" officeooo:rsid="0d287f32" officeooo:paragraph-rsid="0d287f32"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style:text-underline-style="none" officeooo:rsid="0d2a8758" officeooo:paragraph-rsid="0d2a8758"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style:text-underline-style="none" officeooo:rsid="0d46635a" officeooo:paragraph-rsid="0d4af46a"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style:text-underline-style="none" officeooo:rsid="0d560ab8" officeooo:paragraph-rsid="0d560ab8"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style:text-underline-style="none" officeooo:rsid="0d70045e" officeooo:paragraph-rsid="0d70045e"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style:text-underline-style="none" officeooo:rsid="0d861dfe" officeooo:paragraph-rsid="0d9688d2"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style:text-underline-style="none" officeooo:rsid="0dacfb33" officeooo:paragraph-rsid="0dacfb33"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style:text-underline-style="none" officeooo:rsid="0dd872ef" officeooo:paragraph-rsid="0ddfc61b"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style:text-underline-style="none" officeooo:rsid="0de3ab3b" officeooo:paragraph-rsid="0deba34b"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style:text-underline-style="none" officeooo:rsid="0df556c3" officeooo:paragraph-rsid="0e1e1611"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style:text-underline-style="none" officeooo:rsid="0e1f1ffe" officeooo:paragraph-rsid="0e20e949"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style:text-underline-style="none" officeooo:rsid="0e2577dd" officeooo:paragraph-rsid="0e28a796"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style:text-underline-style="none" officeooo:rsid="0e2cc9ca" officeooo:paragraph-rsid="0e594fbc"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style:text-underline-style="none" officeooo:rsid="0e3a6394" officeooo:paragraph-rsid="0e3e02e3"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style:text-underline-style="none" officeooo:rsid="0e47fa42" officeooo:paragraph-rsid="0e53be8a"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style:text-underline-style="none" officeooo:rsid="0e3e2b8d" officeooo:paragraph-rsid="0e3e02e3"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style:text-underline-style="none" officeooo:rsid="0e566ae0" officeooo:paragraph-rsid="0e5dcde5"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style:text-underline-style="none" officeooo:rsid="0e5fb32a" officeooo:paragraph-rsid="0e682ce4"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style:text-underline-style="none" officeooo:rsid="0e6afc92" officeooo:paragraph-rsid="0e8f9269"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style:text-underline-style="none" officeooo:rsid="0e97424b" officeooo:paragraph-rsid="0e97424b"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style:text-underline-style="none" officeooo:rsid="0dc8b26c" officeooo:paragraph-rsid="0e98b0fe"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style:text-underline-style="none" officeooo:rsid="0e9996c0" officeooo:paragraph-rsid="0ea1a89c"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style:text-underline-style="none" officeooo:rsid="0eaf31bd" officeooo:paragraph-rsid="0ec58bbb"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style:text-underline-style="none" officeooo:rsid="0ec77564" officeooo:paragraph-rsid="0ed8ddba"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style:text-underline-style="none" officeooo:rsid="0edd691c" officeooo:paragraph-rsid="0ef916ed"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style:text-underline-style="none" officeooo:rsid="0edd691c" officeooo:paragraph-rsid="0eef19a1"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style:text-underline-style="none" officeooo:rsid="0f0103eb" officeooo:paragraph-rsid="0f0812f6"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style:text-underline-style="none" officeooo:rsid="0f184110" officeooo:paragraph-rsid="0f184110"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style:text-underline-style="none" officeooo:rsid="0f1f879e" officeooo:paragraph-rsid="0f5c4fb1"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style:text-underline-style="none" officeooo:rsid="0f62a6d7" officeooo:paragraph-rsid="0f62a6d7"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style:text-underline-style="none" officeooo:rsid="0f786fe1" officeooo:paragraph-rsid="0f940f0b"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style:text-underline-style="none" officeooo:rsid="0f9dd7bf" officeooo:paragraph-rsid="0f9dd7bf"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style:text-underline-style="none" officeooo:rsid="0fa68123" officeooo:paragraph-rsid="0fa68123"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style:text-underline-style="none" officeooo:rsid="0fa78e20" officeooo:paragraph-rsid="0fa78e20"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style:text-underline-style="none" officeooo:rsid="0fa7ccdf" officeooo:paragraph-rsid="0fa7ccdf"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normal" style:text-underline-style="none" officeooo:rsid="0fa91843" officeooo:paragraph-rsid="0fa91843" style:font-name-asian="Times New Roman1" style:font-style-asian="normal" style:font-name-complex="Times New Roman1" style:font-style-complex="normal"/>
    </style:style>
    <style:style style:name="P207" style:family="paragraph" style:parent-style-name="Normal_20__28_Web_29_">
      <style:text-properties style:text-line-through-style="none" style:text-line-through-type="none" style:font-name="Liberation Serif1" fo:language="ru" fo:country="RU" fo:font-style="normal" style:text-underline-style="none" officeooo:rsid="0fabe3f4" officeooo:paragraph-rsid="0fabe3f4" style:font-name-asian="Times New Roman1" style:font-style-asian="normal" style:font-name-complex="Times New Roman1" style:font-style-complex="normal"/>
    </style:style>
    <style:style style:name="P208" style:family="paragraph" style:parent-style-name="Normal_20__28_Web_29_">
      <style:text-properties style:text-line-through-style="none" style:text-line-through-type="none" style:font-name="Liberation Serif1" fo:language="ru" fo:country="RU" fo:font-style="normal" style:text-underline-style="none" officeooo:rsid="0fb25afd" officeooo:paragraph-rsid="0fb25afd" style:font-name-asian="Times New Roman1" style:font-style-asian="normal" style:font-name-complex="Times New Roman1" style:font-style-complex="normal"/>
    </style:style>
    <style:style style:name="P209" style:family="paragraph" style:parent-style-name="Normal_20__28_Web_29_">
      <style:text-properties style:text-line-through-style="none" style:text-line-through-type="none" style:font-name="Liberation Serif1" fo:language="ru" fo:country="RU" fo:font-style="normal" style:text-underline-style="none" officeooo:rsid="0fbff495" officeooo:paragraph-rsid="0fc9b38a" style:font-name-asian="Times New Roman1" style:font-style-asian="normal" style:font-name-complex="Times New Roman1" style:font-style-complex="normal"/>
    </style:style>
    <style:style style:name="P210" style:family="paragraph" style:parent-style-name="Normal_20__28_Web_29_">
      <style:text-properties style:text-line-through-style="none" style:text-line-through-type="none" style:font-name="Liberation Serif1" fo:language="ru" fo:country="RU" fo:font-style="normal" style:text-underline-style="none" officeooo:rsid="0fd78b91" officeooo:paragraph-rsid="0fdc5c6f" style:font-name-asian="Times New Roman1" style:font-style-asian="normal" style:font-name-complex="Times New Roman1" style:font-style-complex="normal"/>
    </style:style>
    <style:style style:name="P211" style:family="paragraph" style:parent-style-name="Normal_20__28_Web_29_">
      <style:text-properties style:text-line-through-style="none" style:text-line-through-type="none" style:font-name="Liberation Serif1" fo:language="ru" fo:country="RU" fo:font-style="normal" style:text-underline-style="none" officeooo:rsid="0fe65a5d" officeooo:paragraph-rsid="0fec4cf9" style:font-name-asian="Times New Roman1" style:font-style-asian="normal" style:font-name-complex="Times New Roman1" style:font-style-complex="normal"/>
    </style:style>
    <style:style style:name="P212" style:family="paragraph" style:parent-style-name="Normal_20__28_Web_29_">
      <style:text-properties style:text-line-through-style="none" style:text-line-through-type="none" style:font-name="Liberation Serif1" fo:language="ru" fo:country="RU" fo:font-style="normal" style:text-underline-style="none" officeooo:rsid="0ffb2613" officeooo:paragraph-rsid="0ffb2613" style:font-name-asian="Times New Roman1" style:font-style-asian="normal" style:font-name-complex="Times New Roman1" style:font-style-complex="normal"/>
    </style:style>
    <style:style style:name="P213" style:family="paragraph" style:parent-style-name="Normal_20__28_Web_29_">
      <style:text-properties style:text-line-through-style="none" style:text-line-through-type="none" style:font-name="Liberation Serif1" fo:language="ru" fo:country="RU" fo:font-style="normal" style:text-underline-style="none" officeooo:rsid="0ffc994d" officeooo:paragraph-rsid="0ffc994d" style:font-name-asian="Times New Roman1" style:font-style-asian="normal" style:font-name-complex="Times New Roman1" style:font-style-complex="normal"/>
    </style:style>
    <style:style style:name="P214" style:family="paragraph" style:parent-style-name="Normal_20__28_Web_29_">
      <style:text-properties style:text-line-through-style="none" style:text-line-through-type="none" style:font-name="Liberation Serif1" fo:language="ru" fo:country="RU" fo:font-style="normal" style:text-underline-style="none" officeooo:rsid="10069836" officeooo:paragraph-rsid="10134110" style:font-name-asian="Times New Roman1" style:font-style-asian="normal" style:font-name-complex="Times New Roman1" style:font-style-complex="normal"/>
    </style:style>
    <style:style style:name="P215" style:family="paragraph" style:parent-style-name="Normal_20__28_Web_29_">
      <style:text-properties style:text-line-through-style="none" style:text-line-through-type="none" style:font-name="Liberation Serif1" fo:language="ru" fo:country="RU" fo:font-style="normal" style:text-underline-style="none" officeooo:rsid="102bddbf" officeooo:paragraph-rsid="102bddbf" style:font-name-asian="Times New Roman1" style:font-style-asian="normal" style:font-name-complex="Times New Roman1" style:font-style-complex="normal"/>
    </style:style>
    <style:style style:name="P216" style:family="paragraph" style:parent-style-name="Normal_20__28_Web_29_">
      <style:text-properties style:text-line-through-style="none" style:text-line-through-type="none" style:font-name="Liberation Serif1" fo:language="ru" fo:country="RU" fo:font-style="normal" style:text-underline-style="none" officeooo:rsid="10329bd2" officeooo:paragraph-rsid="10329bd2" style:font-name-asian="Times New Roman1" style:font-style-asian="normal" style:font-name-complex="Times New Roman1" style:font-style-complex="normal"/>
    </style:style>
    <style:style style:name="P217" style:family="paragraph" style:parent-style-name="Normal_20__28_Web_29_">
      <style:text-properties style:text-line-through-style="none" style:text-line-through-type="none" style:font-name="Liberation Serif1" fo:language="ru" fo:country="RU" fo:font-style="normal" style:text-underline-style="none" officeooo:rsid="104bf4f6" officeooo:paragraph-rsid="104e95b3" style:font-name-asian="Times New Roman1" style:font-style-asian="normal" style:font-name-complex="Times New Roman1" style:font-style-complex="normal"/>
    </style:style>
    <style:style style:name="P218" style:family="paragraph" style:parent-style-name="Normal_20__28_Web_29_">
      <style:text-properties style:text-line-through-style="none" style:text-line-through-type="none" style:font-name="Liberation Serif1" fo:language="ru" fo:country="RU" fo:font-style="normal" style:text-underline-style="none" officeooo:rsid="1053df68" officeooo:paragraph-rsid="1053df68" style:font-name-asian="Times New Roman1" style:font-style-asian="normal" style:font-name-complex="Times New Roman1" style:font-style-complex="normal"/>
    </style:style>
    <style:style style:name="P219" style:family="paragraph" style:parent-style-name="Normal_20__28_Web_29_">
      <style:text-properties style:text-line-through-style="none" style:text-line-through-type="none" style:font-name="Liberation Serif1" fo:language="ru" fo:country="RU" fo:font-style="normal" style:text-underline-style="none" officeooo:rsid="10574200" officeooo:paragraph-rsid="10574200" style:font-name-asian="Times New Roman1" style:font-style-asian="normal" style:font-name-complex="Times New Roman1" style:font-style-complex="normal"/>
    </style:style>
    <style:style style:name="P220" style:family="paragraph" style:parent-style-name="Normal_20__28_Web_29_">
      <style:text-properties style:text-line-through-style="none" style:text-line-through-type="none" style:font-name="Liberation Serif1" fo:language="ru" fo:country="RU" fo:font-style="normal" style:text-underline-style="none" officeooo:rsid="105a7faf" officeooo:paragraph-rsid="105a7faf" style:font-name-asian="Times New Roman1" style:font-style-asian="normal" style:font-name-complex="Times New Roman1" style:font-style-complex="normal"/>
    </style:style>
    <style:style style:name="P221" style:family="paragraph" style:parent-style-name="Normal_20__28_Web_29_">
      <style:text-properties style:text-line-through-style="none" style:text-line-through-type="none" style:font-name="Liberation Serif1" fo:language="ru" fo:country="RU" fo:font-style="normal" style:text-underline-style="none" officeooo:rsid="105fab7f" officeooo:paragraph-rsid="106de7ba" style:font-name-asian="Times New Roman1" style:font-style-asian="normal" style:font-name-complex="Times New Roman1" style:font-style-complex="normal"/>
    </style:style>
    <style:style style:name="P222" style:family="paragraph" style:parent-style-name="Normal_20__28_Web_29_">
      <style:text-properties style:text-line-through-style="none" style:text-line-through-type="none" style:font-name="Liberation Serif1" fo:language="ru" fo:country="RU" fo:font-style="normal" style:text-underline-style="none" officeooo:rsid="1071be62" officeooo:paragraph-rsid="10763368" style:font-name-asian="Times New Roman1" style:font-style-asian="normal" style:font-name-complex="Times New Roman1" style:font-style-complex="normal"/>
    </style:style>
    <style:style style:name="P223" style:family="paragraph" style:parent-style-name="Normal_20__28_Web_29_">
      <style:text-properties style:text-line-through-style="none" style:text-line-through-type="none" style:font-name="Liberation Serif1" fo:language="ru" fo:country="RU" fo:font-style="normal" style:text-underline-style="none" officeooo:rsid="1071be62" officeooo:paragraph-rsid="10bb43e7" style:font-name-asian="Times New Roman1" style:font-style-asian="normal" style:font-name-complex="Times New Roman1" style:font-style-complex="normal"/>
    </style:style>
    <style:style style:name="P224" style:family="paragraph" style:parent-style-name="Normal_20__28_Web_29_">
      <style:text-properties style:text-line-through-style="none" style:text-line-through-type="none" style:font-name="Liberation Serif1" fo:language="ru" fo:country="RU" fo:font-style="normal" style:text-underline-style="none" officeooo:rsid="1076d198" officeooo:paragraph-rsid="1076d198" style:font-name-asian="Times New Roman1" style:font-style-asian="normal" style:font-name-complex="Times New Roman1" style:font-style-complex="normal"/>
    </style:style>
    <style:style style:name="P225" style:family="paragraph" style:parent-style-name="Normal_20__28_Web_29_">
      <style:text-properties style:text-line-through-style="none" style:text-line-through-type="none" style:font-name="Liberation Serif1" fo:language="ru" fo:country="RU" fo:font-style="normal" style:text-underline-style="none" officeooo:rsid="10788a61" officeooo:paragraph-rsid="10788a61" style:font-name-asian="Times New Roman1" style:font-style-asian="normal" style:font-name-complex="Times New Roman1" style:font-style-complex="normal"/>
    </style:style>
    <style:style style:name="P226" style:family="paragraph" style:parent-style-name="Normal_20__28_Web_29_">
      <style:text-properties style:text-line-through-style="none" style:text-line-through-type="none" style:font-name="Liberation Serif1" fo:language="ru" fo:country="RU" fo:font-style="normal" style:text-underline-style="none" officeooo:rsid="10763368" officeooo:paragraph-rsid="10763368" style:font-name-asian="Times New Roman1" style:font-style-asian="normal" style:font-name-complex="Times New Roman1" style:font-style-complex="normal"/>
    </style:style>
    <style:style style:name="P227" style:family="paragraph" style:parent-style-name="Normal_20__28_Web_29_">
      <style:text-properties style:text-line-through-style="none" style:text-line-through-type="none" style:font-name="Liberation Serif1" fo:language="ru" fo:country="RU" fo:font-style="normal" style:text-underline-style="none" officeooo:rsid="1078a149" officeooo:paragraph-rsid="108f7312" style:font-name-asian="Times New Roman1" style:font-style-asian="normal" style:font-name-complex="Times New Roman1" style:font-style-complex="normal"/>
    </style:style>
    <style:style style:name="P228" style:family="paragraph" style:parent-style-name="Normal_20__28_Web_29_">
      <style:text-properties style:text-line-through-style="none" style:text-line-through-type="none" style:font-name="Liberation Serif1" fo:language="ru" fo:country="RU" fo:font-style="normal" style:text-underline-style="none" officeooo:rsid="10953e19" officeooo:paragraph-rsid="10953e19" style:font-name-asian="Times New Roman1" style:font-style-asian="normal" style:font-name-complex="Times New Roman1" style:font-style-complex="normal"/>
    </style:style>
    <style:style style:name="P229" style:family="paragraph" style:parent-style-name="Normal_20__28_Web_29_">
      <style:text-properties style:text-line-through-style="none" style:text-line-through-type="none" style:font-name="Liberation Serif1" fo:language="ru" fo:country="RU" fo:font-style="normal" style:text-underline-style="none" officeooo:rsid="109872a3" officeooo:paragraph-rsid="109872a3" style:font-name-asian="Times New Roman1" style:font-style-asian="normal" style:font-name-complex="Times New Roman1" style:font-style-complex="normal"/>
    </style:style>
    <style:style style:name="P230" style:family="paragraph" style:parent-style-name="Normal_20__28_Web_29_">
      <style:text-properties style:text-line-through-style="none" style:text-line-through-type="none" style:font-name="Liberation Serif1" fo:language="ru" fo:country="RU" fo:font-style="normal" style:text-underline-style="none" officeooo:rsid="109aeeae" officeooo:paragraph-rsid="109aeeae" style:font-name-asian="Times New Roman1" style:font-style-asian="normal" style:font-name-complex="Times New Roman1" style:font-style-complex="normal"/>
    </style:style>
    <style:style style:name="P231" style:family="paragraph" style:parent-style-name="Normal_20__28_Web_29_">
      <style:text-properties style:text-line-through-style="none" style:text-line-through-type="none" style:font-name="Liberation Serif1" fo:language="ru" fo:country="RU" fo:font-style="normal" style:text-underline-style="none" officeooo:rsid="109ee642" officeooo:paragraph-rsid="10b41981" style:font-name-asian="Times New Roman1" style:font-style-asian="normal" style:font-name-complex="Times New Roman1" style:font-style-complex="normal"/>
    </style:style>
    <style:style style:name="P232" style:family="paragraph" style:parent-style-name="Normal_20__28_Web_29_">
      <style:text-properties style:text-line-through-style="none" style:text-line-through-type="none" style:font-name="Liberation Serif1" fo:language="ru" fo:country="RU" fo:font-style="normal" style:text-underline-style="none" officeooo:rsid="10b60d5b" officeooo:paragraph-rsid="10b60d5b" style:font-name-asian="Times New Roman1" style:font-style-asian="normal" style:font-name-complex="Times New Roman1" style:font-style-complex="normal"/>
    </style:style>
    <style:style style:name="P233" style:family="paragraph" style:parent-style-name="Normal_20__28_Web_29_">
      <style:text-properties style:text-line-through-style="none" style:text-line-through-type="none" style:font-name="Liberation Serif1" fo:language="ru" fo:country="RU" fo:font-style="normal" style:text-underline-style="none" officeooo:rsid="10bc8040" officeooo:paragraph-rsid="10cce692" style:font-name-asian="Times New Roman1" style:font-style-asian="normal" style:font-name-complex="Times New Roman1" style:font-style-complex="normal"/>
    </style:style>
    <style:style style:name="P234" style:family="paragraph" style:parent-style-name="Normal_20__28_Web_29_">
      <style:text-properties style:text-line-through-style="none" style:text-line-through-type="none" style:font-name="Liberation Serif1" fo:language="ru" fo:country="RU" fo:font-style="normal" style:text-underline-style="none" officeooo:rsid="10d189a5" officeooo:paragraph-rsid="10d189a5" style:font-name-asian="Times New Roman1" style:font-style-asian="normal" style:font-name-complex="Times New Roman1" style:font-style-complex="normal"/>
    </style:style>
    <style:style style:name="P235" style:family="paragraph" style:parent-style-name="Normal_20__28_Web_29_">
      <style:text-properties style:text-line-through-style="none" style:text-line-through-type="none" style:font-name="Liberation Serif1" fo:language="ru" fo:country="RU" fo:font-style="normal" style:text-underline-style="none" officeooo:rsid="10e33fda" officeooo:paragraph-rsid="10e33fda" style:font-name-asian="Times New Roman1" style:font-style-asian="normal" style:font-name-complex="Times New Roman1" style:font-style-complex="normal"/>
    </style:style>
    <style:style style:name="P236" style:family="paragraph" style:parent-style-name="Normal_20__28_Web_29_">
      <style:text-properties style:text-line-through-style="none" style:text-line-through-type="none" style:font-name="Liberation Serif1" fo:language="ru" fo:country="RU" fo:font-style="normal" style:text-underline-style="none" officeooo:rsid="10e4f6cb" officeooo:paragraph-rsid="10e98a78" style:font-name-asian="Times New Roman1" style:font-style-asian="normal" style:font-name-complex="Times New Roman1" style:font-style-complex="normal"/>
    </style:style>
    <style:style style:name="P237" style:family="paragraph" style:parent-style-name="Normal_20__28_Web_29_">
      <style:text-properties style:text-line-through-style="none" style:text-line-through-type="none" style:font-name="Liberation Serif1" fo:language="ru" fo:country="RU" fo:font-style="normal" style:text-underline-style="none" officeooo:rsid="10edc38a" officeooo:paragraph-rsid="10edc38a" style:font-name-asian="Times New Roman1" style:font-style-asian="normal" style:font-name-complex="Times New Roman1" style:font-style-complex="normal"/>
    </style:style>
    <style:style style:name="P238" style:family="paragraph" style:parent-style-name="Normal_20__28_Web_29_">
      <style:text-properties style:text-line-through-style="none" style:text-line-through-type="none" style:font-name="Liberation Serif1" fo:language="ru" fo:country="RU" fo:font-style="normal" style:text-underline-style="none" officeooo:rsid="10f0a974" officeooo:paragraph-rsid="10f0a974" style:font-name-asian="Times New Roman1" style:font-style-asian="normal" style:font-name-complex="Times New Roman1" style:font-style-complex="normal"/>
    </style:style>
    <style:style style:name="P239" style:family="paragraph" style:parent-style-name="Normal_20__28_Web_29_">
      <style:text-properties style:text-line-through-style="none" style:text-line-through-type="none" style:font-name="Liberation Serif1" fo:language="ru" fo:country="RU" fo:font-style="normal" style:text-underline-style="none" officeooo:rsid="11017095" officeooo:paragraph-rsid="11017095" style:font-name-asian="Times New Roman1" style:font-style-asian="normal" style:font-name-complex="Times New Roman1" style:font-style-complex="normal"/>
    </style:style>
    <style:style style:name="P240" style:family="paragraph" style:parent-style-name="Normal_20__28_Web_29_">
      <style:text-properties style:text-line-through-style="none" style:text-line-through-type="none" style:font-name="Liberation Serif1" fo:language="ru" fo:country="RU" fo:font-style="normal" style:text-underline-style="none" officeooo:rsid="110e8b9f" officeooo:paragraph-rsid="111461e4" style:font-name-asian="Times New Roman1" style:font-style-asian="normal" style:font-name-complex="Times New Roman1" style:font-style-complex="normal"/>
    </style:style>
    <style:style style:name="P241" style:family="paragraph" style:parent-style-name="Normal_20__28_Web_29_">
      <style:text-properties style:text-line-through-style="none" style:text-line-through-type="none" style:font-name="Liberation Serif1" fo:language="ru" fo:country="RU" fo:font-style="normal" style:text-underline-style="none" officeooo:rsid="1114847f" officeooo:paragraph-rsid="1114847f" style:font-name-asian="Times New Roman1" style:font-style-asian="normal" style:font-name-complex="Times New Roman1" style:font-style-complex="normal"/>
    </style:style>
    <style:style style:name="P242" style:family="paragraph" style:parent-style-name="Normal_20__28_Web_29_">
      <style:text-properties style:text-line-through-style="none" style:text-line-through-type="none" style:font-name="Liberation Serif1" fo:language="ru" fo:country="RU" fo:font-style="normal" style:text-underline-style="none" officeooo:rsid="11189aee" officeooo:paragraph-rsid="11189aee" style:font-name-asian="Times New Roman1" style:font-style-asian="normal" style:font-name-complex="Times New Roman1" style:font-style-complex="normal"/>
    </style:style>
    <style:style style:name="P243" style:family="paragraph" style:parent-style-name="Normal_20__28_Web_29_">
      <style:text-properties style:text-line-through-style="none" style:text-line-through-type="none" style:font-name="Liberation Serif1" fo:language="ru" fo:country="RU" fo:font-style="normal" style:text-underline-style="none" officeooo:rsid="1078a149" officeooo:paragraph-rsid="108f7312" style:font-name-asian="Times New Roman1" style:font-style-asian="normal" style:font-name-complex="Times New Roman1" style:font-style-complex="normal"/>
    </style:style>
    <style:style style:name="P24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ea5e8" officeooo:paragraph-rsid="111ea5e8" style:font-name-asian="Times New Roman1" style:font-style-asian="normal" style:font-name-complex="Times New Roman1" style:font-style-complex="normal"/>
    </style:style>
    <style:style style:name="P24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f9695" officeooo:paragraph-rsid="111f9695" style:font-name-asian="Times New Roman1" style:font-style-asian="normal" style:font-name-complex="Times New Roman1" style:font-style-complex="normal"/>
    </style:style>
    <style:style style:name="P24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014b6" officeooo:paragraph-rsid="112014b6" style:font-name-asian="Times New Roman1" style:font-style-asian="normal" style:font-name-complex="Times New Roman1" style:font-style-complex="normal"/>
    </style:style>
    <style:style style:name="P24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113e1" officeooo:paragraph-rsid="112113e1" style:font-name-asian="Times New Roman1" style:font-style-asian="normal" style:font-name-complex="Times New Roman1" style:font-style-complex="normal"/>
    </style:style>
    <style:style style:name="P24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2942e" officeooo:paragraph-rsid="1122942e" style:font-name-asian="Times New Roman1" style:font-style-asian="normal" style:font-name-complex="Times New Roman1" style:font-style-complex="normal"/>
    </style:style>
    <style:style style:name="P249" style:family="paragraph" style:parent-style-name="Contents_20_Heading"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c07676f" style:font-style-asian="italic" style:font-style-complex="italic"/>
    </style:style>
    <style:style style:name="T3" style:family="text">
      <style:text-properties fo:font-style="italic" officeooo:rsid="0c2e37a9" style:font-style-asian="italic" style:font-style-complex="italic"/>
    </style:style>
    <style:style style:name="T4" style:family="text">
      <style:text-properties fo:font-style="italic" officeooo:rsid="0c4b646a" style:font-style-asian="italic" style:font-style-complex="italic"/>
    </style:style>
    <style:style style:name="T5" style:family="text">
      <style:text-properties fo:font-style="italic" officeooo:rsid="0c5b9cc7" style:font-style-asian="italic" style:font-style-complex="italic"/>
    </style:style>
    <style:style style:name="T6" style:family="text">
      <style:text-properties fo:font-style="italic" officeooo:rsid="0c6c849f" style:font-style-asian="italic" style:font-style-complex="italic"/>
    </style:style>
    <style:style style:name="T7" style:family="text">
      <style:text-properties fo:font-style="italic" officeooo:rsid="0c724416" style:font-style-asian="italic" style:font-style-complex="italic"/>
    </style:style>
    <style:style style:name="T8" style:family="text">
      <style:text-properties fo:font-style="italic" officeooo:rsid="0c79e5a8" style:font-style-asian="italic" style:font-style-complex="italic"/>
    </style:style>
    <style:style style:name="T9" style:family="text">
      <style:text-properties fo:font-style="italic" officeooo:rsid="0c7d62c6" style:font-style-asian="italic" style:font-style-complex="italic"/>
    </style:style>
    <style:style style:name="T10" style:family="text">
      <style:text-properties fo:font-style="italic" officeooo:rsid="0c7f26c8" style:font-style-asian="italic" style:font-style-complex="italic"/>
    </style:style>
    <style:style style:name="T11" style:family="text">
      <style:text-properties fo:font-style="italic" officeooo:rsid="0c98a34a" style:font-style-asian="italic" style:font-style-complex="italic"/>
    </style:style>
    <style:style style:name="T12" style:family="text">
      <style:text-properties fo:font-style="italic" officeooo:rsid="0caddbe6" style:font-style-asian="italic" style:font-style-complex="italic"/>
    </style:style>
    <style:style style:name="T13" style:family="text">
      <style:text-properties fo:font-style="italic" officeooo:rsid="0ce8aaa6" style:font-style-asian="italic" style:font-style-complex="italic"/>
    </style:style>
    <style:style style:name="T14" style:family="text">
      <style:text-properties fo:font-style="italic" officeooo:rsid="0cfe4057" style:font-style-asian="italic" style:font-style-complex="italic"/>
    </style:style>
    <style:style style:name="T15" style:family="text">
      <style:text-properties fo:font-style="italic" officeooo:rsid="0d07c1fc" style:font-style-asian="italic" style:font-style-complex="italic"/>
    </style:style>
    <style:style style:name="T16" style:family="text">
      <style:text-properties fo:font-style="italic" officeooo:rsid="0d10eb2f" style:font-style-asian="italic" style:font-style-complex="italic"/>
    </style:style>
    <style:style style:name="T17" style:family="text">
      <style:text-properties fo:font-style="italic" officeooo:rsid="0d2f2901" style:font-style-asian="italic" style:font-style-complex="italic"/>
    </style:style>
    <style:style style:name="T18" style:family="text">
      <style:text-properties fo:font-style="italic" officeooo:rsid="0d419abb" style:font-style-asian="italic" style:font-style-complex="italic"/>
    </style:style>
    <style:style style:name="T19" style:family="text">
      <style:text-properties fo:font-style="italic" officeooo:rsid="0d511e95" style:font-style-asian="italic" style:font-style-complex="italic"/>
    </style:style>
    <style:style style:name="T20" style:family="text">
      <style:text-properties fo:font-style="italic" officeooo:rsid="0d568ff5" style:font-style-asian="italic" style:font-style-complex="italic"/>
    </style:style>
    <style:style style:name="T21" style:family="text">
      <style:text-properties fo:font-style="italic" officeooo:rsid="0d646fe4" style:font-style-asian="italic" style:font-style-complex="italic"/>
    </style:style>
    <style:style style:name="T22" style:family="text">
      <style:text-properties fo:font-style="italic" officeooo:rsid="0d9ad305" style:font-style-asian="italic" style:font-style-complex="italic"/>
    </style:style>
    <style:style style:name="T23" style:family="text">
      <style:text-properties fo:font-style="italic" officeooo:rsid="0df6f079" style:font-style-asian="italic" style:font-style-complex="italic"/>
    </style:style>
    <style:style style:name="T24" style:family="text">
      <style:text-properties fo:font-style="italic" officeooo:rsid="0b43439c" style:font-style-asian="italic" style:font-style-complex="italic"/>
    </style:style>
    <style:style style:name="T25" style:family="text">
      <style:text-properties fo:font-style="italic" officeooo:rsid="0e2ec392" style:font-style-asian="italic" style:font-style-complex="italic"/>
    </style:style>
    <style:style style:name="T26" style:family="text">
      <style:text-properties fo:font-style="italic" officeooo:rsid="0e53be8a" style:font-style-asian="italic" style:font-style-complex="italic"/>
    </style:style>
    <style:style style:name="T27" style:family="text">
      <style:text-properties fo:font-style="italic" officeooo:rsid="0e611aab" style:font-style-asian="italic" style:font-style-complex="italic"/>
    </style:style>
    <style:style style:name="T28" style:family="text">
      <style:text-properties fo:font-style="italic" officeooo:rsid="0e97424b" style:font-style-asian="italic" style:font-style-complex="italic"/>
    </style:style>
    <style:style style:name="T29" style:family="text">
      <style:text-properties fo:font-style="italic" officeooo:rsid="0eb08076" style:font-style-asian="italic" style:font-style-complex="italic"/>
    </style:style>
    <style:style style:name="T30" style:family="text">
      <style:text-properties fo:font-style="italic" officeooo:rsid="0f020f5e" style:font-style-asian="italic" style:font-style-complex="italic"/>
    </style:style>
    <style:style style:name="T31" style:family="text">
      <style:text-properties fo:font-style="italic" officeooo:rsid="0f21031e" style:font-style-asian="italic" style:font-style-complex="italic"/>
    </style:style>
    <style:style style:name="T32" style:family="text">
      <style:text-properties fo:font-style="italic" officeooo:rsid="0f635b0f" style:font-style-asian="italic" style:font-style-complex="italic"/>
    </style:style>
    <style:style style:name="T33" style:family="text">
      <style:text-properties fo:font-style="italic" officeooo:rsid="0f94027d" style:font-style-asian="italic" style:font-style-complex="italic"/>
    </style:style>
    <style:style style:name="T34" style:family="text">
      <style:text-properties fo:font-style="italic" officeooo:rsid="0fee8996" style:font-style-asian="italic" style:font-style-complex="italic"/>
    </style:style>
    <style:style style:name="T35" style:family="text">
      <style:text-properties fo:font-style="italic" officeooo:rsid="1016781d" style:font-style-asian="italic" style:font-style-complex="italic"/>
    </style:style>
    <style:style style:name="T36" style:family="text">
      <style:text-properties fo:font-style="italic" officeooo:rsid="10227404" style:font-style-asian="italic" style:font-style-complex="italic"/>
    </style:style>
    <style:style style:name="T37" style:family="text">
      <style:text-properties fo:font-style="italic" officeooo:rsid="102ca356" style:font-style-asian="italic" style:font-style-complex="italic"/>
    </style:style>
    <style:style style:name="T38" style:family="text">
      <style:text-properties fo:font-style="italic" officeooo:rsid="103309a8" style:font-style-asian="italic" style:font-style-complex="italic"/>
    </style:style>
    <style:style style:name="T39" style:family="text">
      <style:text-properties fo:font-style="italic" officeooo:rsid="103c2cee" style:font-style-asian="italic" style:font-style-complex="italic"/>
    </style:style>
    <style:style style:name="T40" style:family="text">
      <style:text-properties fo:font-style="italic" officeooo:rsid="1043f76f" style:font-style-asian="italic" style:font-style-complex="italic"/>
    </style:style>
    <style:style style:name="T41" style:family="text">
      <style:text-properties fo:font-style="italic" officeooo:rsid="10617e6c" style:font-style-asian="italic" style:font-style-complex="italic"/>
    </style:style>
    <style:style style:name="T42" style:family="text">
      <style:text-properties fo:font-style="italic" officeooo:rsid="1079496a" style:font-style-asian="italic" style:font-style-complex="italic"/>
    </style:style>
    <style:style style:name="T43" style:family="text">
      <style:text-properties fo:font-style="italic" officeooo:rsid="109f0e91" style:font-style-asian="italic" style:font-style-complex="italic"/>
    </style:style>
    <style:style style:name="T44" style:family="text">
      <style:text-properties fo:font-style="italic" officeooo:rsid="10b1264b" style:font-style-asian="italic" style:font-style-complex="italic"/>
    </style:style>
    <style:style style:name="T45" style:family="text">
      <style:text-properties fo:font-style="italic" officeooo:rsid="10e1fdf8" style:font-style-asian="italic" style:font-style-complex="italic"/>
    </style:style>
    <style:style style:name="T46" style:family="text">
      <style:text-properties fo:font-style="italic" fo:font-weight="normal" officeooo:rsid="0bb454e8" style:font-style-asian="italic" style:font-weight-asian="normal" style:font-style-complex="italic" style:font-weight-complex="normal"/>
    </style:style>
    <style:style style:name="T47" style:family="text">
      <style:text-properties fo:font-style="italic" fo:font-weight="normal" officeooo:rsid="0e90c1b2" style:font-style-asian="italic" style:font-weight-asian="normal" style:font-style-complex="italic" style:font-weight-complex="normal"/>
    </style:style>
    <style:style style:name="T48" style:family="text">
      <style:text-properties style:font-name="Liberation Serif1" officeooo:rsid="0b416488"/>
    </style:style>
    <style:style style:name="T49" style:family="text">
      <style:text-properties fo:font-weight="bold" style:font-weight-asian="bold" style:font-weight-complex="bold"/>
    </style:style>
    <style:style style:name="T50" style:family="text">
      <style:text-properties fo:font-weight="normal" officeooo:rsid="0bb454e8" style:font-weight-asian="normal" style:font-weight-complex="normal"/>
    </style:style>
    <style:style style:name="T51" style:family="text">
      <style:text-properties fo:font-weight="normal" officeooo:rsid="0bb6276f" style:font-weight-asian="normal" style:font-weight-complex="normal"/>
    </style:style>
    <style:style style:name="T52" style:family="text">
      <style:text-properties fo:font-weight="normal" officeooo:rsid="0bb66d8d" style:font-weight-asian="normal" style:font-weight-complex="normal"/>
    </style:style>
    <style:style style:name="T53" style:family="text">
      <style:text-properties fo:font-weight="normal" officeooo:rsid="0bb77ad3" style:font-weight-asian="normal" style:font-weight-complex="normal"/>
    </style:style>
    <style:style style:name="T54" style:family="text">
      <style:text-properties fo:font-weight="normal" officeooo:rsid="0bb79dd3" style:font-weight-asian="normal" style:font-weight-complex="normal"/>
    </style:style>
    <style:style style:name="T55" style:family="text">
      <style:text-properties fo:font-weight="normal" officeooo:rsid="0bb886a0" style:font-weight-asian="normal" style:font-weight-complex="normal"/>
    </style:style>
    <style:style style:name="T56" style:family="text">
      <style:text-properties fo:font-weight="normal" officeooo:rsid="0bb955a1" style:font-weight-asian="normal" style:font-weight-complex="normal"/>
    </style:style>
    <style:style style:name="T57" style:family="text">
      <style:text-properties fo:font-weight="normal" officeooo:rsid="0b43439c" style:font-weight-asian="normal" style:font-weight-complex="normal"/>
    </style:style>
    <style:style style:name="T58" style:family="text">
      <style:text-properties fo:font-weight="normal" officeooo:rsid="0e8e9471" style:font-weight-asian="normal" style:font-weight-complex="normal"/>
    </style:style>
    <style:style style:name="T59" style:family="text">
      <style:text-properties fo:font-weight="normal" officeooo:rsid="0e611aab" style:font-weight-asian="normal" style:font-weight-complex="normal"/>
    </style:style>
    <style:style style:name="T60" style:family="text">
      <style:text-properties fo:font-weight="normal" officeooo:rsid="0e8f9269" style:font-weight-asian="normal" style:font-weight-complex="normal"/>
    </style:style>
    <style:style style:name="T61" style:family="text">
      <style:text-properties fo:font-weight="normal" officeooo:rsid="0e90c1b2" style:font-weight-asian="normal" style:font-weight-complex="normal"/>
    </style:style>
    <style:style style:name="T62" style:family="text">
      <style:text-properties officeooo:rsid="0b416488"/>
    </style:style>
    <style:style style:name="T63" style:family="text">
      <style:text-properties officeooo:rsid="0b43ee74"/>
    </style:style>
    <style:style style:name="T64" style:family="text">
      <style:text-properties officeooo:rsid="0b4c623e"/>
    </style:style>
    <style:style style:name="T65" style:family="text">
      <style:text-properties officeooo:rsid="0b50f69b"/>
    </style:style>
    <style:style style:name="T66" style:family="text">
      <style:text-properties officeooo:rsid="0b5bfb25"/>
    </style:style>
    <style:style style:name="T67" style:family="text">
      <style:text-properties officeooo:rsid="0b6a36a1"/>
    </style:style>
    <style:style style:name="T68" style:family="text">
      <style:text-properties officeooo:rsid="0b741a29"/>
    </style:style>
    <style:style style:name="T69" style:family="text">
      <style:text-properties officeooo:rsid="0b7fb017"/>
    </style:style>
    <style:style style:name="T70" style:family="text">
      <style:text-properties officeooo:rsid="0b8fcca6"/>
    </style:style>
    <style:style style:name="T71" style:family="text">
      <style:text-properties officeooo:rsid="0b91ad67"/>
    </style:style>
    <style:style style:name="T72" style:family="text">
      <style:text-properties officeooo:rsid="0b920c29"/>
    </style:style>
    <style:style style:name="T73" style:family="text">
      <style:text-properties officeooo:rsid="0b93cdbd"/>
    </style:style>
    <style:style style:name="T74" style:family="text">
      <style:text-properties officeooo:rsid="0b93de94"/>
    </style:style>
    <style:style style:name="T75" style:family="text">
      <style:text-properties officeooo:rsid="0b957575"/>
    </style:style>
    <style:style style:name="T76" style:family="text">
      <style:text-properties officeooo:rsid="0b97487e"/>
    </style:style>
    <style:style style:name="T77" style:family="text">
      <style:text-properties officeooo:rsid="0b988955"/>
    </style:style>
    <style:style style:name="T78" style:family="text">
      <style:text-properties officeooo:rsid="0b9a7f32"/>
    </style:style>
    <style:style style:name="T79" style:family="text">
      <style:text-properties officeooo:rsid="0ba1ddbb"/>
    </style:style>
    <style:style style:name="T80" style:family="text">
      <style:text-properties officeooo:rsid="0ba20754"/>
    </style:style>
    <style:style style:name="T81" style:family="text">
      <style:text-properties officeooo:rsid="0bba6999"/>
    </style:style>
    <style:style style:name="T82" style:family="text">
      <style:text-properties officeooo:rsid="0bc3a1d8"/>
    </style:style>
    <style:style style:name="T83" style:family="text">
      <style:text-properties officeooo:rsid="0bd0aff5"/>
    </style:style>
    <style:style style:name="T84" style:family="text">
      <style:text-properties officeooo:rsid="0bda73fa"/>
    </style:style>
    <style:style style:name="T85" style:family="text">
      <style:text-properties officeooo:rsid="0bde2b34"/>
    </style:style>
    <style:style style:name="T86" style:family="text">
      <style:text-properties officeooo:rsid="0be2d245"/>
    </style:style>
    <style:style style:name="T87" style:family="text">
      <style:text-properties officeooo:rsid="0be717ca"/>
    </style:style>
    <style:style style:name="T88" style:family="text">
      <style:text-properties officeooo:rsid="0bfeb951"/>
    </style:style>
    <style:style style:name="T89" style:family="text">
      <style:text-properties officeooo:rsid="0c047729"/>
    </style:style>
    <style:style style:name="T90" style:family="text">
      <style:text-properties officeooo:rsid="0c06626b"/>
    </style:style>
    <style:style style:name="T91" style:family="text">
      <style:text-properties officeooo:rsid="0c07676f"/>
    </style:style>
    <style:style style:name="T92" style:family="text">
      <style:text-properties fo:font-variant="normal" fo:text-transform="none" fo:color="#000000" style:font-name="FreeSerif" fo:font-size="12pt" fo:font-weight="normal" officeooo:rsid="0c07676f" fo:background-color="#ffffff" loext:char-shading-value="0" style:font-size-asian="12pt" style:font-size-complex="12pt"/>
    </style:style>
    <style:style style:name="T93" style:family="text">
      <style:text-properties fo:font-variant="normal" fo:text-transform="none" fo:color="#000000" style:font-name="FreeSerif" fo:font-size="12pt" fo:font-weight="normal" officeooo:rsid="0c115744" fo:background-color="#ffffff" loext:char-shading-value="0" style:font-size-asian="12pt" style:font-size-complex="12pt"/>
    </style:style>
    <style:style style:name="T94" style:family="text">
      <style:text-properties fo:font-variant="normal" fo:text-transform="none" fo:color="#000000" style:font-name="FreeSerif" fo:font-size="12pt" fo:font-weight="normal" officeooo:rsid="0c13caf4" fo:background-color="#ffffff" loext:char-shading-value="0" style:font-size-asian="12pt" style:font-size-complex="12pt"/>
    </style:style>
    <style:style style:name="T95" style:family="text">
      <style:text-properties fo:font-variant="normal" fo:text-transform="none" fo:color="#000000" style:font-name="FreeSerif" fo:font-size="12pt" fo:font-weight="normal" officeooo:rsid="0c145ea0" fo:background-color="#ffffff" loext:char-shading-value="0" style:font-size-asian="12pt" style:font-size-complex="12pt"/>
    </style:style>
    <style:style style:name="T96" style:family="text">
      <style:text-properties fo:font-variant="normal" fo:text-transform="none" fo:color="#000000" style:font-name="FreeSerif" fo:font-size="12pt" fo:font-weight="normal" officeooo:rsid="0c148bb4" fo:background-color="#ffffff" loext:char-shading-value="0" style:font-size-asian="12pt" style:font-size-complex="12pt"/>
    </style:style>
    <style:style style:name="T97" style:family="text">
      <style:text-properties fo:font-variant="normal" fo:text-transform="none" fo:color="#000000" style:font-name="FreeSerif" fo:font-size="12pt" fo:font-weight="normal" officeooo:rsid="0df6f079" fo:background-color="#ffffff" loext:char-shading-value="0" style:font-size-asian="12pt" style:font-size-complex="12pt"/>
    </style:style>
    <style:style style:name="T98" style:family="text">
      <style:text-properties officeooo:rsid="0c24874b"/>
    </style:style>
    <style:style style:name="T99" style:family="text">
      <style:text-properties officeooo:rsid="0c25ab7d"/>
    </style:style>
    <style:style style:name="T100" style:family="text">
      <style:text-properties officeooo:rsid="0c297bd0"/>
    </style:style>
    <style:style style:name="T101" style:family="text">
      <style:text-properties officeooo:rsid="0c2c09be"/>
    </style:style>
    <style:style style:name="T102" style:family="text">
      <style:text-properties officeooo:rsid="0c2cf1e4"/>
    </style:style>
    <style:style style:name="T103" style:family="text">
      <style:text-properties officeooo:rsid="0c2e37a9"/>
    </style:style>
    <style:style style:name="T104" style:family="text">
      <style:text-properties officeooo:rsid="0c3c7d42"/>
    </style:style>
    <style:style style:name="T105" style:family="text">
      <style:text-properties officeooo:rsid="0c425955"/>
    </style:style>
    <style:style style:name="T106" style:family="text">
      <style:text-properties officeooo:rsid="0c4b646a"/>
    </style:style>
    <style:style style:name="T107" style:family="text">
      <style:text-properties officeooo:rsid="0c5b9cc7"/>
    </style:style>
    <style:style style:name="T108" style:family="text">
      <style:text-properties officeooo:rsid="0c6118b9"/>
    </style:style>
    <style:style style:name="T109" style:family="text">
      <style:text-properties officeooo:rsid="0c62b543"/>
    </style:style>
    <style:style style:name="T110" style:family="text">
      <style:text-properties officeooo:rsid="0c644603"/>
    </style:style>
    <style:style style:name="T111" style:family="text">
      <style:text-properties officeooo:rsid="0c671f11"/>
    </style:style>
    <style:style style:name="T112" style:family="text">
      <style:text-properties officeooo:rsid="0c6c4585"/>
    </style:style>
    <style:style style:name="T113" style:family="text">
      <style:text-properties officeooo:rsid="0c6c849f"/>
    </style:style>
    <style:style style:name="T114" style:family="text">
      <style:text-properties officeooo:rsid="0c6ef73e"/>
    </style:style>
    <style:style style:name="T115" style:family="text">
      <style:text-properties officeooo:rsid="0c724416"/>
    </style:style>
    <style:style style:name="T116" style:family="text">
      <style:text-properties officeooo:rsid="0c79e5a8"/>
    </style:style>
    <style:style style:name="T117" style:family="text">
      <style:text-properties officeooo:rsid="0c7d62c6"/>
    </style:style>
    <style:style style:name="T118" style:family="text">
      <style:text-properties officeooo:rsid="0c7ecba9"/>
    </style:style>
    <style:style style:name="T119" style:family="text">
      <style:text-properties officeooo:rsid="0c7f26c8"/>
    </style:style>
    <style:style style:name="T120" style:family="text">
      <style:text-properties officeooo:rsid="0c86bd86"/>
    </style:style>
    <style:style style:name="T121" style:family="text">
      <style:text-properties officeooo:rsid="0c871729"/>
    </style:style>
    <style:style style:name="T122" style:family="text">
      <style:text-properties officeooo:rsid="0c88360f"/>
    </style:style>
    <style:style style:name="T123" style:family="text">
      <style:text-properties officeooo:rsid="0c8fd045"/>
    </style:style>
    <style:style style:name="T124" style:family="text">
      <style:text-properties officeooo:rsid="0c935337"/>
    </style:style>
    <style:style style:name="T125" style:family="text">
      <style:text-properties officeooo:rsid="0c944a08"/>
    </style:style>
    <style:style style:name="T126" style:family="text">
      <style:text-properties officeooo:rsid="0c94b478"/>
    </style:style>
    <style:style style:name="T127" style:family="text">
      <style:text-properties officeooo:rsid="0c95bc25"/>
    </style:style>
    <style:style style:name="T128" style:family="text">
      <style:text-properties officeooo:rsid="0c9623d2"/>
    </style:style>
    <style:style style:name="T129" style:family="text">
      <style:text-properties officeooo:rsid="0c96dcba"/>
    </style:style>
    <style:style style:name="T130" style:family="text">
      <style:text-properties officeooo:rsid="0c98a34a"/>
    </style:style>
    <style:style style:name="T131" style:family="text">
      <style:text-properties officeooo:rsid="0b43439c"/>
    </style:style>
    <style:style style:name="T132" style:family="text">
      <style:text-properties officeooo:rsid="0c9b62eb"/>
    </style:style>
    <style:style style:name="T133" style:family="text">
      <style:text-properties officeooo:rsid="0c9e837c"/>
    </style:style>
    <style:style style:name="T134" style:family="text">
      <style:text-properties officeooo:rsid="0ca2496d"/>
    </style:style>
    <style:style style:name="T135" style:family="text">
      <style:text-properties officeooo:rsid="0caddbe6"/>
    </style:style>
    <style:style style:name="T136" style:family="text">
      <style:text-properties officeooo:rsid="0cb9f7eb"/>
    </style:style>
    <style:style style:name="T137" style:family="text">
      <style:text-properties officeooo:rsid="0cbe3c72"/>
    </style:style>
    <style:style style:name="T138" style:family="text">
      <style:text-properties officeooo:rsid="0cc21a30"/>
    </style:style>
    <style:style style:name="T139" style:family="text">
      <style:text-properties officeooo:rsid="0cc66b6f"/>
    </style:style>
    <style:style style:name="T140" style:family="text">
      <style:text-properties officeooo:rsid="0cd172cd"/>
    </style:style>
    <style:style style:name="T141" style:family="text">
      <style:text-properties officeooo:rsid="0cd57380"/>
    </style:style>
    <style:style style:name="T142" style:family="text">
      <style:text-properties officeooo:rsid="0cd7a34b"/>
    </style:style>
    <style:style style:name="T143" style:family="text">
      <style:text-properties officeooo:rsid="0cd7ab9c"/>
    </style:style>
    <style:style style:name="T144" style:family="text">
      <style:text-properties officeooo:rsid="0cd7cea2"/>
    </style:style>
    <style:style style:name="T145" style:family="text">
      <style:text-properties officeooo:rsid="0ce8aaa6"/>
    </style:style>
    <style:style style:name="T146" style:family="text">
      <style:text-properties officeooo:rsid="0cfb5110"/>
    </style:style>
    <style:style style:name="T147" style:family="text">
      <style:text-properties officeooo:rsid="0cfd9960"/>
    </style:style>
    <style:style style:name="T148" style:family="text">
      <style:text-properties officeooo:rsid="0cfe4057"/>
    </style:style>
    <style:style style:name="T149" style:family="text">
      <style:text-properties officeooo:rsid="0cff8219"/>
    </style:style>
    <style:style style:name="T150" style:family="text">
      <style:text-properties officeooo:rsid="0d038f0c"/>
    </style:style>
    <style:style style:name="T151" style:family="text">
      <style:text-properties officeooo:rsid="0d058575"/>
    </style:style>
    <style:style style:name="T152" style:family="text">
      <style:text-properties officeooo:rsid="0d06680c"/>
    </style:style>
    <style:style style:name="T153" style:family="text">
      <style:text-properties officeooo:rsid="0d07c1fc"/>
    </style:style>
    <style:style style:name="T154" style:family="text">
      <style:text-properties officeooo:rsid="0d0a1681"/>
    </style:style>
    <style:style style:name="T155" style:family="text">
      <style:text-properties officeooo:rsid="0d0c2d37"/>
    </style:style>
    <style:style style:name="T156" style:family="text">
      <style:text-properties officeooo:rsid="0d0ee2f7"/>
    </style:style>
    <style:style style:name="T157" style:family="text">
      <style:text-properties officeooo:rsid="0d10eb2f"/>
    </style:style>
    <style:style style:name="T158" style:family="text">
      <style:text-properties officeooo:rsid="0d1177f5"/>
    </style:style>
    <style:style style:name="T159" style:family="text">
      <style:text-properties officeooo:rsid="0d12766f"/>
    </style:style>
    <style:style style:name="T160" style:family="text">
      <style:text-properties officeooo:rsid="0d143d36"/>
    </style:style>
    <style:style style:name="T161" style:family="text">
      <style:text-properties officeooo:rsid="0d157858"/>
    </style:style>
    <style:style style:name="T162" style:family="text">
      <style:text-properties officeooo:rsid="0d167e81"/>
    </style:style>
    <style:style style:name="T163" style:family="text">
      <style:text-properties officeooo:rsid="0d181048"/>
    </style:style>
    <style:style style:name="T164" style:family="text">
      <style:text-properties officeooo:rsid="0d1a0f5b"/>
    </style:style>
    <style:style style:name="T165" style:family="text">
      <style:text-properties officeooo:rsid="0d1b28ab"/>
    </style:style>
    <style:style style:name="T166" style:family="text">
      <style:text-properties officeooo:rsid="0d1ca8f0"/>
    </style:style>
    <style:style style:name="T167" style:family="text">
      <style:text-properties officeooo:rsid="0d2042a5"/>
    </style:style>
    <style:style style:name="T168" style:family="text">
      <style:text-properties officeooo:rsid="0d26cde2"/>
    </style:style>
    <style:style style:name="T169" style:family="text">
      <style:text-properties officeooo:rsid="0d287f32"/>
    </style:style>
    <style:style style:name="T170" style:family="text">
      <style:text-properties officeooo:rsid="0d2980b3"/>
    </style:style>
    <style:style style:name="T171" style:family="text">
      <style:text-properties officeooo:rsid="0d2d3a8c"/>
    </style:style>
    <style:style style:name="T172" style:family="text">
      <style:text-properties officeooo:rsid="0d2f2901"/>
    </style:style>
    <style:style style:name="T173" style:family="text">
      <style:text-properties officeooo:rsid="0d3993f8"/>
    </style:style>
    <style:style style:name="T174" style:family="text">
      <style:text-properties officeooo:rsid="0d3bc723"/>
    </style:style>
    <style:style style:name="T175" style:family="text">
      <style:text-properties officeooo:rsid="0d3d3b41"/>
    </style:style>
    <style:style style:name="T176" style:family="text">
      <style:text-properties officeooo:rsid="0d3ec26d"/>
    </style:style>
    <style:style style:name="T177" style:family="text">
      <style:text-properties officeooo:rsid="0d3f5229"/>
    </style:style>
    <style:style style:name="T178" style:family="text">
      <style:text-properties officeooo:rsid="0d401987"/>
    </style:style>
    <style:style style:name="T179" style:family="text">
      <style:text-properties officeooo:rsid="0d419abb"/>
    </style:style>
    <style:style style:name="T180" style:family="text">
      <style:text-properties officeooo:rsid="0d485ca2"/>
    </style:style>
    <style:style style:name="T181" style:family="text">
      <style:text-properties officeooo:rsid="0d4f9d95"/>
    </style:style>
    <style:style style:name="T182" style:family="text">
      <style:text-properties officeooo:rsid="0d511e95"/>
    </style:style>
    <style:style style:name="T183" style:family="text">
      <style:text-properties officeooo:rsid="0d5414f5"/>
    </style:style>
    <style:style style:name="T184" style:family="text">
      <style:text-properties officeooo:rsid="0d568ff5"/>
    </style:style>
    <style:style style:name="T185" style:family="text">
      <style:text-properties officeooo:rsid="0d616c2f"/>
    </style:style>
    <style:style style:name="T186" style:family="text">
      <style:text-properties officeooo:rsid="0d62c197"/>
    </style:style>
    <style:style style:name="T187" style:family="text">
      <style:text-properties officeooo:rsid="0d646fe4"/>
    </style:style>
    <style:style style:name="T188" style:family="text">
      <style:text-properties officeooo:rsid="0d652cc7"/>
    </style:style>
    <style:style style:name="T189" style:family="text">
      <style:text-properties officeooo:rsid="0d68a0ff"/>
    </style:style>
    <style:style style:name="T190" style:family="text">
      <style:text-properties officeooo:rsid="0d690e90"/>
    </style:style>
    <style:style style:name="T191" style:family="text">
      <style:text-properties officeooo:rsid="0d6a70f2"/>
    </style:style>
    <style:style style:name="T192" style:family="text">
      <style:text-properties officeooo:rsid="0d71d0f3"/>
    </style:style>
    <style:style style:name="T193" style:family="text">
      <style:text-properties officeooo:rsid="0d727679"/>
    </style:style>
    <style:style style:name="T194" style:family="text">
      <style:text-properties officeooo:rsid="0d72d489"/>
    </style:style>
    <style:style style:name="T195" style:family="text">
      <style:text-properties officeooo:rsid="0d755530"/>
    </style:style>
    <style:style style:name="T196" style:family="text">
      <style:text-properties officeooo:rsid="0d76d94f"/>
    </style:style>
    <style:style style:name="T197" style:family="text">
      <style:text-properties officeooo:rsid="0d798a8d"/>
    </style:style>
    <style:style style:name="T198" style:family="text">
      <style:text-properties officeooo:rsid="0d7b62c5"/>
    </style:style>
    <style:style style:name="T199" style:family="text">
      <style:text-properties officeooo:rsid="0d7dd138"/>
    </style:style>
    <style:style style:name="T200" style:family="text">
      <style:text-properties officeooo:rsid="0d80e805"/>
    </style:style>
    <style:style style:name="T201" style:family="text">
      <style:text-properties officeooo:rsid="0d81edad"/>
    </style:style>
    <style:style style:name="T202" style:family="text">
      <style:text-properties officeooo:rsid="0d86f061"/>
    </style:style>
    <style:style style:name="T203" style:family="text">
      <style:text-properties officeooo:rsid="0d97f6a2"/>
    </style:style>
    <style:style style:name="T204" style:family="text">
      <style:text-properties officeooo:rsid="0d9950b8"/>
    </style:style>
    <style:style style:name="T205" style:family="text">
      <style:text-properties officeooo:rsid="0d9ad305"/>
    </style:style>
    <style:style style:name="T206" style:family="text">
      <style:text-properties officeooo:rsid="0d9ae32c"/>
    </style:style>
    <style:style style:name="T207" style:family="text">
      <style:text-properties officeooo:rsid="0d9c1bbc"/>
    </style:style>
    <style:style style:name="T208" style:family="text">
      <style:text-properties officeooo:rsid="0d9cd0e7"/>
    </style:style>
    <style:style style:name="T209" style:family="text">
      <style:text-properties officeooo:rsid="0d9fd888"/>
    </style:style>
    <style:style style:name="T210" style:family="text">
      <style:text-properties officeooo:rsid="0da19b60"/>
    </style:style>
    <style:style style:name="T211" style:family="text">
      <style:text-properties officeooo:rsid="0dadab31"/>
    </style:style>
    <style:style style:name="T212" style:family="text">
      <style:text-properties style:text-line-through-style="solid" style:text-line-through-type="single" officeooo:rsid="0dc94cbc"/>
    </style:style>
    <style:style style:name="T213" style:family="text">
      <style:text-properties officeooo:rsid="0dc94cbc"/>
    </style:style>
    <style:style style:name="T214" style:family="text">
      <style:text-properties officeooo:rsid="0dd2a221"/>
    </style:style>
    <style:style style:name="T215" style:family="text">
      <style:text-properties officeooo:rsid="0dd373bf"/>
    </style:style>
    <style:style style:name="T216" style:family="text">
      <style:text-properties officeooo:rsid="0dd47b54"/>
    </style:style>
    <style:style style:name="T217" style:family="text">
      <style:text-properties officeooo:rsid="0dd70208"/>
    </style:style>
    <style:style style:name="T218" style:family="text">
      <style:text-properties officeooo:rsid="0dd88e92"/>
    </style:style>
    <style:style style:name="T219" style:family="text">
      <style:text-properties officeooo:rsid="0de52c49"/>
    </style:style>
    <style:style style:name="T220" style:family="text">
      <style:text-properties officeooo:rsid="0df6f079"/>
    </style:style>
    <style:style style:name="T221" style:family="text">
      <style:text-properties officeooo:rsid="0e2658ca"/>
    </style:style>
    <style:style style:name="T222" style:family="text">
      <style:text-properties officeooo:rsid="0e2c4716"/>
    </style:style>
    <style:style style:name="T223" style:family="text">
      <style:text-properties officeooo:rsid="0e2ec392"/>
    </style:style>
    <style:style style:name="T224" style:family="text">
      <style:text-properties officeooo:rsid="0e3b2b2e"/>
    </style:style>
    <style:style style:name="T225" style:family="text">
      <style:text-properties officeooo:rsid="0e488cd8"/>
    </style:style>
    <style:style style:name="T226" style:family="text">
      <style:text-properties officeooo:rsid="0e53be8a"/>
    </style:style>
    <style:style style:name="T227" style:family="text">
      <style:text-properties officeooo:rsid="0e56b971"/>
    </style:style>
    <style:style style:name="T228" style:family="text">
      <style:text-properties officeooo:rsid="0e5a1716"/>
    </style:style>
    <style:style style:name="T229" style:family="text">
      <style:text-properties officeooo:rsid="0e611aab"/>
    </style:style>
    <style:style style:name="T230" style:family="text">
      <style:text-properties officeooo:rsid="0e91f0ce"/>
    </style:style>
    <style:style style:name="T231" style:family="text">
      <style:text-properties officeooo:rsid="0e93c4a8"/>
    </style:style>
    <style:style style:name="T232" style:family="text">
      <style:text-properties officeooo:rsid="0e93e4f2"/>
    </style:style>
    <style:style style:name="T233" style:family="text">
      <style:text-properties officeooo:rsid="0e963531"/>
    </style:style>
    <style:style style:name="T234" style:family="text">
      <style:text-properties officeooo:rsid="0e97424b"/>
    </style:style>
    <style:style style:name="T235" style:family="text">
      <style:text-properties officeooo:rsid="0e98b0fe"/>
    </style:style>
    <style:style style:name="T236" style:family="text">
      <style:text-properties officeooo:rsid="0e9a6afc"/>
    </style:style>
    <style:style style:name="T237" style:family="text">
      <style:text-properties officeooo:rsid="0ea57dae"/>
    </style:style>
    <style:style style:name="T238" style:family="text">
      <style:text-properties officeooo:rsid="0eb08076"/>
    </style:style>
    <style:style style:name="T239" style:family="text">
      <style:text-properties officeooo:rsid="0ec94294"/>
    </style:style>
    <style:style style:name="T240" style:family="text">
      <style:text-properties style:text-position="sub 58%" officeooo:rsid="0ec94294"/>
    </style:style>
    <style:style style:name="T241" style:family="text">
      <style:text-properties officeooo:rsid="0edd9c0f"/>
    </style:style>
    <style:style style:name="T242" style:family="text">
      <style:text-properties officeooo:rsid="0f020f5e"/>
    </style:style>
    <style:style style:name="T243" style:family="text">
      <style:text-properties officeooo:rsid="0f1937e4"/>
    </style:style>
    <style:style style:name="T244" style:family="text">
      <style:text-properties officeooo:rsid="0f21031e"/>
    </style:style>
    <style:style style:name="T245" style:family="text">
      <style:text-properties officeooo:rsid="0f635b0f"/>
    </style:style>
    <style:style style:name="T246" style:family="text">
      <style:text-properties officeooo:rsid="0f78e2b1"/>
    </style:style>
    <style:style style:name="T247" style:family="text">
      <style:text-properties officeooo:rsid="0f9f2194"/>
    </style:style>
    <style:style style:name="T248" style:family="text">
      <style:text-properties fo:font-variant="small-caps" officeooo:rsid="0f9f2194"/>
    </style:style>
    <style:style style:name="T249" style:family="text">
      <style:text-properties officeooo:rsid="0fa882d5"/>
    </style:style>
    <style:style style:name="T250" style:family="text">
      <style:text-properties officeooo:rsid="0fac6c6d"/>
    </style:style>
    <style:style style:name="T251" style:family="text">
      <style:text-properties officeooo:rsid="0fae0dd0"/>
    </style:style>
    <style:style style:name="T252" style:family="text">
      <style:text-properties officeooo:rsid="0fafb7df"/>
    </style:style>
    <style:style style:name="T253" style:family="text">
      <style:text-properties officeooo:rsid="0fb1372f"/>
    </style:style>
    <style:style style:name="T254" style:family="text">
      <style:text-properties officeooo:rsid="0fb1784e"/>
    </style:style>
    <style:style style:name="T255" style:family="text">
      <style:text-properties officeooo:rsid="0fb3448c"/>
    </style:style>
    <style:style style:name="T256" style:family="text">
      <style:text-properties officeooo:rsid="0fc03f5f"/>
    </style:style>
    <style:style style:name="T257" style:family="text">
      <style:text-properties officeooo:rsid="0fd30c23"/>
    </style:style>
    <style:style style:name="T258" style:family="text">
      <style:text-properties officeooo:rsid="0fd3ee90"/>
    </style:style>
    <style:style style:name="T259" style:family="text">
      <style:text-properties officeooo:rsid="0fd54f0d"/>
    </style:style>
    <style:style style:name="T260" style:family="text">
      <style:text-properties officeooo:rsid="0fd8698a"/>
    </style:style>
    <style:style style:name="T261" style:family="text">
      <style:text-properties officeooo:rsid="0fe3ace9"/>
    </style:style>
    <style:style style:name="T262" style:family="text">
      <style:text-properties officeooo:rsid="0fe5612b"/>
    </style:style>
    <style:style style:name="T263" style:family="text">
      <style:text-properties officeooo:rsid="0fe7ac21"/>
    </style:style>
    <style:style style:name="T264" style:family="text">
      <style:text-properties officeooo:rsid="0fed6e22"/>
    </style:style>
    <style:style style:name="T265" style:family="text">
      <style:text-properties officeooo:rsid="0fee8996"/>
    </style:style>
    <style:style style:name="T266" style:family="text">
      <style:text-properties officeooo:rsid="0ff6f180"/>
    </style:style>
    <style:style style:name="T267" style:family="text">
      <style:text-properties officeooo:rsid="0ffd43b5"/>
    </style:style>
    <style:style style:name="T268" style:family="text">
      <style:text-properties officeooo:rsid="0fffb3f1"/>
    </style:style>
    <style:style style:name="T269" style:family="text">
      <style:text-properties officeooo:rsid="10014487"/>
    </style:style>
    <style:style style:name="T270" style:family="text">
      <style:text-properties officeooo:rsid="1005e8ca"/>
    </style:style>
    <style:style style:name="T271" style:family="text">
      <style:text-properties officeooo:rsid="10073210"/>
    </style:style>
    <style:style style:name="T272" style:family="text">
      <style:text-properties officeooo:rsid="10159b61"/>
    </style:style>
    <style:style style:name="T273" style:family="text">
      <style:text-properties officeooo:rsid="1016781d"/>
    </style:style>
    <style:style style:name="T274" style:family="text">
      <style:text-properties officeooo:rsid="101860ff"/>
    </style:style>
    <style:style style:name="T275" style:family="text">
      <style:text-properties officeooo:rsid="101a50d0"/>
    </style:style>
    <style:style style:name="T276" style:family="text">
      <style:text-properties officeooo:rsid="101fb9fe"/>
    </style:style>
    <style:style style:name="T277" style:family="text">
      <style:text-properties officeooo:rsid="101fd8a6"/>
    </style:style>
    <style:style style:name="T278" style:family="text">
      <style:text-properties officeooo:rsid="10227404"/>
    </style:style>
    <style:style style:name="T279" style:family="text">
      <style:text-properties officeooo:rsid="102ca356"/>
    </style:style>
    <style:style style:name="T280" style:family="text">
      <style:text-properties officeooo:rsid="10329bd2"/>
    </style:style>
    <style:style style:name="T281" style:family="text">
      <style:text-properties officeooo:rsid="103309a8"/>
    </style:style>
    <style:style style:name="T282" style:family="text">
      <style:text-properties officeooo:rsid="103c2cee"/>
    </style:style>
    <style:style style:name="T283" style:family="text">
      <style:text-properties officeooo:rsid="103e085d"/>
    </style:style>
    <style:style style:name="T284" style:family="text">
      <style:text-properties officeooo:rsid="1043f76f"/>
    </style:style>
    <style:style style:name="T285" style:family="text">
      <style:text-properties officeooo:rsid="1045c1d0"/>
    </style:style>
    <style:style style:name="T286" style:family="text">
      <style:text-properties officeooo:rsid="10531d84"/>
    </style:style>
    <style:style style:name="T287" style:family="text">
      <style:text-properties officeooo:rsid="1053df68"/>
    </style:style>
    <style:style style:name="T288" style:family="text">
      <style:text-properties officeooo:rsid="1054e2e7"/>
    </style:style>
    <style:style style:name="T289" style:family="text">
      <style:text-properties officeooo:rsid="1058f6ab"/>
    </style:style>
    <style:style style:name="T290" style:family="text">
      <style:text-properties officeooo:rsid="1059588c"/>
    </style:style>
    <style:style style:name="T291" style:family="text">
      <style:text-properties officeooo:rsid="105a1881"/>
    </style:style>
    <style:style style:name="T292" style:family="text">
      <style:text-properties officeooo:rsid="105a8a0c"/>
    </style:style>
    <style:style style:name="T293" style:family="text">
      <style:text-properties officeooo:rsid="10617e6c"/>
    </style:style>
    <style:style style:name="T294" style:family="text">
      <style:text-properties officeooo:rsid="106fe638"/>
    </style:style>
    <style:style style:name="T295" style:family="text">
      <style:text-properties officeooo:rsid="1070eda5"/>
    </style:style>
    <style:style style:name="T296" style:family="text">
      <style:text-properties officeooo:rsid="1072b85d"/>
    </style:style>
    <style:style style:name="T297" style:family="text">
      <style:text-properties officeooo:rsid="10763368"/>
    </style:style>
    <style:style style:name="T298" style:family="text">
      <style:text-properties officeooo:rsid="1076f7f7"/>
    </style:style>
    <style:style style:name="T299" style:family="text">
      <style:text-properties officeooo:rsid="1078a149"/>
    </style:style>
    <style:style style:name="T300" style:family="text">
      <style:text-properties officeooo:rsid="1079496a"/>
    </style:style>
    <style:style style:name="T301" style:family="text">
      <style:text-properties officeooo:rsid="107d57b2"/>
    </style:style>
    <style:style style:name="T302" style:family="text">
      <style:text-properties officeooo:rsid="108fa491"/>
    </style:style>
    <style:style style:name="T303" style:family="text">
      <style:text-properties officeooo:rsid="108fd7c3"/>
    </style:style>
    <style:style style:name="T304" style:family="text">
      <style:text-properties officeooo:rsid="1090570a"/>
    </style:style>
    <style:style style:name="T305" style:family="text">
      <style:text-properties officeooo:rsid="1091ca78"/>
    </style:style>
    <style:style style:name="T306" style:family="text">
      <style:text-properties officeooo:rsid="1091e998"/>
    </style:style>
    <style:style style:name="T307" style:family="text">
      <style:text-properties officeooo:rsid="1092c8df"/>
    </style:style>
    <style:style style:name="T308" style:family="text">
      <style:text-properties officeooo:rsid="1093c45f"/>
    </style:style>
    <style:style style:name="T309" style:family="text">
      <style:text-properties officeooo:rsid="10953e19"/>
    </style:style>
    <style:style style:name="T310" style:family="text">
      <style:text-properties officeooo:rsid="109872a3"/>
    </style:style>
    <style:style style:name="T311" style:family="text">
      <style:text-properties officeooo:rsid="109aeeae"/>
    </style:style>
    <style:style style:name="T312" style:family="text">
      <style:text-properties officeooo:rsid="109ba79d"/>
    </style:style>
    <style:style style:name="T313" style:family="text">
      <style:text-properties officeooo:rsid="109c3871"/>
    </style:style>
    <style:style style:name="T314" style:family="text">
      <style:text-properties officeooo:rsid="109e2646"/>
    </style:style>
    <style:style style:name="T315" style:family="text">
      <style:text-properties officeooo:rsid="109f0e91"/>
    </style:style>
    <style:style style:name="T316" style:family="text">
      <style:text-properties officeooo:rsid="10b7cf99"/>
    </style:style>
    <style:style style:name="T317" style:family="text">
      <style:text-properties officeooo:rsid="10bd9496"/>
    </style:style>
    <style:style style:name="T318" style:family="text">
      <style:text-properties officeooo:rsid="10bdbd74"/>
    </style:style>
    <style:style style:name="T319" style:family="text">
      <style:text-properties officeooo:rsid="10d297d5"/>
    </style:style>
    <style:style style:name="T320" style:family="text">
      <style:text-properties officeooo:rsid="10e1fdf8"/>
    </style:style>
    <style:style style:name="T321" style:family="text">
      <style:text-properties officeooo:rsid="10e34b0f"/>
    </style:style>
    <style:style style:name="T322" style:family="text">
      <style:text-properties officeooo:rsid="10e53f59"/>
    </style:style>
    <style:style style:name="T323" style:family="text">
      <style:text-properties officeooo:rsid="10e98a78"/>
    </style:style>
    <style:style style:name="T324" style:family="text">
      <style:text-properties officeooo:rsid="10ee4ace"/>
    </style:style>
    <style:style style:name="T325" style:family="text">
      <style:text-properties officeooo:rsid="10f1486b"/>
    </style:style>
    <style:style style:name="T326" style:family="text">
      <style:text-properties officeooo:rsid="10f5c666"/>
    </style:style>
    <style:style style:name="T327" style:family="text">
      <style:text-properties officeooo:rsid="10f8f3ee"/>
    </style:style>
    <style:style style:name="T328" style:family="text">
      <style:text-properties officeooo:rsid="10fd9e26"/>
    </style:style>
    <style:style style:name="T329" style:family="text">
      <style:text-properties officeooo:rsid="10fefc79"/>
    </style:style>
    <style:style style:name="T330" style:family="text">
      <style:text-properties officeooo:rsid="11007a30"/>
    </style:style>
    <style:style style:name="T331" style:family="text">
      <style:text-properties officeooo:rsid="11029320"/>
    </style:style>
    <style:style style:name="T332" style:family="text">
      <style:text-properties officeooo:rsid="1104544b"/>
    </style:style>
    <style:style style:name="T333" style:family="text">
      <style:text-properties officeooo:rsid="11103f5b"/>
    </style:style>
    <style:style style:name="T334" style:family="text">
      <style:text-properties officeooo:rsid="11158b66"/>
    </style:style>
    <style:style style:name="T335" style:family="text">
      <style:text-properties officeooo:rsid="11198d8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9"><text:span text:style-name="Source_20_Text">3</text:span></text:p>
      <text:p text:style-name="Contents_20_Heading"><text:span text:style-name="Source_20_Text">В Зоне</text:span></text:p>
      <text:p text:style-name="Standard"><text:span text:style-name="Source_20_Text"/></text:p>
      <text:p text:style-name="P1"><text:span text:style-name="Source_20_Text"><text:span text:style-name="T48">Тото, у меня такое чувство, что мы совсем не в Канзасе…</text:span></text:span></text:p>
      <text:p text:style-name="center"><text:span text:style-name="Source_20_Text">—</text:span><text:span text:style-name="Source_20_Text"><text:span text:style-name="T62">Дороти, оказавшись в Оз...</text:span></text:span></text:p>
      <text:p text:style-name="P3"><draw:frame draw:style-name="fr1" draw:name="Image7" text:anchor-type="paragraph" svg:width="6.9252in" svg:height="0.3661in" draw:z-index="0"><draw:image xlink:href="Pictures/1000000000000B720000009B428C9716555D8079.png" xlink:type="simple" xlink:show="embed" xlink:actuate="onLoad" loext:mime-type="image/png"/></draw:frame>Мы без ущерба миновали дни <text:span text:style-name="T1">Eis-Heiligen— </text:span>Св. Панкратия, Св. Серватия, Св. Бонифация и <text:span text:style-name="T1">die kalte</text:span> Софии… <text:span text:style-name="T63">они витают в тучах над виноградниками, святые существа из льда, готовые одним выдохом, намеренно, загубить год морозом и холодом. В определённые годы, особенно годы Войны, они не склонны к благотворительности, капризные, самодовольные своею мощью: не очень-то к лицу святым, ни даже Христианам. Молитвы виноградарей, сборщиков, энтузиастов винопотребления наверняка возносятся к ним, да пойди угадай как их примут ледовые святые</text:span>—<text:span text:style-name="T64">грубым смехом, языческой досадой, кто разберёт этот тыльный отряд хранителей зимы от революционеров Мая?</text:span></text:p>
      <text:p text:style-name="P103">Горы и долы, в этом году, встретили их миром наступившим считанные дни тому назад. <text:span text:style-name="T65">Уже лоза начинает рости поверх зубов дракона, падших Юнкерсов, сожжённых танков. Солнце греет холмистые склоны, реки текут <text:s/>яркие как вино. Святые сдержались. Ночи мягки. Мороз не вернулся. Это весна мира. Урожай винограда, дай Бог хотя бы сто солнечных дней, будет хорош. </text:span></text:p>
      <text:p text:style-name="P104">В Нордхаузене менее почитают ледовых-святых, чем в <text:span text:style-name="T66">более южных винодельческих регионах, но даже тут сезон смотрится многообещающим. Дождь налетает рассыпаясь по городу, когда Слотроп приходит сюда ранним утром, босые ноги, натёртые и перенатёртые, охлаждаются мокрой травой. На горах лежит солнечный свет. Его ботинки спёрты каким-то ПЛ чьи пальцы легче снов, на каком-то из многих поездов после Швейцарской границы, пока похрапывал под стук колёс через Баварию. Кто бы то ни был, он оставил красный тюльпан между пальцев ступни Слотропа. Он воспринял это как знак. Напоминание о Катье. </text:span></text:p>
      <text:p text:style-name="P105">Знаки будут находить его тут в Зоне, и предки вновь заявлять о себе. <text:span text:style-name="T67">Это как отправиться в ту Темнейшую Африку для изучения местных жителей и обнаружить, что перенимаешь их дикие предрассудки. Фактически, даже забавно, в прошл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ничего тогда говорилось о верованиях Иреро относительно предков. И всё же он чувствует своих, всё сильнее сейчас, когда границы отступают и Зона окутывает его, своих Англо-Саксонских Белых Протестантов в застёгнутом чёрном, которые слышали обращённый к ним голос Бога в каждом встрепенувшемся листке или корове отпущенной пастись среди яблоневых садов осенью….</text:span></text:p>
      <text:p text:style-name="P106"><text:span text:style-name="T68">Знаки Катье и двойники тоже. Однажды ночью он сидел в детском домики для игр среди покинутой усадьбы подкладывая в костёр волосы куклы блондинки с глазами из ляпис-лазури. Он оставил эти глаза, через пару дней выменял на них проезд попутным поездом и половинку варёной картофелины. Собаки лаяли вдали, летний ветер гулял в березняке. Он был на одной из основных артерий последнего расформирова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text:span><text:soft-page-break/><text:span text:style-name="T68">обломки, модули, секции остова, батареи гнить, бумажные секреты высыпанными в навозную жижу. Слотроп идёт по следу. Малейшего намёка хватит, чтоб вспрыгнул на попутный поезд….</text:span></text:p>
      <text:p text:style-name="P107">Волосы на кукле были человечьи. <text:span text:style-name="T69">Воняли в огне жутко. Слотроп слышит движение по ту сторону костра. Потрескивающий шумок—хватает своё одеяло готовый выскочить в пустой оконный проём, ожидая гранату. Но тут одна из тех ярко раскраенных Германских игрушечек, орангутанг на колёсиках, появляется ки-ки-кикая в света <text:s/>костра, дёргается, <text:s/>болтая головой, на лице ухмылка идиота, царапая стаьными сгибами пальце пол. Чуть не закатилась в огонь прежде чем кончился завод, качающаяся голова замерла в полобороте, чтобы уставиться на Слотропа.</text:span></text:p>
      <text:p text:style-name="P108">Он подбрасывает в костёр ещё один локон золотистых волос. «<text:span text:style-name="T70">Здрасте».</text:span></text:p>
      <text:p text:style-name="P109">Смех, откуда-то: Ребёнок. Но смех старческий.</text:p>
      <text:p text:style-name="P4">– <text:span text:style-name="T71">Выходи, я безобидный.</text:span></text:p>
      <text:p text:style-name="P5">– <text:span text:style-name="T72">Зачем ты жжёшь волосы моей куклы?</text:span></text:p>
      <text:p text:style-name="P5">– <text:span text:style-name="T72">Ну, это не её волосы, вообще-то.</text:span></text:p>
      <text:p text:style-name="P6">– <text:span text:style-name="T73">Папа сказал, они от Русской Еврейки.</text:span></text:p>
      <text:p text:style-name="P6">– <text:span text:style-name="T74">Почему не идёшь к огню?</text:span></text:p>
      <text:p text:style-name="P7">– <text:span text:style-name="T74">Мне глаза щиплет.</text:span>– <text:span text:style-name="T75">Снова заводит что-то. Ничего не выкатывается. Но начинает играть музыкальная шкатулка. Отчётливая мелодия в миноре.</text:span>– <text:span text:style-name="T76">Потанцуй со мной.</text:span></text:p>
      <text:p text:style-name="P8">– <text:span text:style-name="T77">Я тебя не вижу.</text:span></text:p>
      <text:p text:style-name="P9">– <text:span text:style-name="T78">Вот я.</text:span>–<text:span text:style-name="T78">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text:span></text:p>
      <text:p text:style-name="P110"><text:s/>Лица её он так и не увидел. На ощупь как вуаль из тонкой кисеи.</text:p>
      <text:p text:style-name="P10">– <text:span text:style-name="T79">Красивое платье.</text:span></text:p>
      <text:p text:style-name="P11">– <text:span text:style-name="T79">Я одевала его на моё первое причастие.</text:span>– <text:span text:style-name="T80">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text:span><text:span text:style-name="T49">—</text:span><text:span text:style-name="T50">ими кажется отпугивают </text:span><text:span text:style-name="T46">вампиров</text:span><text:span text:style-name="T50">?</text:span><text:span text:style-name="T51"> </text:span><text:span text:style-name="T52">С</text:span><text:span text:style-name="T51">лабый запах чеснока <text:s/>доносится <text:s/>к нему </text:span><text:span text:style-name="T52">в тот самый миг, вторжение Балканской крови в мотив его севера, когда </text:span><text:span text:style-name="T53">он оборачивается спросить действительно ли она Катье. </text:span><text:span text:style-name="T54">Прекрасная маленькая королева Трансильвании. </text:span><text:span text:style-name="T55">Но музыка </text:span><text:span text:style-name="T56">уже </text:span><text:span text:style-name="T55">умолкла. Она испарилась </text:span><text:span text:style-name="T56">уже </text:span><text:span text:style-name="T55">из его рук.</text:span></text:p>
      <text:p text:style-name="P111">Ну вот он скользит по Зоне как сердцевидная дощечка по доске <text:s/>Видже, <text:span text:style-name="T81">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ему думается этоо пальцы Катье. </text:span></text:p>
      <text:p text:style-name="P112">Он всё ещё Йан Скафлинг, военный (мирный?) корреспондент, <text:span text:style-name="T82">хотя снова облачился в Британскую униформу с некоторых пор, и времени у него вагон на этих поездах, чтоб так и эдак обдумывать информацию контрабандно <text:s/>доставленную Марио Швейтаром ещё там в Цюрихе. Среди прочего, толстая папка по Imipolex G, и та, похоже, указывает на Нордхаузен. Инженер, заказавший Imipolex, некто Франц </text:span><text:soft-page-break/><text:span text:style-name="T82">Пёклер, прибыл в Нордхаузен в начале 44-го, когда ракета переводилась в массовое производство. Он был расквартирован при Мительверке, заводском подземном комплексе под надзором SS. Нет ни слова о том, куда он делся приэвакуации завода в феврале и марте. Но Йан Скафлинг, асс репортёр, наверняка найдёт зацепку в Мителверке.</text:span></text:p>
      <text:p text:style-name="P113">Слотроп сел в раскачивающийся вагон с тридцатью другими замёрзшими оборванными душами, <text:span text:style-name="T83">глаза заполнены зрачками, губы в кратерах болячек. Они пели, некоторые из них. Многие среди них ещё дети. Это песня Перемещённого Лица и Слотропу не раз придётся её слышать в Зоне, на привалах, на дорогах, в дюжине вариаций:</text:span></text:p>
      <text:p text:style-name="P114">Если видишь поезд этим вечером,</text:p>
      <text:p text:style-name="P114">На краю небес вдали,</text:p>
      <text:p text:style-name="P114">Завернись в <text:s/>одеяло из досок</text:p>
      <text:p text:style-name="P114">И засни, пусть он пройдёт.</text:p>
      <text:p text:style-name="P114"/>
      <text:p text:style-name="P115">Поезда нас созывали каждую полночь,</text:p>
      <text:p text:style-name="P115">Из далей за тысячу миль,</text:p>
      <text:p text:style-name="P115">Поезда, что идут через города пустые,</text:p>
      <text:p text:style-name="P116">Поезда, которым негде встать.</text:p>
      <text:p text:style-name="P116"/>
      <text:p text:style-name="P117">Паровоз без машиниста,</text:p>
      <text:p text:style-name="P117">И прожектор светит сам,</text:p>
      <text:p text:style-name="P117">Пассажиров им не надо</text:p>
      <text:p text:style-name="P117">Полуночным поездам,</text:p>
      <text:p text:style-name="P117"/>
      <text:p text:style-name="P118">Опустели все вокзалы,</text:p>
      <text:p text:style-name="P118">Рельсы <text:span text:style-name="T84">холодно молчат</text:span>:</text:p>
      <text:p text:style-name="P119">Что утратим, им в прибыток</text:p>
      <text:p text:style-name="P119">Мы стареем, колёса стучат</text:p>
      <text:p text:style-name="P2"/>
      <text:p text:style-name="P120">Пусть же плачут поезда:</text:p>
      <text:p text:style-name="P120">Будут вместе с ветром выть,</text:p>
      <text:p text:style-name="P121">Поезда для чёрной ночи,</text:p>
      <text:p text:style-name="P121">Ну а нам петь и грешить.</text:p>
      <text:p text:style-name="P121"/>
      <text:p text:style-name="P122"><text:soft-page-break/>Трубки ходят по кругу. Дым висит <text:span text:style-name="T85">с сырых деревянных брусьев, выплёскивается через щели в ночной поток. Спящие дети заходятся кашлем, орут рахитичные младенцы… время от времени матери обмениваются словом. Слотроп нахохлился над своим бумажным наказанием.</text:span></text:p>
      <text:p text:style-name="P123">Досье Швейцарской фирмы на Л. (т. е. Ласло) Джамфа <text:span text:style-name="T86">перечисляет все его достижения к моменту, когда он приехал работать в Цюрихе. Как выяснилось,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последующие год-два отростки были собраны гигантским спрутом ИГ—имелась запись о сделке между Джамфом и м-ром Лайлом Блендом из <text:s/>Бостона, штат Масачусетс. </text:span></text:p>
      <text:p text:style-name="P124">Идёт по курсу, Джексон. Имя Лайла Бленда ему знакомо, <text:span text:style-name="T87">даже очень. И оно же часто всплывает в частных записях Джамфа о своих деловых сделках. Похоже этот Бленд , в начале двадцатых, был крепко связан с операциями Гуго Штинеса в Германии. Штинес, при жизни, являлся вундеркиндом Европейских финансов. За пределами Рура, где его семья были угольными баронами на протяжении поколений, молодой Штинес создал немалую империю производства стали, газа, электроэнергии, трамвайных и судоходных линий прежде, чем ему исполнилось 30. Во время Мировой Войны он тесно сотрудничал с Вальтером Ратенау, который заправлял всей экономикой тогда. После войны Штинесу удаётся объединить горизонтальный электрический трест Сименс-Шухерт с запасами угля и железа <text:s/>Рейнелбе Юнион в 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я иностранные деньги за марки занятые в Рейсбанке, снижая курс марки и выплачивая займы ничтожной долей первоначальной цифры. Больше всех прочих финансистов его обвиняли в Инфляции. В те дни ты отправлялся за покупками на день с мешком марок на тачке и использовал их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о время теории, Штинес сговорился с Круппом, Тиссеном и другими обесценить марку и тем самым освободить Германию от уплаты её военных долгов.</text:span></text:p>
      <text:p text:style-name="P125">Связь с Блендом была неясной. <text:span text:style-name="T88">Записи Джамфа упоминают, что тот устраивал контракты о поставках тонн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на поставки вооружения запрещённые Версальским договором. </text:span></text:p>
      <text:p text:style-name="P126">Некоторые из таких банкнотных контрактов выводили <text:span text:style-name="T89">на определённое предприятие в Масачусетсе, в совете которого сидел и Лайл Бленд.</text:span></text:p>
      <text:p text:style-name="P127"><text:s/>Контрактор<text:span text:style-name="T90">ом значилась</text:span> <text:s/>Бумажная Компания Слотропа.</text:p>
      <text:p text:style-name="P128">Он прочитывает собственное имя не слишком-то удивляясь. Оно тут вполне вписывается, как большинство мелких деталей по ходу <text:span text:style-name="T1">déjà vu</text:span>. Вместо нежданно<text:span text:style-name="T91">го озарения (даже в форме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утверждающийся позыв к рвоте—такое же головокружение, что однажды очень давно охватывало его в Гимлер-Шпильзааль. Противогаз стискивает его голову, резиновый, нескончаемый, давящий со всех сторон, это чувство нам знакомо, да, но… У него при этом ещё и хуй встаёт, без подходящего повода. И к тому же снова тот </text:span><text:span text:style-name="T2">запах</text:span><text:span text:style-name="T91">, запах из времени до начала его сознательной памяти, вкрадчивый химический запах, угрожающий, неотступный, такой не встретишь в мире—это выдох Запретного Крыла… </text:span><text:soft-page-break/><text:span text:style-name="T91">квинтэссенция всех тех неподвижных фигур, что ждут его внутри, берут на слаб</text:span><text:span text:style-name="T92">о́, </text:span><text:span text:style-name="T93">чтобы вошёл узнать тайну, которую не переживёт.</text:span></text:p>
      <text:p text:style-name="P129"><text:span text:style-name="T94">Однажды что-то сделали с ним, </text:span><text:span text:style-name="T95">в комнате, где он беспомощн</text:span><text:span text:style-name="T96">о</text:span><text:span text:style-name="T95"> лежал….</text:span></text:p>
      <text:p text:style-name="P137">У его <text:s/>эрекции какой-то отдалённый гул, словно вживлённый инструмент, вставленный Ими в его тело подобно колониальному аванпосту тут в нашем неупорядоченном шумном мире, ещё одно представительство их белой Метрополии за тридевять земель….</text:p>
      <text:p text:style-name="P138">Печальный случай, чего уж там. Слотроп, разнервничавшись, продолжает чтение. Лайл Бленд, да? Ещё бы, всё сходится. <text:s/>Он может смутно припомнить те раза два, когда он <text:s/>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text:p>
      <text:p text:style-name="P139">Судя по тому, что идёт дальше, Бленд или предчувствовал, что Штинесу подкрадывается капец, либо просто занервничал. В начале 23-го он начал продавать свою долю в операциях Штинеса. Одна из такх продаж произведена через Ласло Джамфа Химической Корпорации Грёсли (впоследствии Psychochemie</text:p>
      <text:p text:style-name="P130">AG). <text:span text:style-name="T98">Одним из активов переведённых в этой сделке стала «вся доля в предприятии Чёрного Пацана. Продавец соглашается продолжать <text:s/>обязанности по наблюдению в продолжение времени, сколько понадобиться Мошеннику для выкупа, приемлемость которого определяется продавцом». <text:s/></text:span></text:p>
      <text:p text:style-name="P131">Кодовая книга Джамфа оказалась в досье. <text:span text:style-name="T99">Тоже ведь часть личности, в конце концов. «Мошенник» было кодовым именем Гуго Штинеса. Тонкое чувство юмора, старый пердун. Напротив «Чёрного Пацана», там только инициалы: «Т. С.»</text:span></text:p>
      <text:p text:style-name="P132">Ну, святые угодники, прикидывает Слотроп, это должен быть я, ха. <text:span text:style-name="T100">Исключая постороннюю вероятность Тупая Срань.</text:span></text:p>
      <text:p text:style-name="P133">В списке задолженности «Чёрному Пацану», неоплаченный остаток счёта Гарвардского университета, <text:span text:style-name="T101">около $5000, включая проценты, как «условлено (устно) с Чёрным Папой».</text:span></text:p>
      <text:p text:style-name="P133">«<text:span text:style-name="T102">Чёрный Отец» это кодовое слово для «Ч. С.» Что, исключая постороннюю вероятность Сукин Сын, похоже собственный отец Слотропа, Саймон. Чёрныйпапа Слотроп.</text:span></text:p>
      <text:p text:style-name="P134">Чёткий способ узнать, что твой отец заключил, 20 лет тому, <text:s/>сделку для платы за твоё образование. <text:span text:style-name="T103">Если вдуматься, Слотропу как-то не удавалось увязывать объявления о неминуемом разорении семьи, вл всё время Депрессии, с комфортом предоставленным ему в Гарварде. Ну так что же за сделка была заключена между его отцом и Блендом? Я был продан, Боже правый, меня продали в ИГ Фарбен как кусок говядины. Наблюдение?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text:span><text:span text:style-name="T3">рождения</text:span><text:span text:style-name="T103">? Ввеее…</text:span></text:p>
      <text:p text:style-name="P135">Вновь в его мозгу взмыва<text:span text:style-name="T104">е</text:span>т страх. <text:span text:style-name="T104">Его не удержать простым Ёб Твою… Запах, запретная комната, на самом краешке его памяти. Не видно, различить не получается. Он и не хочет. Это смыкается с Самым Худшим.</text:span></text:p>
      <text:p text:style-name="P136">Ему известно каким должен быть тот запах: <text:span text:style-name="T105">хотя согласно этим бумагам для этого ещ слишком рано, хотя он никогда не сталкивался с этим в дневных координатах его жизни, однако, глубоко тут, обратно здесь в тёплой темноте, среди ранних форм, где часы и календари мало что значат, он знает то, что преследует его сейчас, окажется запахом Imipolex G.</text:span></text:p>
      <text:p text:style-name="P140"><text:soft-page-break/>К тому же тут ещё этот недавний сон, который страшно увидеть снова. Он был в своей комнате, дома. Летний день сирени и пчёл, <text:span text:style-name="T106">и тёплый воздух в открытое окно. Слотроп нашёл очень древнй словарь технического немецкого. Тот упал и раскрылся на определённой странице наёжившейся чёрным шрифтом. Читая страницу, он дойдёт до ДЖАМФ. В определении стоит: я. Он проснулся умоляя Это </text:span><text:span text:style-name="T4">нет</text:span><text:span text:style-name="T106">—но даже после пробуждения, он знал наверняка, останется уверен, что Это может явиться ему снова, как только Оно захочет. Возможно, и тебе знаком этот сон. Возможно, Оно предупреждало тебя никогда не называть Его имени. Если так, то тебе известно каково <text:s/>будет Слотропу. </text:span></text:p>
      <text:p text:style-name="P141">Тут он подымается на ноги, пошатываясь, направляется к двери товарного вагона, что одолевает уклон. <text:span text:style-name="T107">Он тянет дверь в сторону, выскальзывает наружу—действие действие—и карабкается по лесенке на крышу. За полметра от его лица, тут двойной ряд блестящих ярких зубов висит <text:s/>в воздухе. Как раз то, что ему надо. Это майор Марви из армейской артилерии США, командир Мамаш Марви, самой хитрожопой группы технической разведки на всё эту ёбаную Зону, мистер. Слотроп может называть его Дуэйн, если хочет. «Буги всю их вуги! Застукай <text:s/>этих </text:span><text:span text:style-name="T5">джунглевых</text:span><text:span text:style-name="T107"> зайчиков в отом </text:span><text:span text:style-name="T5">следующем вагоне</text:span><text:span text:style-name="T107">! Э-гей!»</text:span></text:p>
      <text:p text:style-name="P13">– <text:span text:style-name="T108">Погоди-ка,</text:span>– <text:span text:style-name="T108">грит Слотроп,</text:span>– <text:span text:style-name="T108">я похоже чёй-то проспал или ещё чего.</text:span>– <text:span text:style-name="T108">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которые выпячиваются на тебя как только</text:span>—<text:span text:style-name="T109">вот как сейчас</text:span>—<text:span text:style-name="T109">давление у него в голове зашкаливает.</text:span></text:p>
      <text:p text:style-name="P142">На попутном П-47, он при<text:span text:style-name="T110">летел</text:span> из Парижа в Кассель, <text:span text:style-name="T110">пересел на этот поезд к западу от Хайлигенштадта. <text:s/>Его место назначения Мительверке, как и у Йана Скафлинга. Надо скоорднироваться с каким-то проектом Гермес ребят из Дженерал Электрик. Конечно, действуют ему на нервы, те негры по соседству. «Эй, можешь сделать неплохую статью. Предупреди своих дома». </text:span></text:p>
      <text:p text:style-name="P14">– <text:span text:style-name="T111">Военнослужащие?</text:span></text:p>
      <text:p text:style-name="P15">– <text:span text:style-name="T111">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text:span>– <text:span text:style-name="T112">Тут следует крутая побасенка</text:span>—<text:span text:style-name="T113">похоже, состряпанная ВКОЭС, <text:s/>фантазии Геббельса не такие разухабистые, не улетали дальше Альпийских Редутов и тому подобное</text:span>—<text:span text:style-name="T113">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text:span text:style-name="T6">Ach du lieber! Mein Arsch</text:span><text:span text:style-name="T113">! АГА—хахаха...»</text:span>– <text:span text:style-name="T114">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даже как известно Марви не разоружены. «Мало нам забот с Русами, лягушатниками, англикашками</text:span>—<text:span text:style-name="T115">уй, извини, приятель. Так теперь ещё влупились не просто в ниггеров, а в ниггеров </text:span><text:span text:style-name="T7">капустников</text:span><text:span text:style-name="T115">. Охренеть, Исусе. На День Победы почти везде, где была ракета, находишь ниггера. Никогда вся батарея, чтоб из одних буги-вугов, даже капустники не </text:span><text:span text:style-name="T7">настолько</text:span><text:span text:style-name="T115"> тупые! Одна батарея это 81 человек, </text:span><text:span text:style-name="T7">плюс</text:span><text:span text:style-name="T115"> всё тебе обеспечение, тут тебе и управление стартом, и электричество, и топливо, охранение тоже</text:span>—<text:span text:style-name="T116">кореш, это была б целая куча ниггеров в одном месте. А они всё так же по одиночке, как раньше? Вот узнай и заимеешь </text:span><text:span text:style-name="T8">полную</text:span><text:span text:style-name="T116"> сенсацию, друг. Патамушша, если они теперь соберутся вместе, будет бааальшущая беда! В том вагоне их не меньше как дюжины две</text:span>—<text:span text:style-name="T117">прямо там, слушай. А и они </text:span><text:span text:style-name="T9">едут в Нордхаузен</text:span><text:span text:style-name="T117">, приятель!»</text:span>– <text:span text:style-name="T118">толстый палец тычет в грудь на каждое слово,</text:span>– «<text:span text:style-name="T119">а? И шо по-твоему они задумали? Знаешь шо я думаю? У них есть </text:span><text:span text:style-name="T10">план</text:span><text:span text:style-name="T119">. Да. Думаю насчёт ракет. Не спрашивай как, ну, просто вот сердцем чую. А и сам знаешь, это </text:span><text:span text:style-name="T10">жуть</text:span><text:span text:style-name="T119"> как опасно. Нельзя </text:span><text:span text:style-name="T10">им</text:span><text:span text:style-name="T119"> доверять</text:span>— <text:span text:style-name="T120">С ракетами? Они же как дети, их раса. Мозги меньше.</text:span></text:p>
      <text:p text:style-name="P16"><text:soft-page-break/>– <text:span text:style-name="T121">Зато наше терпение,</text:span>– <text:span text:style-name="T121">добавляет спокойный голос из темноты,</text:span>– <text:span text:style-name="T121">огромно, хотя, наверно, не безгранично.</text:span>– <text:span text:style-name="T122">С этими словами, высокий Африканец с широкой длинной бородой подступает ухватить толстого Американца, который успевает кратко вскрикнуть, вышвырнутый с крыши. Слотроп и Африканец прослеживают как майор скатывается с насыпи, оставшись позади, и, размахивая руками-ногами, пропадает из виду. Ели толпятся на холмах. Ущербная луна взошла над зазубренным кряжем.</text:span></text:p>
      <text:p text:style-name="P143">Человек представляется как оберст Енцин, из <text:span text:style-name="T1">Schwarzkommando</text:span>. <text:span text:style-name="T123">Он извиняется за проявленную несдержанность, замечает нарукавную повязку Слотропа и отказывается давать интервью прежде, чем тот успел и сказать хоть слово . «Статьи не получится. Мы такие же перемещённые лица, ПЛ, как и все остальные. </text:span></text:p>
      <text:p text:style-name="P17">– <text:span text:style-name="T124">Майора, похоже, беспокоило, что вы напраавляетесь в Нордхаузен.</text:span></text:p>
      <text:p text:style-name="P18">– <text:span text:style-name="T125">От Марви одно беспокойство, это точно. Всё же он не настолько большая проблема как...</text:span>– <text:span text:style-name="T125">Он всматривается в Слотропа.</text:span>– <text:span text:style-name="T125">Хмм. А вы действительно военный корреспондет?</text:span></text:p>
      <text:p text:style-name="P19">– <text:span text:style-name="T126">Нет.</text:span></text:p>
      <text:p text:style-name="P19">– <text:span text:style-name="T126">Независимый агент, я полагаю.</text:span></text:p>
      <text:p text:style-name="P19">– <text:span text:style-name="T126">Не уверен насчёт «независимый», Оберст.</text:span></text:p>
      <text:p text:style-name="P20">– <text:span text:style-name="T127">Но вы независимый. Мы все тут свободны. Увидите сами. И очень скоро.</text:span>– <text:span text:style-name="T128">Он шагает прочь по спине товарного вагона, помахав на прощанье.</text:span>– <text:span text:style-name="T129">Очень скоро…</text:span></text:p>
      <text:p text:style-name="P144">Слотроп сидин на крыше, потирает свои босые ноги. <text:span text:style-name="T130">Друг? Добрый знак? </text:span><text:span text:style-name="T11">Чёрные ракетчики</text:span><text:span text:style-name="T130">? Что блядь за головоломки?</text:span></text:p>
      <text:p text:style-name="P144"/>
      <text:p text:style-name="P145">Ну, банда, доброе утро, начнём его</text:p>
      <text:p text:style-name="P145">трах-тарарахом, пока,</text:p>
      <text:p text:style-name="P145">Вторая Мировая, пока!</text:p>
      <text:p text:style-name="P145">Бои закончились и мы кайфуем,</text:p>
      <text:p text:style-name="P146">И вот он я, принесть вам солнца свет<text:span text:style-name="T131">—</text:span></text:p>
      <text:p text:style-name="P146">Привет, немец Герман, хватит <text:s/>кривиться <text:span text:style-name="T132">и гоношиться,</text:span></text:p>
      <text:p text:style-name="P147">Домой пойдёшь, чем плохо для тебя<text:span text:style-name="T131">—</text:span></text:p>
      <text:p text:style-name="P148">Никто не хмурится тут у нас в Ракете,</text:p>
      <text:p text:style-name="P149">Где каждый день прекрас<text:span text:style-name="T133">ен—</text:span></text:p>
      <text:p text:style-name="P150">(Брось хныкать, Гретхен!)</text:p>
      <text:p text:style-name="P150">Иди и поимей прекрасный деееень!</text:p>
      <text:p text:style-name="P150"/>
      <text:p text:style-name="P151">Утром Нордхаузен: пастбище зелёный салат, хрусткий, в каплях дождя. <text:span text:style-name="T134">Всё свежо, промыто. Гарц горбится со всех сторон, тёмные склоны <text:s/>до верху в бороде из ели, пихты, лиственницы.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на боку каждого пистолет. Луга и бессвязные клинья на боках гор текут с пёстрым светом пока дождевые тучи движутся над Тюрингией. </text:span><text:soft-page-break/><text:span text:style-name="T134">Замки унасестились высоко над городами, заплывая в и из разорванных туч. <text:s/>Старые лошади с заляпанными узловатыми коленями, коротконогие и широкогрудые, напрягаются шеями в сдвоенных хомутах сцепленных вместе, тяжёлые подковы всплескивают букеты грязи каждым мокрым шлёпом, от виноградников к кабакам.</text:span></text:p>
      <text:p text:style-name="P152">Слотроп забредает в лишённую крыш часть города. <text:span text:style-name="T135">Старики в чёрном поспешают меж стен ка летучие мыши. Магазины и дома тут давно разграблены рабами-рабочими освобождёнными из лагеря Дора. Целая куча этих </text:span><text:span text:style-name="T12">педиков</text:span><text:span text:style-name="T135"> всё ещё тут с корзинами и розовыми треугольниками по статье 175, влажно выглядывают в дверные проёмы. Из выступающей витрины без стекла магазина одежды, в сумраке позади пластмассового манекена, лысого, опрокинутого, руки вскинуты к небу, пальцы скрючены для букета или фужера, которые ему уже никогда не держать, Слотроп слышит пение девушки. Подыгрывает <text:s/>себе на балалайке. Одна из тех грустных парижских песенок на три-четверти.</text:span></text:p>
      <text:p text:style-name="P152"/>
      <text:p text:style-name="P153">Любовь никогда не уйдёт,</text:p>
      <text:p text:style-name="P153">никогда не умрёт до конца,</text:p>
      <text:p text:style-name="P154">Какой-нибудь сувенир</text:p>
      <text:p text:style-name="P154">Всегда оживляет её нежданно.</text:p>
      <text:p text:style-name="P154"/>
      <text:p text:style-name="P155">Ты <text:span text:style-name="T136">покинул меня, </text:span></text:p>
      <text:p text:style-name="P163">Но остался белой розы цветок</text:p>
      <text:p text:style-name="P156">Между книжных страниц,</text:p>
      <text:p text:style-name="P156">Сорванный так давно…</text:p>
      <text:p text:style-name="P156"/>
      <text:p text:style-name="P157">Год сменился давно,</text:p>
      <text:p text:style-name="P157">Я давно изменилась,</text:p>
      <text:p text:style-name="P157">Но упала слеза</text:p>
      <text:p text:style-name="P157">На засохшие лепестки…</text:p>
      <text:p text:style-name="P157"/>
      <text:p text:style-name="P158">Любовь никогда не проходит,</text:p>
      <text:p text:style-name="P158">Если <text:span text:style-name="T137">это любовь</text:span>,</text:p>
      <text:p text:style-name="P159">Днём, или ночью, она возвращается</text:p>
      <text:p text:style-name="P159">Снова нежна и свежа,</text:p>
      <text:p text:style-name="P159">Как алая роза, любимый, что я подарила тебе.</text:p>
      <text:p text:style-name="P12"/>
      <text:p text:style-name="P160">Как оказалось, её зовут Гели Трипинг, а балалайка от русского офицера разведки по фамилии Чичерин. <text:span text:style-name="T138">По своему, Гели тоже занимается разведкой—временами, во всяком случае. Этот Чичерин, похоже, </text:span><text:soft-page-break/><text:span text:style-name="T138">держит гарем, по девушке в каждом ракетном городе Зоны. Да, ещё один ракетный маньяк. Слотроп чувствует себя экскурсантом.</text:span></text:p>
      <text:p text:style-name="P161">Гели говорит о своём ухажёре. <text:span text:style-name="T139">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ылетев из своих гнёзд в горных замках наверху и руин города в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 что сбивают с толку звук моторов и, кажется, он идёт о всех сторон.</text:span></text:p>
      <text:p text:style-name="P162">Она худа, немного неловка, очень молода. <text:span text:style-name="T140">В её глазах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Когда его нет, его нет. Когда ты зашёл мне почти показалось, что это Чичерин».</text:span></text:p>
      <text:p text:style-name="P21">– <text:span text:style-name="T141">И близко нет. Прилежный пёс из породы ищеек новостей, вот и всё. Никаких гаремов, никаких ракет.</text:span></text:p>
      <text:p text:style-name="P22">– <text:span text:style-name="T142">Это договорённость, говорит она,</text:span>– <text:span text:style-name="T142">Тут всё так неорганизованно. Без договорённостей никак не обойтись. Сам увидишь.</text:span>– <text:span text:style-name="T143">И он действительно увидит</text:span>—<text:span text:style-name="T144">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быть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text:s/>подъём покрытый деревьями. Вино в её дыхании, мягкий пушок в ямках под руками, в ляжках упругость саженцев под ветром. Едва он успел войти, она уже кончает, фантазии о Чичерине, нескрываемо и трогательно, на её лице. Это раздражает Слотропа, хотя не мешает кончить и самому.</text:span></text:p>
      <text:p text:style-name="P164"><text:span text:style-name="T145">Глупость</text:span> <text:span text:style-name="T145">нахлынула</text:span> сразу как обмяк, <text:span text:style-name="T145">пошли забавные вопросы, типа, какое слово отвадило всех от Гели, кроме меня. Или, может что-то во мне напоминает ей Чичерина, а если так, </text:span><text:span text:style-name="T13">что</text:span><text:span text:style-name="T145"> именно? А, интересно, где этот Чичерин сейчас? Он уплывает в дремоту, вновь возбуждается её губами, пальцами, росистыми ногами скользящими по нему. Солнце в прыжке через их кусочек неба, затмевается грудью, отражается в её детских глазах… затем тучи, дождь, от которого она натягивает зелёный брезент с кисточками, что сама пришивала, на манер балдахина… дождь хлыщет с кисточек, холодный и звучный. Свечерело. Она кормит его вареной капустой, ложкой из старинного наследства, с гребешком. Они ещё пьют то же вино. Сумерки в мягких тонах. Дождь перестал. Где-то дети пинают пустую бензиновую канистру по мостовой.</text:span></text:p>
      <text:p text:style-name="P165">Что-то налетает, хлопая крыльями, с неба, когти скребут <text:span text:style-name="T146">верх балдахина. «Что это?»– в полусне и она снова укрывает одеялом, ну же, Гели...</text:span></text:p>
      <text:p text:style-name="P23">– <text:span text:style-name="T147">Моя сова,</text:span>– <text:span text:style-name="T147">грит Гели,</text:span>– <text:span text:style-name="T148">Вернер. Там в верхнем ящике шифоньера есть шоколадка, </text:span><text:span text:style-name="T14">Liebchen</text:span><text:span text:style-name="T148">, можешь его покормить?</text:span></text:p>
      <text:p text:style-name="P166">Да уж, <text:span text:style-name="T1">Liebchen</text:span>. <text:span text:style-name="T149">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s/></text:span></text:p>
      <text:p text:style-name="P24"><text:soft-page-break/>– <text:span text:style-name="T150">Шоколадные батончики,</text:span>– <text:span text:style-name="T150">брюзжит Слотроп,</text:span>– <text:span text:style-name="T150">Что с ним не так? Ты что, не знаешь? Ему надо охотиться на мышей или ещё какую-то там херню. Ты превратила его в ручную сову.</text:span></text:p>
      <text:p text:style-name="P25">– <text:span text:style-name="T151">Ты и сам лентяй,</text:span>– <text:span text:style-name="T151">младенческие пальцы сползают вниз по его рёбрам.</text:span></text:p>
      <text:p text:style-name="P26">– <text:span text:style-name="T152">Ну</text:span>—<text:span text:style-name="T152">могу поспорить</text:span>—<text:span text:style-name="T152">ладно, забудь</text:span>—<text:span text:style-name="T153">могу поспорить, что </text:span><text:span text:style-name="T15">Чичерину</text:span><text:span text:style-name="T153"> не приходиться вставать и кормить ту сову.</text:span></text:p>
      <text:p text:style-name="P167">Она застывает, рука остановилась в движении. «<text:span text:style-name="T154">Он любит Чичерина,. Никогда не прилетит на кормёжку, если того тут нет. </text:span></text:p>
      <text:p text:style-name="P168">Слотроп похолодел, <text:span text:style-name="T155">точнее оледенел. «Э-э, ты ж не имеешь в виду, что Чичерин и вправду, э-э..»</text:span></text:p>
      <text:p text:style-name="P27">– <text:span text:style-name="T156">Должен бы был,</text:span>– <text:span text:style-name="T156">вздыхает.</text:span></text:p>
      <text:p text:style-name="P27">– <text:span text:style-name="T156">О. Когда?</text:span></text:p>
      <text:p text:style-name="P27">– <text:span text:style-name="T156">Сегодня утром. Он задерживается. Так случается.</text:span></text:p>
      <text:p text:style-name="P169">Слотроп выскочил из кровати до середины комнаты, хуй упал, один носок одет, второй держит в зубах, <text:span text:style-name="T157">голова продета не в тот проём майки, зиппер ширинки заело, орёт </text:span><text:span text:style-name="T16">блядь</text:span><text:span text:style-name="T157">.</text:span></text:p>
      <text:p text:style-name="P28">– <text:span text:style-name="T158">Мой бравый Англичанин,</text:span>– <text:span text:style-name="T158">мурлычет она.</text:span></text:p>
      <text:p text:style-name="P29">– <text:span text:style-name="T159">Что ж ты раньше не сказала, Гели, а?</text:span></text:p>
      <text:p text:style-name="P30">– <text:span text:style-name="T160">О, иди сюда. Ночь уже, он с женщиной где-нибудь. Не может спать один.</text:span></text:p>
      <text:p text:style-name="P31">– <text:span text:style-name="T161">Надеюсь, ты сможешь.</text:span></text:p>
      <text:p text:style-name="P32">– <text:span text:style-name="T162">Тише ты. Ну, иди же. Куда пойдёшь босиком? Я дам тебе его старые ботинки и расскажу его тайны.</text:span></text:p>
      <text:p text:style-name="P33">– <text:span text:style-name="T163">Тайны?</text:span>– <text:span text:style-name="T163">Ой, осторожней, Слотроп,</text:span>– <text:span text:style-name="T163">Зачем мне его</text:span>—</text:p>
      <text:p text:style-name="P33">– <text:span text:style-name="T163">Ты не военный корреспондент.</text:span></text:p>
      <text:p text:style-name="P34">– <text:span text:style-name="T164">Ну, почему все твердят это? Никто мне не верит.</text:span>– <text:span text:style-name="T165">Машет перед ней своей нарукавной повязкой.</text:span>– <text:span text:style-name="T165">Читать умеешь? Грит: « Военный Корреспондент». У меня даже усы вот есть, а? Прям как Эрнест Хемингуэй.</text:span></text:p>
      <text:p text:style-name="P35">– <text:span text:style-name="T166">О. Тогда я так думаю, ты вовсе не ищешь Ракету Номер 00000. Надо же, что за глупость мне померещилась. Извини.</text:span></text:p>
      <text:p text:style-name="P170">Ой-ой, мне надо уносить ноги <text:span text:style-name="T1">отсюда</text:span>, <text:span text:style-name="T167">грит Слотроп сам себе, тут явный капкан для шантажа, мэн. Кто ещё будет гоняться за одной ракетой из 6000 оснащённых прибором Imipolex G?</text:span></text:p>
      <text:p text:style-name="P36">– <text:span text:style-name="T168">А про </text:span>Schwarzgerät, <text:span text:style-name="T168">тебе вообще до лампочки,</text:span>– <text:span text:style-name="T168">не унимается она. Она не унимается.</text:span></text:p>
      <text:p text:style-name="P37">– <text:span text:style-name="T169">Про что?</text:span></text:p>
      <text:p text:style-name="P37">– <text:span text:style-name="T169">Его ещё называют S-Gerät.</text:span></text:p>
      <text:p text:style-name="P171">Из списка более высокого уровня сборки, Слотроп, вспомнил? <text:span text:style-name="T170">Вернер, на балдахине, заухал. Сигналит тому Чичерину, точняк. </text:span></text:p>
      <text:p text:style-name="P172">Параноики не потому параноики (Пословица 5) что они параноики, <text:span text:style-name="T171">а потому что постоянно ставят себя, ёбаные идиоты, нарочно в параноидные ситуации.</text:span></text:p>
      <text:p text:style-name="P38">– <text:span text:style-name="T173">Но как вообще,</text:span>– <text:span text:style-name="T172">аккуратно откупоривая следующую бутылку Нордхаузерского Сока Теней, </text:span><text:span text:style-name="T17">чппок</text:span><text:span text:style-name="T172">, с лучшей имитацией Кэри Гранта, на какую только способен, внутренности напряжены до звона, учтиво </text:span><text:soft-page-break/><text:span text:style-name="T172">наполняет стаканы, один подаёт ей,</text:span>– <text:span text:style-name="T172"><text:s/>такая молоденькая прелесть, как ты, может что-то знать про ракеты, приборы.</text:span></text:p>
      <text:p text:style-name="P39">– <text:span text:style-name="T174">Я читаю почту Вацлава,</text:span>– <text:span text:style-name="T175">как будто отвечает на тупой вопрос, но он такой и есть.</text:span></text:p>
      <text:p text:style-name="P40">– <text:span text:style-name="T176">Не следует болтать об этом кому попало так вот. Если узнает, он тебя убьёт.</text:span></text:p>
      <text:p text:style-name="P41">– <text:span text:style-name="T177">Ты мне нравишься. Мне нравится интриговать. Нравится играть.</text:span></text:p>
      <text:p text:style-name="P42">– <text:span text:style-name="T178">Наверно, нравится подводить людей под монастырь.</text:span></text:p>
      <text:p text:style-name="P43">– <text:span text:style-name="T179">Ну и ладно,</text:span>– <text:span text:style-name="T179">выпятилась нижняя губа.</text:span></text:p>
      <text:p text:style-name="P43">–<text:span text:style-name="T179">Хорошо, хорошо, расскажи мне. Но не знаю заинтересуется ли этим </text:span><text:span text:style-name="T18">Гардиан</text:span><text:span text:style-name="T179">. Мои редакторы довольно твердолобы, ты ж понимаешь. </text:span></text:p>
      <text:p text:style-name="P173">Гусиная кожа собирается на её голых маленьких грудях. «Я один раз позировала для ракетной эмблемы. <text:span text:style-name="T180">Может ты видел. Молоденькая ведьма верхом на <text:s/>А-4. Ннужная уже метла через плечо. Меня избрали Возлюбленной 3/Арт. Часть. (моторизир.) 485.</text:span></text:p>
      <text:p text:style-name="P45">– Ты настоящая ведьма?</text:p>
      <text:p text:style-name="P46">– Думаю, у меня есть тенденции. Ты уже поднимался на Брокен?</text:p>
      <text:p text:style-name="P46">– Только-только прибыл в город вообще-то.</text:p>
      <text:p text:style-name="P47">– Я бывала там на каждую Вальпургиеву ночь с тех пор, как у меня начались периоды. Могу взять тебя, если хочешь.</text:p>
      <text:p text:style-name="P44">– <text:span text:style-name="T181">Расскажи мне про этот, этот Schwarzgerät.</text:span></text:p>
      <text:p text:style-name="P44">– <text:span text:style-name="T181">А я думала тебе не интересно.</text:span></text:p>
      <text:p text:style-name="P48">– <text:span text:style-name="T182">Откуда мне знать интересно или нет, когда не знаю даже что интересного может </text:span><text:span text:style-name="T19">тут</text:span><text:span text:style-name="T182"> <text:s/>быть.</text:span></text:p>
      <text:p text:style-name="P49">– <text:span text:style-name="T183">Должно быть ты и вправду корреспондент. Умеешь крутить словами.</text:span></text:p>
      <text:p text:style-name="P174">Чичерин с рёвом <text:span text:style-name="T184">врывается</text:span> через окно, <text:span text:style-name="T184">Наган бьёт всполохами из кулака. Чичерин приземляется на парашюте и валит Слотропа одним ударом дзю-до. <text:s/>Чичерин вламывается на Сталинском танке прямо в комнату и разносит Слотропа 76 миллиметровым. Спасибо, что задержала его, </text:span><text:span text:style-name="T20">Liebchen</text:span><text:span text:style-name="T184">, он был шпион, ну, пока, мне в Пенемюнде и к роскошной польской девке с грудями как ванильное мороженое, заскочу к тебе в другой раз. </text:span></text:p>
      <text:p text:style-name="P50">– <text:span text:style-name="T185">Мне, думаю, пора отсюда,</text:span>– <text:span text:style-name="T185">грит Слотроп,</text:span>– <text:span text:style-name="T185">в пишущую машинку ленту надо заправить, карандаши подточить, сама знаешь как оно</text:span>—</text:p>
      <text:p text:style-name="P50">– <text:span text:style-name="T186">Говорю же тебе, его сегодня ночью не будет.</text:span></text:p>
      <text:p text:style-name="P51">– <text:span text:style-name="T187">Почему? Отправился за тем </text:span><text:span text:style-name="T21">Schwarzgerät</text:span><text:span text:style-name="T187">, нет?</text:span></text:p>
      <text:p text:style-name="P52">– <text:span text:style-name="T188">Нет, последнюю он ещё не читал. Письмо вчера пришло из Штеттина.</text:span></text:p>
      <text:p text:style-name="P53">– <text:span text:style-name="T189">Прямым текстом конечно.</text:span></text:p>
      <text:p text:style-name="P54">– <text:span text:style-name="T190">А почему нет?</text:span></text:p>
      <text:p text:style-name="P55">– <text:span text:style-name="T191">Вряд ли что-то важное.</text:span></text:p>
      <text:p text:style-name="P56">– <text:span text:style-name="T191">Он продаётся.</text:span></text:p>
      <text:p text:style-name="P56">– <text:span text:style-name="T191">Текст?</text:span></text:p>
      <text:p text:style-name="P56"><text:soft-page-break/>– S-Gerät, <text:span text:style-name="T191">лопух. Человек в Свинемюнде может достать. За полмиллиона швейцарских франков, если ты в курсе. Он ждёт на Странд-Променад, каждый день до полудня. На нём будет белый костюм.</text:span></text:p>
      <text:p text:style-name="P175">О, даже так? «Блодгет Ваксвинг».</text:p>
      <text:p text:style-name="P57">– <text:span text:style-name="T192">Он не подписал. Но не думаю, что Ваксвинг. Тот держится ближе к Средиземноморью.</text:span></text:p>
      <text:p text:style-name="P58">– <text:span text:style-name="T193">У тебя широкие знакомства.</text:span></text:p>
      <text:p text:style-name="P58">– <text:span text:style-name="T194">Ваксвинг уже легенда в Зоне. Как и Чичерин. Могу поспорить, что ты тоже. Как твоё ия?</text:span></text:p>
      <text:p text:style-name="P59">– <text:span text:style-name="T195">Кэри Грант. Ге-ли, Ге-ли, Ге-ли… Послушай, Свинемюнде это же в Советской зоне, так?</text:span></text:p>
      <text:p text:style-name="P60">– <text:span text:style-name="T196">Ты говоришь как Немец. Забудь про границы, Забудь разделения. Их нет.</text:span></text:p>
      <text:p text:style-name="P61">– <text:span text:style-name="T197">Есть солдаты.</text:span></text:p>
      <text:p text:style-name="P61">– <text:span text:style-name="T197">Это верно.</text:span>– <text:span text:style-name="T197">Уставившись на него,</text:span>– <text:span text:style-name="T197">но какая разница?</text:span></text:p>
      <text:p text:style-name="P62">– <text:span text:style-name="T198">О.</text:span></text:p>
      <text:p text:style-name="P62">– <text:span text:style-name="T198">Научишься. Всё приостановлено. Вацлав называет это «междуцарствием». Тут надо просто плыть по течению.</text:span></text:p>
      <text:p text:style-name="P63">– <text:span text:style-name="T199">Мне пора выплывать отсюда, детка. Пасибаньки за инфу, Скафлинг перед тобой в долгу</text:span>—</text:p>
      <text:p text:style-name="P64">– <text:span text:style-name="T200">Ну, останься пожалуйста.</text:span>– <text:span text:style-name="T201">Свернувшись на кровати, из глаз вот-вот закапают слёзы. О, блядь, Слотроп, ты лох… но она просто ребёнок…. «Иди сюда».</text:span></text:p>
      <text:p text:style-name="P176">Хотя, когда он вставил, она осатанела <text:span text:style-name="T202">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ожиданно, что-то увесистое, пернатое и со множеством острий рухнуло ему на поясницу и, дёргаясь, <text:s/>спускает его спусковой крючок и тут же Гели тоже ЗДЕННЦ! ииииии... о, нас не догоняаат!. Хлопанье крыльев и Вернер—потому что это он—взвивается в темноту.</text:span></text:p>
      <text:p text:style-name="P65">– <text:span text:style-name="T203">Ёбаная птица!</text:span>– <text:span text:style-name="T203">Орёт Слотроп,</text:span>– <text:span text:style-name="T204">ещё раз устроит такое, я ему Беби Рут в жопу вобью, ую-юй</text:span>— <text:span text:style-name="T205">это сговор это сговор это </text:span><text:span text:style-name="T22">вторичный рефлекс по Павлову</text:span><text:span text:style-name="T205">! или ещё там что,</text:span>– <text:span text:style-name="T206">Чичерин надрессировал его так, верно?</text:span></text:p>
      <text:p text:style-name="P66">– <text:span text:style-name="T207">Неверно! Я приучила его к этому,</text:span>– <text:span text:style-name="T208">она улыбается ему с таким счастьем четырёхлетней и ничего не скрывая, что Слотроп решает поверить всему, что слышал от неё.</text:span></text:p>
      <text:p text:style-name="P67">– <text:span text:style-name="T209">Ты ведьма.</text:span>– <text:span text:style-name="T210">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прикончить его, даже засыпает, вскоре, в объятии её голых рук.</text:span></text:p>
      <text:p text:style-name="P177"><draw:frame draw:style-name="fr1" draw:name="Image1" text:anchor-type="paragraph" svg:width="6.9252in" svg:height="0.3661in" draw:z-index="1"><draw:image xlink:href="Pictures/1000000000000B720000009B428C9716555D8079.png" xlink:type="simple" xlink:show="embed" xlink:actuate="onLoad" loext:mime-type="image/png"/></draw:frame>Это рассвет из книжки- раскраски, очень синее небо с ярко розовыми облаками в нём. Грязь по камням мостовой настолько гладкая, что <text:span text:style-name="T211">о</text:span>тражает свет и шагаешь <text:span text:style-name="T211">уже не по улице, а вдоль длинных полос сырого мяса, зарез вервольфа, филей Зверя. У Чичерина большая нога. Гели пришлось набить носки его ботинок кусками старой сорочки, чтоб они подошли Слотропу. Постоянно уворачиваясь от джипов, десятитонных грузовиков, Русских верхом на лошадях, он наконец подобран 18-летним Американским младшим лейтенантом на сером штабном Мерседесе, ни одного живого места, сплошь вмятины. Слотроп топорщит усы, держит повязку на виду, чувствует себя в обороне. Солнце уже пригревает. Горы полнятся <text:s/>запахом вечнозелёных. Этот птенец за рулём служит в танковой роте, выделенной для <text:s/>охраны </text:span><text:soft-page-break/><text:span text:style-name="T211">Миттельверке, вряд ли, считает он, у Слотропа могут быть какие-то проблемы с доступом внутрь. Англичане из SPOG бы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го им делать кроме как собраться тут. Большинство приезжают с камерами. Заметил, у вас нет. На въезде моете взять напрокат, если вам нужно».</text:span></text:p>
      <text:p text:style-name="P191">Один из множества торгашей. Жёлтый Джеймс повар обзавёлся крутой сэндвичной тележкой, <text:span text:style-name="T213"><text:s/>слышно как он <text:s/>зазывает в туннелях: «Налетай, покупай! Горячи-и-холодные-и-зеленью-приправлены!» И жиром заляпаются очки у половины этих прожорливых тупиц уже через пять минут. Ник де Профундис, вальяжный бездельник компании, удивил всех превращением, побывав в телефонной будке на заводской территории, в энергичного предпринимателя торгующего сувенирами А4: мелкие предметы, что можно прицепить на связку ключей, защелки для денег</text:span><text:span text:style-name="T212"> </text:span><text:span text:style-name="T235">или, там, брошка для <text:s/>самалуччей девушки, что ждёт дома, медные чашечки для сжигания благовоний из камер сгорания, шириковые подшипники от </text:span><text:span text:style-name="T212">servos</text:span><text:span text:style-name="T213">, <text:s/>а самым ходким товаром этой недели похоже окажутся жёлуди диода SA 100, миленькие крохотные смесительные клапаночки выдранные из приборов Телефункена, и более редкие SA 102, которые, разумеется, идут по более высокой цене. И есть ещё «Микро» Грэхем, он отпустил бакенбарды и выжидает в Штольнях, куда забредают отбившиеся простофили посетители: «Псст!»</text:span></text:p>
      <text:p text:style-name="P68">– <text:span text:style-name="T214">Псст?</text:span></text:p>
      <text:p text:style-name="P69">– <text:span text:style-name="T215">Ладно, забудь.</text:span></text:p>
      <text:p text:style-name="P69">– <text:span text:style-name="T216">Ну, теперь мне уж любопытно стало.</text:span></text:p>
      <text:p text:style-name="P70">– <text:span text:style-name="T217">Подумал вы любитель острых ощущений. Хотите ознакомительный тур?</text:span></text:p>
      <text:p text:style-name="P71">– <text:span text:style-name="T217">Я-я только на секунду отошёл. Правда, я уже иду обратно…</text:span></text:p>
      <text:p text:style-name="P71">– <text:span text:style-name="T217">Малость скучновато, нет?</text:span>– <text:span text:style-name="T217">Прилипчивый Микро придвигается к своей намеченной мишени.</text:span>– <text:span text:style-name="T217">Никогда не задавались вопросом: «А что тут было на самом деле?»</text:span></text:p>
      <text:p text:style-name="P178">Посетитель готовый выложить экстравагантную сумму редко остаётся разочарованным. <text:span text:style-name="T218">Микро знает потайные двери в каменные коридоры, что тянутся в Дору, концлагерь рядом с Миттельверке. Каждый участник получает отдельный электрический фонарь. Следует поспешная краткая инструкция как вести себя при встрече с покойниками. «Помните, они тут в постоянной обороне. Когда Американцы освободили Дору, остававшиеся в живых заключённые затеяли грабёж материалов—громили всё, ели 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Используйте естественное равновесие ума против них. Они пользуются неуравновешенностью, помните это».</text:span></text:p>
      <text:p text:style-name="P179">Популярностью среди посетителей пользуется элегантный гардероб Raumwaffe космических скафандров разработанных знаменитым военным кутюрье Хайни из Берлина. <text:span text:style-name="T219">Мало того, что в коллекции имеются костюмы способные вскружить юные головы юных знатоков космических оперетт до самых кончиков ногтей на их ногах с мелькающим телеизображением странной раскраски, но Хейни подумал даже о шелках для забавных космо-жокейчиков (Raum-Jockeier) с их электрическими хлыстами, которые однажды в будущем начнут носиться за мерцающим защитным барьером Ракетен-Штадта, верхом на «лошадях» из полированных метеоритов, с одинаково стилизованной мордой у всех (резко контрастирующая маска лошади, что гоняется за тобой, выделены её обезумелые глаза, зубы, темень под <text:s/></text:span><text:soft-page-break/><text:span text:style-name="T219">её задницей…), с приводящими в движение газами, что вырываются как пердёж из окончания их хвостов—юные знатоки дружно хихикают над этим банно-ванным моментом, и медленно, поскольку тут не более, чем намёк на обычную гравитацию, переходят с прискоком, каждый лучится показом флуоресцентных пластиков, обратно в Вальс, в странно всеобщий Вальс Будущего, слегка, обеспокоювающе шершавый диссонанс хорала предполагается сейчас в кружащем молчании лиц, в обнажённых лопатках спин вскинутых так по космо-Венски, так утыканных грядущим Завтра….</text:span></text:p>
      <text:p text:style-name="P180">И вот вам<text:span text:style-name="T131">—</text:span>К<text:span text:style-name="T220">осмические Шлемы! Поначалу вы моете встревожиться, заметив, что они смоделированы из черепов. Во всяком случае верхний купол этого неприятного головного убора явно череп некоего человекообразного создания скроенного в увеличенном размере… Возможно Титаны жили в недрах этой горы и их черепа собрали как гигантсткие грибы… Глазницы снабжены линзами из кварца. Предусмотрены скользящие фильтры. Носовая кость и верхние зубы замещены металлическим дыхательным аппаратом полным прорезей и решёточек. Соответственно челюсти, встроена секция, почти лицевой гульфик, возможно содержащий радио связи, выступающая вперёд в чёрную фатальность. Для пары дополнительных заметок вам позволяется продеть голову в один из этих шлемов. Оказавшись внутри этих жёлтых полостей, смотря через глазницы установленные на среднюю видимость, слыша звук своего дыхания пришепётывающего в изнанках костяной структуры, от того, что ты считал уравновешенным умом, мало толку. Отсек, в котором размещались Schwarzkommando, уже перестаёт <text:s/>быть увлекательным повествованием об урождённых дикарях приобретших замашки 21-го столетия. Молочные калабаши оказываются просто изделиями из пластика. В том месте где, по преданию, Ензин поимел своё Провидение, по ходу подмоченного сна, в котором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действительности по запаху ближе к мылу,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ые резко карбидным светом, что шипит и пахнет затхлым дыханием кого-то очень тебе знакомого, обзор приковывает твой взор. Спустя несколько минут становится возможным различить некое движение далеко внизу, даже на безмерно удаляющихся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же!»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text:span><text:span text:style-name="T97">и́</text:span><text:span text:style-name="T220">дения вообще—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Уложения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гоняющие Смерть на тысячелетия, бетонные шоссе заброшенные годы тому назад, причёски конца 1930-х, молекулы индиго, особенно индиго полимеров, как в Imipolex G—Постой—кто из них только что подумал это? Смотрители, сфокусируйтесь на этом, </text:span><text:span text:style-name="T23">да скорей же</text:span><text:span text:style-name="T220">—</text:span></text:p>
      <text:p text:style-name="P181">Но цель ускользает. «У них внизу там своя охрана»,<text:span text:style-name="T131">– </text:span>говорит Слотропу птенец,<text:span text:style-name="T131">–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text:span text:style-name="T24">fräulein</text:span><text:span text:style-name="T131">ы для ебли, к тому же ещё и готовят тебе <text:s/>и обстирывали. Он может пристроить Слотропа к шампанскому, мехам, камерам, </text:span><text:soft-page-break/><text:span text:style-name="T131">сигаретам…. Не может быть, чтоб он интересовался только ракетами, брось, это сдвиг по фазе. В этом он прав.</text:span></text:p>
      <text:p text:style-name="P182">Один из самых сладостных плодов победы, после отоспаться и пограбить, это <text:span text:style-name="T222">иметь</text:span> случай начхать на все запрещающие парковку знаки. <text:span text:style-name="T221">Тут эти перечёркнутые «Р» в кружках повсюду, прибиты к деревьям, прикручены к проволоке, но въезд к основному туннелю наглухо блокирован машинами, когда туда же прибывает помятый Мерседес. «Блядь»,– орёт юный танкист, останавливает свой мотор и оставляет Немецкую двухместку как попадя <text:s/>на грязи широкой подъездной площадки. Ключ тоже оставлен в машине, Слотроп учится подмечать такие вещи….</text:span></text:p>
      <text:p text:style-name="P183">Вход в туннель исполнен в виде параболы. Манера Альберта Спира. Кое-кого в тридцатые тянуло на параболы, <text:span text:style-name="T223">а Альберт Спир в то время заведовал Новой Германской Архитектурой, а позже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text:span text:style-name="T25">u.s.w.</text:span><text:span text:style-name="T223">, и подумал, что это самая современная вещь какую он когда-либо видел. Представьте его изумление, когда узнал, что парабола является также формой предполагаемого пути ракеты в пространстве. (Что он, фактически, сказал, было: «О, прекрасно».) А назвала его так его мать, по имени Атиллы Гунна, хотя никто так и не узнал почему. У его параболы высокий взлёт и железнодорожные поезда <text:s/>проходят снизу, сталь в тень. Камуфляжная ткань на шесте сматывать её обратно. Гора уходит склоном вверх, тут и там проступает камень среди кустов и деревьев.</text:span></text:p>
      <text:p text:style-name="P184">Слотроп предъявляет своё супер-дупер<text:span text:style-name="T228">ск</text:span>ое удостоверение от ВШОЕС, подписанное самим Айком и даже с более подлинной подписью полковника возглавляющего «Специальную Миссию V-2» в Париже. <text:span text:style-name="T224">Фирменное блюдо кухни Ваксвинга. Вторая рота 47-го мотострелкового полка 5-й мотострелковой дивизии похоже занята ещё чем-то кроме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text:span></text:p>
      <text:p text:style-name="P186">Внутрь мимо караульных башен с белым верхом. <text:s/>Где-то лязгая цепью захлопывается кузов грузовика. Между колей, в местах повыше, кряжи грязи начинают подсыхать на солнце, светлеть и крошиться.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как давно, как давно затрухиваешь эту страну…. Внутрь под параболу и прямиком в гору, солнечный свет исчез, в холод, тьму, в долгие <text:s/>перекаты эха Миттельиерке.</text:p>
      <text:p text:style-name="P185">Существует не-такое-уж-редкое расстройство личности именуемое Таннхаузеризм. <text:span text:style-name="T225">Некоторые из нас любят быть унесёнными в недра гор, и не всегда ради торчком вставших ожиданий—Венера, фрау Хольда, её сексуальные услады—нет, многие идут, по сути, ради гномов, созданий мельче тебя, ради тягучего, как в склепе, времени в ногу с твоей прогулкой в капюшоне тут внизу, тихонько через дворы длящиеся миля за милей, не боясь заблудиться… вдали от людских взглядов… даже Миннезингеру нужно порой побыть одному… долгие домашние прогулки пасмурного дня… уютность закрытого места, где все в полном согласии относительно Смерти.</text:span></text:p>
      <text:p text:style-name="P185"><text:span text:style-name="T226">Слотроп это место знает. Не столько по картам, которые ему приходилось выучивать в Казино, а тем знанием, как ты знаешь </text:span><text:span text:style-name="T26">там кто-то есть</text:span><text:span text:style-name="T226">…. </text:span></text:p>
      <text:p text:style-name="P187">Заводские генераторы всё ещё подают электричество. <text:span text:style-name="T227">Изредка голая лампочка выкроит круг света. Когда тьму добывают и перевозят подобно мрамору, там лампочка служит резцом, что выводит её из своей инерции и стала одной из величайших тайных икон Уничижения, несчётных множеств передаваемых Богом и Историей. Когда узники Доры впали в своё буйство, электрические лампочки в ракетных цехах </text:span><text:soft-page-break/><text:span text:style-name="T227">были прикончены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text:span></text:p>
      <text:p text:style-name="P188">Основная планировка завода стала ещё одним вдохновение Этцеля Ольша, <text:span text:style-name="T229">Нацистскиим вдохновением, как и парабола, но вместе с тем и символом соответствующим Ракете. Картинка двух букв SS, каждая чуть <text:s/>вытянута в длину. Это два основные туннеля пробурённые на милю с гаком под горой. Или же картина лестницы с лёгким </text:span><text:span text:style-name="T27">S</text:span><text:span text:style-name="T229">-подобным искривлением, лежащей плашмя: 44 перекладины-Штольни, они же поперечные туннели, соединяют два главных. Пара футов горной породы, в самом глубоком месте, налегают сверху. </text:span></text:p>
      <text:p text:style-name="P189">Но в форме заложено больше, чем вытянутые <text:s/><text:span text:style-name="T229">SS. Подмастерье Хупла прибегает в один из дней сказать архитектору: «Мастер!»– кричит он.– «Мастер!» Ольш занял квартиру в Миттельверке, отделившись от производства парой частных тоннелей не показанных ни в одном плане этого места. Впадая в грандиозную идею о том, какой должна быть жизнь архитектора на этих глубинах, он требует теперь титула «Мастер» от всех своих помощников. И это не единственный его бзик. Последние три проекта предложенные им Фюреру, все визуально были то, что надо, в духе Новой Германии, за исключением того, что ни одно из зданий не сможет стоять. С виду вполне нормальные, они спроектированы падать, как толстяк в опере заснёт и валится кому-то на колени, как только вбита последняя заклёпка, последние формы сняты с нововоздвигнутой аллегорической статуи. В этом проблема «желания смерти» Ольша, как эти помощнички её называют: ей достаётся немалая доля сплетен за едой в отделе снабжения и возле <text:s/>двухлитровых кофейников на сумрачных дворах погрузки камня…. Закат давно угас, каждый стол в этом сводчатом, почти наружном зале имеет свой собственный свет от лампы накаливания. Гномы сидят тут, в ночи, с одними лишь их лампочками сияющими условно, неопределённо… всё это может утонуть во мраке так легко, каждую секунду…. Каждый гном работает за своей чертёжной доской. Они работают допоздна. Назначен срок—неясно лишь они работают сверхурочно, чтобы уложиться в него, или они уже провалили срок и сейчас тут в виде наказания. Из его офис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text:span><text:span text:style-name="T57">—«</text:span><text:span text:style-name="T58">Стойте, Мастер</text:span><text:span text:style-name="T59">, </text:span><text:span text:style-name="T60">не зажигайте её</text:span><text:span text:style-name="T57">—</text:span><text:span text:style-name="T60">Мастер, потушите, пожалуйста, </text:span><text:span text:style-name="T61">э</text:span><text:span text:style-name="T47">то сигара с фейерверком!</text:span></text:p>
      <text:p text:style-name="P72">– <text:span text:style-name="T230">Продолжай, Хупла, с информацией, что вызвала твоё довольно грубое появление.</text:span></text:p>
      <text:p text:style-name="P73">– <text:span text:style-name="T230">Но</text:span>—</text:p>
      <text:p text:style-name="P73">– <text:span text:style-name="T231">Хупла...</text:span>– <text:span text:style-name="T231">мастерски выдувая клубы сигарного дыма.</text:span></text:p>
      <text:p text:style-name="P74">– <text:span text:style-name="T232">Э-это насчёт формы этих туннелей, Мастер.</text:span></text:p>
      <text:p text:style-name="P75">– <text:span text:style-name="T233">Да, не дрейфь ты так. Я положил в основу дизайна сдвоенный удар молний, Хупла</text:span>—<text:span text:style-name="T233">эмблему <text:s/>SS.</text:span></text:p>
      <text:p text:style-name="P75">– <text:span text:style-name="T233">Но это ещё и <text:s/>знак двойного интеграла! Вы знали это?</text:span></text:p>
      <text:p text:style-name="P76">– <text:span text:style-name="T234">Ах. Да: </text:span><text:span text:style-name="T28">Summe, Summe</text:span><text:span text:style-name="T234">, как говаривал Лейбниц. Ну, разве это не</text:span>—</text:p>
      <text:p text:style-name="P190">ТРАХХ.</text:p>
      <text:p text:style-name="P192">Хорошо. <text:span text:style-name="T236">Однако, гений Этцеля Ольша оказался фатально впечатлительным к символизму связанному с Ракетой. В статичном пространстве архитектора, ему может приходилось использовать двойной интеграл время от времени, в начале его карьеры, вычислять объёмы под поверхностями, чьи уравнения известны</text:span><text:soft-page-break/><text:span text:style-name="T236">—массы, моментумы, центры тяжести. Но столько лет уж миновало с тех пор, как приходилось чем-либо столь элементарным. Нынче большая часть его вычислений проводится с марками и пфеннингами, а не с функциями идеалистичных r и</text:span> θ, <text:span text:style-name="T237">наивных х и у…. Но в динамичном пространстве живой Ракеты, двойной интеграл имеет другое значение. Интеграция тут становится оперированием с величиной изменения, так что время отпадает: изменение обездвижено…. «Метры в секунду» интегрируются в «метры». Движущаяся машина <text:s/>заморожена, в пространстве, чтобы обернуться архитектурой, вне времени. Никогда не стартовавшее. Никогда не рухнет.</text:span></text:p>
      <text:p text:style-name="P193">При наведении происходило следующее: <text:span text:style-name="T238">маленький маятник удерживался магнитным полем в центральной позиции. При запуске, <text:s/>с движущими </text:span><text:span text:style-name="T29">gs</text:span><text:span text:style-name="T238">, маятник отклонится к борту, из центра. На нём была закреплена катушка. Когда катушка двигалась через магнитное поле, в ней возникал электрический ток. Чем больше ускорение, тем сильнее ток. Так что Ракета, со своей стороны в полёте, ощущала ускорение прежде всего. Люди, следя за ним, первым делом ощущали положение, или расстояние. Для перехода к расстоянию от ускорения Ракета должна была интегрировать дважды—нужна была подвижная катушка, электролитная ячейка, панель диодов, один тетрод (дополнительный модулятор для предотвращения ёмкостных связей в трубке), тщательный <text:s/>дизайн мер предосторожности на пути к тому, что человеческий глаз видит прежде всего—расстояние по курсу полёта.</text:span></text:p>
      <text:p text:style-name="P194">Тут снова выступала та обратная симметрия, <text:span text:style-name="T239">та самая, которую Пойнтмен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text:s/>такой же розовый, в том слабеющем свете, как и офицерские брюки <text:s/>Американской армии, что Слотроп носил в далёком прошлом и резкий, пронзительных запах листвы…. Ток, возникший в катушке, миновал мостовую схему Витстона и зарядил конденсатор. Заряд был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Brennschluss конкретно данного заряда заставит Ракету лететь до удара о землю за 1000 ярдов восточнее Станции Ватерлоу. В миг когда заряд (B</text:span><text:span text:style-name="T240">iL</text:span><text:span text:style-name="T239">) собиравшийся по ходу полёта уравнивается с имеющимся зарядом (А</text:span><text:span text:style-name="T240">iL</text:span><text:span text:style-name="T239">) на другом конце, конденсатор разряжен. Выключатель срабатывает, горючее перекрыто, горение прекращено. Ракета предоставлена сама себе.</text:span></text:p>
      <text:p text:style-name="P195">Вот в чём смысл тоннелей тут в Миттельверке. <text:span text:style-name="T241">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словно монолиты оставлены ему в сумраке, оставлены некоей подпорченной идеей «Цивилизация», в которых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всё театральщина, а список продолжен…), «Алтарь», «мечта о движении», «пузырь вечного настоящего», или «серое преосвященство Гравитации на советах живого камня». Нет, ничего подобного этому, но как точка в пространстве, точка расположенная в точности там, где должно прекратиться горение, никогда не стартовавшее, никогда не рухнет. И какова же специфичная форма чьим центром тяжести является Brennschluss Точка? Не впадай в неисчислимое количество возможных форм. Есть только одна. Скорее всего это сообщающий интерфейс между одним порядком вещей и иным. Имеется <text:s/>Brennschluss точка для каждой пусковой площадки. Они всё также <text:s/>висят там, каждая из них, созвездие в ожидании 13-го знака Зодиака названное его именем… но они так близко расположены к Земле, что из </text:span><text:soft-page-break/><text:span text:style-name="T241">многих мест <text:s/>не видны вообще, а из зоны, в которой они различимы, они складываются в совершенно иные конфигурации.</text:span></text:p>
      <text:p text:style-name="P197">Двойной интеграл это также форма любовников прижавшихся во сне друг к другу, <text:span text:style-name="T242">в которой Слотроп хотел бы сейчас оказаться—обратно там с Катье, пусть даже <text:s/>чувствуя ту же потерянность, даже более ранимым, чем теперь—даже (потому что ему всё ещё честно её не хватает) <text:s/>уцелевшим случайно, <text:s/>хотя он знает как это получилось, случайность от чьей собственной честности каждого из любовников может защитить <text:s/>только другой…. </text:span><text:span text:style-name="T30">Смог</text:span><text:span text:style-name="T242"> ли бы он жить такой жизнью? Согласились бы Они вообще позволить ему и Катье жить так? <text:s/>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уберечь столько неё сколько получится от Их нескольких энтропий, от Их льстивости и Их денег: возможно ему кажется, что если он сможетсделать такое для неё, то и для себя сможет… хоть это ужасно близко к благородству для Слотропа и Члена, про Который Он думал, что Его.</text:span></text:p>
      <text:p text:style-name="P198">В коробах воздуховода из листового железа, что змеится словно хребет над головой, стонет заводская вентиляция. <text:span text:style-name="T243">Время от времени она звучит словно голоса. Доносятся откуда-то издалека. Не то, чтобы там обсуждали Слотропа напрямую, понимаешь. Но ему хочется, что слышалось поразборчивей.…</text:span></text:p>
      <text:p text:style-name="P199">Озерца света, волоки темноты. <text:span text:style-name="T244">Бетонный верхний слой тоннеля уступил побелке по отрывистой неровной поверхности, смотрится как поддельная пещера в парке аттракционов. Входы в поперечные тоннели проплывают мимо как настроенные трубы с <text:s/>воздухом сквозящим из их ртов... когда-то давно визжали токарные станки, игривые токари вели перестрелку из жестяных спринцовок с машинным маслом… до крови царапались пальцы точильными кругами, поры, складки и подноготины протыкались острой стружкой стали… <text:s/>переплёты литых трубок и стекла сдавливали звяканье в воздухе, как глухая пора зимы, и янтарный свет разбегался фалангами среди неоновых ламп. Когда-то всё так и было. Трудно тут внизу <text:s/>в Миттельверке подолгу жить настоящим. Тебя охватывает ностальгия, не твоя, но сильная. Каждая вещь замерла, утонула, обессиленная сумраком, смертельным сумраком.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ний след своего промышленного запаха. И пусть обнаруженный на плаву и с привидениями, это вам не легендарный корабль </text:span><text:span text:style-name="T31">Marie-Celeste</text:span><text:span text:style-name="T244">—не настолько чёток дальнейший курс, эти рельсы под ногами бегут вперёд и во все стороны по затихшей Европе, и нашу плоть не орошает пот, не бегут мурашки из-за домашний тайн, чердачного ужаса перед тем Что Может Тут Случиться настолько, как от нашего знания что, скорей всего, и </text:span><text:span text:style-name="T31">впрямь происходило…</text:span><text:span text:style-name="T244"> всегда легко было, в открытых пустых местах, поддаться Паническому страху безлюдья, но тут наваливаются городские фантомы, явившиеся по твою душу, когда ты заблудился или застрял внутри уходящего времени, где больше нет Истории, нет капсулы машины времени, чтобы найти свой путь обратно, и только опоздание и пустота наполнившие громадный перрон, после того как <text:s/>столица была эвакуирована, и городские кузены козло-божества подкарауливают тебя по краям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 к белым потолкам… они встречаются лишь в Зоне, они соответствуют новйшей Неопределённости. Призраки бывали либо подобием мёртвых или же явлениями живых. Но тут в Зоне категории совсем перемешались. Статус имени по которому ты тоскуешь, которое любишь, ищешь стал сомнительным и далёким, но в этом <text:s/>больше, чем даже бюрократия массового отсутствия—кто-то всё ещё жив, кто-то умер, но многие, многие забыли кто они есть. Их подобие уже не поможет. Тут внизу лишь оболочки сброшенные на свету, в темноте же: лики Неопределённости….</text:span></text:p>
      <text:p text:style-name="P200"><text:soft-page-break/>После-А4-ное человечество движется, со стуком и криком, <text:span text:style-name="T245">среди тоннелей. Слотроп видит гражданских в хаки и со значками, подшлемники с трафаретными знаками ГЭ, иногда ему кивают, блеснув очками под дальней лампочкой, чаще просто не замечают. Отделения военных ходят скорым шагом, и туда и сюда, таскают ящики. Слотроп голоден, а Жёлтого Джеймса нигде не видать. И нет никого тут внизу, сказать «как ты?», ещё меньше накормить независимого Йана Скафлинга. Нет, погоди, ей-бо тут подходит делегация девушек в розовых лабораторных халатах, что едва покрывают верх голых ляжек, топоча по тоннелю на стильных золотистых танкетках. «</text:span><text:span text:style-name="T32">Ah, so reizend ist!</text:span><text:span text:style-name="T245">» Слишком много, чтоб разом всех обнять, «</text:span><text:span text:style-name="T32">Hübsch, was?</text:span><text:span text:style-name="T245">» тище, тише, дамы, по очереди, они хихикают и тянутся повеситьемуна шею роскошные гирлянды серебристых муфт и фланцев, алые сопротивления и ярко-жёлтые конденсаторы нанизанные как сосисочки, обрезки прокладок, <text:s/>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начать потрясную оргию, что идёт день за днём, полную маков, игры, пения и продолжения. </text:span></text:p>
      <text:p text:style-name="P201">С переходом в Штольню 20 и выше, движение нарастает. <text:span text:style-name="T246">Тут была А» часть завода,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отслеживаешь рождение Ракеты: сверхзарды, центральные секции, сборка носовой части, блоки питания, управления, хвостовые секции… <text:s/>до хрена этих хвостовый секций всё ещё тут, складированы поочерёдно, стабилизаторы вверх/стабилизаторы вниз, ряд поверх ряда идентичных, волнообразно вдавленных поверхностях металла, Слотроп топает дальше заглядывая на своё лицо в них, наблюдает как оно искривляется, скользит мимо, просто здоровенная подземная комната смеха, ребята…. Пустые вагонетки на <text:s/>железных колёсиках составлены в цепочку уходящую прочь в тоннель: на них четырёх-лезвенные стреловидные формы нацеленные в потолок—</text:span><text:span text:style-name="T33">ух, ты</text:span><text:span text:style-name="T246">. Правильно—направляющие держатели должны войти в расширительные сопла упорных камер и тут, конечно, их валом, большие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изливают света из своих обожжённых тюбетеечных отражателей… вдоль центральной линии тоннеля установлены колонны Лалли, стройные, серые, выступающая резьба охвачена ржавчиной долгого стояния… синие тени проступают сквозь клетки запасных частей, установленные на доски и двутавры нависшие с отсырелых кирпичных столбиков высотою с печные трубы… стекловата изоляции валяется вдоль путей, как выпавший снег….</text:span></text:p>
      <text:p text:style-name="P202">Заключительная сборка производилась в Штольне 41. Поперечный тоннель углублён на 50 футов, <text:span text:style-name="T247">чтобы поместилась готовая Ракета. Звуки пированья, голосов явно неуравновешенных, всплывают, отражаясь эхом от бетона. Личный состав плетётся вспять в основной тоннель с остекленело раскраснелым видо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наполненные, похоже, <text:s/>только пеной. Артиллерийские ядра с пламенем мелькают на почти каждом рукаве. Американцы распевают <text:s/></text:span><text:span text:style-name="T248">ЛИМЕРИКИ РАКЕТЫ</text:span></text:p>
      <text:p text:style-name="P203">Однажды была хрень Фау-2</text:p>
      <text:p text:style-name="P203">Ей лётчика не надо</text:p>
      <text:p text:style-name="P204">Ты просто жмёшь на кнопку</text:p>
      <text:p text:style-name="P204">И нету ничего</text:p>
      <text:p text:style-name="P204">Лишь трупы, ямы и руины</text:p>
      <text:p text:style-name="P205"><text:soft-page-break/>Мелодия известна повсеместно среди Американских братанов. Но почему-то её поют сейчас в стиле Германского Штурмовика: <text:span text:style-name="T249">ноты обрываются резко в конце каждой строки, следует удар пульса перед атакой на следующую строку.</text:span></text:p>
      <text:p text:style-name="P205"/>
      <text:p text:style-name="P206">[Припев:] Ja, ja, ja, ja!</text:p>
      <text:p text:style-name="P206"><text:tab/>В Пруссии не лижут пусю,</text:p>
      <text:p text:style-name="P206"><text:tab/>Котов там маловато,</text:p>
      <text:p text:style-name="P206"><text:tab/><text:span text:style-name="T251">Да и тем по вкусу больше</text:span> мусор,</text:p>
      <text:p text:style-name="P206"><text:tab/>Давай же повальсуем, Русский!</text:p>
      <text:p text:style-name="P196"/>
      <text:p text:style-name="P207">Пьяные свисают с железных лестниц, <text:span text:style-name="T252">и драпируют</text:span> переходны<text:span text:style-name="T252">е</text:span> мостик<text:span text:style-name="T252">и</text:span>. Пивные пары <text:span text:style-name="T250">ползут по длинной пещере, среди оливково-серых кусков ракеты, кто-то стоит, другие валяются на боках. </text:span></text:p>
      <text:p text:style-name="P207"><text:tab/><text:span text:style-name="T253">Жил да был паренёк, его звали Крокетай</text:span></text:p>
      <text:p text:style-name="P207"><text:tab/><text:span text:style-name="T253">Один раз поимел он секс с ракетой,</text:span></text:p>
      <text:p text:style-name="P207"><text:tab/><text:span text:style-name="T253">Довелось бы тебе увидать,</text:span></text:p>
      <text:p text:style-name="P207"><text:tab/><text:span text:style-name="T253">Ты б глаз не смог оторвать,</text:span></text:p>
      <text:p text:style-name="P207"><text:tab/><text:span text:style-name="T254">Что творили они в случке этой.</text:span></text:p>
      <text:p text:style-name="P207"/>
      <text:p text:style-name="P208">Слотроп голоден и хочет пить. <text:span text:style-name="T255">Несмотря на явно присутствующие миазмы зла в Штольне 41, он начинает высматривать как можно туда спуститься и быть может заполучить долю в том ланче. Оказывается, единственный путь спуска это трос подъёмного крана над головой. Торчок младший ефрейтор развалился у консоли с кнопками управления, посасывая вино из бутылки. «Валяй, Джексон. Я тебя в момент доставлю. Меня учили управлять такими на курсах рабсилы». Наёжив усы подобающим, как он считает, прошедшему огонь и воду образом, Йан Скафлинг ступает одной ногой в жилковую петлю на конце троса, держа другую наотлёт. Взвывает электромотор, Слотроп отпускает оследний поручень и схватывается за поручень, 50 футов сумрачной глубины появляется под ним. Ух…</text:span></text:p>
      <text:p text:style-name="P209">Выносится над Штольней 41, <text:s/>головы <text:span text:style-name="T256">движутся туда- сюда далеко внизу, пивная пена плещется в тени как факелы—мотор вдруг осёкся и он камнем падает вниз. Ёб твою. «Такой молодой!»,– орёт он слишком высоким голосом и получается как визг подростка по радио, что в обычных условиях было бы стыдно, но тут бетонны пол несётся на него, видна каждая метина опалубки, каждый тёмный кристалл песка Тюрингии, о которые он расшибётся—рядом нет никого помочь ему отделаться просто <text:s/>множественными переломами…. Когда остаётся метра три, младший ефрейтор врубает тормоз. Маниакальный хохот наверху сзади. Трос, резко натянувшись, шелестит в ладони Слотропа пока он не отдёргивает руку, падает и плавно подаётся вверх ногами, одна захлёстнута, головой вниз к гулякам вокруг пивной бочки, которые уже привыкли к прибытиям таким макаром и только продолжают своё пение:</text:span></text:p>
      <text:p text:style-name="P209"><text:tab/><text:span text:style-name="T257">Был такой парень по имени Гектор</text:span></text:p>
      <text:p text:style-name="P209"><text:tab/><text:span text:style-name="T257">Что обожал стартовый эректор</text:span></text:p>
      <text:p text:style-name="P209"><text:tab/><text:span text:style-name="T257">Но хлюпы и хлопы</text:span></text:p>
      <text:p text:style-name="P209"><text:soft-page-break/><text:tab/><text:span text:style-name="T258">Резких спадов давления</text:span></text:p>
      <text:p text:style-name="P209"><text:tab/><text:span text:style-name="T259">Повредили гидравлику и изменили его мнение</text:span></text:p>
      <text:p text:style-name="P210">Каждый молодой Американец по очереди подымается на ноги (если ему удаётся), подняв свой бокал, <text:span text:style-name="T260">и поёт о разных способах Заниматься Этим с А4 или обеспечивающим её оборудованием. Слотроп не знает, что поют они для него, и они тоже о том не догадываются. Он наблюдает перевёрнутую сцену с определённым беспокойством: мозг приближается к грани красной отключки и у него появляется странное представление, что это дядя Лайл Бланд стискивает его лодыжку. И так он чинно подан на окраину компании. «Эй!»– замечает коротко остриженный молодчик,– «э-это тут Тарзан, или что? Ха! Ха!» Полдюжины артиллеристов, поддатые и радостно орущие, хватают Слотропа. После долгого выкручивания и толчков, его нога высвобождена из петли троса. Кран визжит прочь откуда приходил, к его озорному крановщику и следующему дуболому, что поддасться на его уговоры скорой доставки.</text:span></text:p>
      <text:p text:style-name="P207"><text:tab/><text:span text:style-name="T261">Был парень по имени Маккой</text:span></text:p>
      <text:p text:style-name="P207"><text:tab/><text:span text:style-name="T261">Он перепихнулся с боеголовкой</text:span></text:p>
      <text:p text:style-name="P207"><text:tab/><text:span text:style-name="T262">Жена его ушла</text:span></text:p>
      <text:p text:style-name="P207"><text:tab/><text:span text:style-name="T262">Назавтра сразу</text:span></text:p>
      <text:p text:style-name="P207"><text:tab/><text:span text:style-name="T262">Так он освободился от ноющей заразы</text:span></text:p>
      <text:p text:style-name="P207"/>
      <text:p text:style-name="P211">Русские пьют безостановочно и молча, <text:span text:style-name="T263">пристукивая ботинками, хмурясь, возможно пытаясь перевести эти лимерики. Американцы здесь по разрешению Русских, а может наоборот. Кто-то всучивает Слотропу снарядную гильзу, холодную как лёд, по стенкам спускается пена. «Опаньки, мы не ждали ещё и Англичанина. Крутая вечеринка, а? Поторчи тут—он явится через минуту».</text:span></text:p>
      <text:p text:style-name="P77">– <text:span text:style-name="T264">Он это кто?</text:span>– <text:span text:style-name="T265">Тысячи тех светящихся червячков подёргиваются по всему полю зрения Слотропа, а его нога начинает с покалыванием приходить в себя. О, пиво тут и впрямь </text:span><text:span text:style-name="T34">холодное</text:span><text:span text:style-name="T265">, холодное и горькое от хмеля, нет смысла переводить дыхание, глотай, пока не выхлыщешь до дна</text:span>—<text:span text:style-name="T266">хаххх. Его нос выныривает облепленный пеной, усы его тоже белы и пузырчаты. Вдруг раздаются крики с краёв компании. «Вот и он! Вот он!» «Дайте ему пива!» «Привет, майор, красава, сэр!»</text:span></text:p>
      <text:p text:style-name="P212">Был техник по имени Урбино</text:p>
      <text:p text:style-name="P212">Он перепихнулся с турбиной</text:p>
      <text:p text:style-name="P213">Сказал: «Выходит глаже,</text:p>
      <text:p text:style-name="P213">Чем с женщиной даже,</text:p>
      <text:p text:style-name="P213">И намного дешевле, чем вина!»</text:p>
      <text:p text:style-name="P213"/>
      <text:p text:style-name="P78">– <text:span text:style-name="T267">Что происходит?</text:span>– <text:span text:style-name="T267">Задаёт вопрос Слотроп поверх пены следующего пива, что только что материализовалось в его руках. </text:span></text:p>
      <text:p text:style-name="P79">– <text:span text:style-name="T268">Это майор Марви. Его прощальная вечеринка.</text:span>– <text:span text:style-name="T269">Мамаши Марви все уже хором поют «Наш Друг Весёлый Парень». С чем никто не станет спорить, если хочет, чтоб и ему было хорошо, такое не может не сложиться впечатление….</text:span></text:p>
      <text:p text:style-name="P80">– <text:span text:style-name="T270">Э, а куда он едет?</text:span></text:p>
      <text:p text:style-name="P80"><text:soft-page-break/>– <text:span text:style-name="T270">Отсюда.</text:span></text:p>
      <text:p text:style-name="P80">– <text:span text:style-name="T270">Думал, он тут для встречи с теми ГЭ.</text:span></text:p>
      <text:p text:style-name="P80">– <text:span text:style-name="T270">Конечно, а ты думал кто оплатит всё это?</text:span></text:p>
      <text:p text:style-name="P214">Марви тут в свете подземелья ещё менее привлекателен, чем <text:span text:style-name="T271">был в лунном свете на крыше того товарного вагона. Валики жира, выпученные глаза и блестящие зубы здесь серее, проявлены грубее. Полоска пластыря спортивно наклеенная поперёк переносицы и лилово-жёлто-зелёная окраскавокруг одного глаза свидетельствуют о его скоростном путешествии с железнодорожной насыпи впрошлую ночь. Он пожимает руки своим доброжелателям, выдавая мужские нежности, уделяя особое внимание Русским—«Ну, могу поспорить, это ты разбавил водкой. А?»,– двигаясь дальше,– «Влад, приятель, твоя жопа как?!»– Русские как видно не понимают, что оставляет им лишь клыкастую улыбку и пасхальные яйца глаз, догадываться о чём речь. Слотроп как раз выхрапывает пену из своего носа, когда Марви его замечает и эти <text:s/>глаза выпирают уже по полной. </text:span></text:p>
      <text:p text:style-name="P81">– <text:span text:style-name="T272">Вот он!</text:span>– <text:span text:style-name="T272">оглушительным рёвом, уставив на Слотропа дрожащий палец,</text:span>– <text:span text:style-name="T272">ей-бо, агликашка сукин сын, хватай его, ребята!</text:span>– <text:span text:style-name="T35">Хватай его, ребята? </text:span><text:span text:style-name="T273">Слотроп продолжает какое-то мгновение зырить на этот палец, изукрашенный изысканными выступами и завитками херувимского жира.</text:span></text:p>
      <text:p text:style-name="P82">– <text:span text:style-name="T274">Спокойно, спокойно, друг,</text:span>– <text:span text:style-name="T274">начинает Йан Скафинг, в тот момент, когда враждебные лица начинают подступать к нему. Хммм…. О, правильно, смывайся</text:span>—<text:span text:style-name="T275">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брюха в хаки с гирляндами блёв, прочь по глубокому поперечному тоннелю между кусков Ракеты.</text:span></text:p>
      <text:p text:style-name="P83">– <text:span text:style-name="T276">Подъём, вы долбодоны,</text:span>– <text:span text:style-name="T277">орёт Марви,</text:span>– <text:span text:style-name="T277">не дайте уйти ..есосу!</text:span>– <text:span text:style-name="T278">сержант с мальчишечьим лицом и седыми волосами, спавший в обнимку со шприцом для густой смазки, просыпается и, вскрикнув «Капустники!», с оглушительным хлопком выпускает заряд из своего оружия прямиком в пивную бочку, который отшибает ей полдна <text:s/>и шлёт широкую струю жидкого янтаря и пены на бросившихся в погоню Американцев, половина которых враз поскальзываются и падают на свою задницу. Слотроп достигает дальний конец Штольни с хорошим отрывом и зачастил там вверх по лестнице, пропрыгивая по две перекладины за раз. </text:span><text:span text:style-name="T36">Выстрелы</text:span>—<text:span text:style-name="T278"> жуткие громы в этом резонаторном ящике. Либо Мамаши Марви слишком пьяны, или же его спасает темнота. Слотроп переваливается через верх лестницы бездыханным.</text:span></text:p>
      <text:p text:style-name="P215">Во втором из основных тоннелей Слотроп теперь переходит в забег на длинную милю, стараясь не думать хватит ли ему дыхалки для этого. <text:span text:style-name="T279">Он не пробежал и 60 метров, когда погоня вскарабкивается наверх по той же лестнице позади него. Он заскакивает в бывший, наверное, малярный цех, поскальзывается на полосе влажного </text:span><text:span text:style-name="T37">Wehrmacht</text:span><text:span text:style-name="T279"> 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Gruss Gott».</text:span></text:p>
      <text:p text:style-name="P84">– <text:span text:style-name="T280">Грю, по-моему, те сзади хотят меня убить. Можно тут куда-нибудь</text:span>—</text:p>
      <text:p text:style-name="P216">Старик подмигивает, в<text:span text:style-name="T281">е</text:span>дёт Слотропа через Штольню <text:span text:style-name="T281">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мимо среди синих полок из листов холодной прокатки, кучи алюминиевых отливок, связки 3712 штанговых штоков, 1624, 723…. «Всё будет </text:span><text:span text:style-name="T38">хорошо</text:span><text:span text:style-name="T281">».</text:span></text:p>
      <text:p text:style-name="P85"><text:soft-page-break/>– <text:span text:style-name="T282">Не </text:span><text:span text:style-name="T39">туда</text:span><text:span text:style-name="T282">, мэн, там они </text:span><text:span text:style-name="T39">спускаются</text:span><text:span text:style-name="T282">.</text:span>– <text:span text:style-name="T283">Но этот эльф-переросток уже заводит трос от крана над головой под <text:s/>высокий навал прутков из никелевых сплавов. Слотроп влазит в тот комбинезон, зачёсывает свой помпадур вниз на лов, достаёт перочинный нож и отпиливает концы усов по бокам.</text:span></text:p>
      <text:p text:style-name="P86">– <text:span text:style-name="T284">Ты похож теперь на Гитлера. Теперь они </text:span><text:span text:style-name="T40">точно</text:span><text:span text:style-name="T284"> захотят тебя убить.</text:span>– <text:span text:style-name="T285">Германский юмор. Он представляется как Глимпф, профессор математики в Technische Hochschule, Дармштадт, Научный Советник Военного Правительства Союзников, уже какое-то время. «Ну-ка, переставим их сюда».</text:span></text:p>
      <text:p text:style-name="P217">Я в руках чокнутого маньяка<text:span text:style-name="T131">—«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расквитаемся».–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мандража.</text:span></text:p>
      <text:p text:style-name="P87">– <text:span text:style-name="T286">Что теперь делать?</text:span></text:p>
      <text:p text:style-name="P87">– <text:span text:style-name="T286">Ты будешь экспертом по выразительному английскому. Скажи что-нибудь обидное.</text:span></text:p>
      <text:p text:style-name="P218">Слотроп высовывает голову в длинный тоннель и кричит с самым английским акцентом: «Майор Марви сосунок!»</text:p>
      <text:p text:style-name="P88">– <text:span text:style-name="T287">Сюда, он там!</text:span>– <text:span text:style-name="T287">Звуки галопа солдатских ботинок, шляпки гвоздей в подошвах стучат в бетон и много другого зловещего металла щёлкает, ставят на взвод… щёлк…</text:span></text:p>
      <text:p text:style-name="P89">– <text:span text:style-name="T288">Пора,</text:span>– <text:span text:style-name="T288">сияет зловредный Глимпф и приводит в движение кран.</text:span></text:p>
      <text:p text:style-name="P219">Свежая мысль приходит Слотропу на ум. Он снова высовывает голову и вопит: «Майор Марви сосёт НИГГЕРОВ!»</text:p>
      <text:p text:style-name="P90">– <text:span text:style-name="T289">Я думаю, нам надо поторопиться,</text:span>– <text:span text:style-name="T289">грит Глимпф.</text:span></text:p>
      <text:p text:style-name="P91">– <text:span text:style-name="T290">Эх, я как раз придумал ещё кое-что про его мать.</text:span>– <text:span text:style-name="T291">Слабина исчезает дюйм за дюймом в тросе между краном и запасом прутков, которые зацепил Глимпф, чтобы завалить вход, желательно прежде, чем прибегут Американцы.</text:span></text:p>
      <text:p text:style-name="P220">Слотроп и Глимпф смываются через противоположный <text:span text:style-name="T292">выход. К тому времени когда он достигли первый извив тоннеля, всё освещение гаснет. Вентиляция продолжает выть. Призраки голосов в ней набирают уверенность в темноте. </text:span></text:p>
      <text:p text:style-name="P221">Груда никелевых прутьев валится с оглушительным грохотом. <text:span text:style-name="T293">Слотроп касается камня стены и следует ей пробираясь в этой кромешной тьме. Глимпф всё ещё где-то посреди тоннеля, на путях. Нет, он не задыхается, но он </text:span><text:span text:style-name="T41">хихикает</text:span><text:span text:style-name="T293"> сам себе. Позади глухая неразбериха погони, но света ещё нет. Раздаётся негромкий звяк и резкое «</text:span><text:span text:style-name="T41">Himmel</text:span><text:span text:style-name="T293">» старого профессора. Близятся громкие крики и вот уже первые отблески фонариков, и пора выпрыгивать из тёплой ванны— «Что случилось? Бога ради...»</text:span></text:p>
      <text:p text:style-name="P92">– <text:span text:style-name="T294">Сюда, скорее,</text:span>– <text:span text:style-name="T294">Глимпф столкнулся с подобием миниатюрного поезда, контуры которого теперь едва проступают</text:span>—<text:span text:style-name="T295">когда-то на нём катали посетителей из Берлина по заводу. Они взбираются на трактор впереди и Глимпф возится с переключателями.</text:span></text:p>
      <text:p text:style-name="P223">Ну, поехали, все по вагонам, <text:span text:style-name="T296">отключение освещения было наверное уловкой Марви, позади потрескиванье искр и теперь даже чувствуется ветерок. Хорошо катим.</text:span></text:p>
      <text:p text:style-name="P222"><text:tab/><text:span text:style-name="T297">Каждый Нацистёнок гоняет бильярд или скачет в классики </text:span></text:p>
      <text:p text:style-name="P226"><text:tab/>На Миттелверке экспресс!</text:p>
      <text:p text:style-name="P224"><text:soft-page-break/><text:tab/>Все забавные Фашисты просто крутят вверх усы</text:p>
      <text:p text:style-name="P224"><text:tab/><text:span text:style-name="T298">Куда мы едем? Угадай-ка!</text:span></text:p>
      <text:p text:style-name="P224"><text:tab/><text:span text:style-name="T298">Просто в ту страну, где кончатся пути,</text:span></text:p>
      <text:p text:style-name="P225"><text:tab/>Где нет ни дефицитов, ни подоходного налога</text:p>
      <text:p text:style-name="P225"><text:tab/><text:span text:style-name="T299">Наступят добрые времена для Минни с Максом</text:span></text:p>
      <text:p text:style-name="P225"><text:tab/><text:span text:style-name="T299">На Миттельверке Экспресс!</text:span></text:p>
      <text:p text:style-name="P225"/>
      <text:p text:style-name="P227">Глимпф включил прожектор-фару. <text:span text:style-name="T300">Из боковых тоннелей проносящихся мимо уставились фигуры в хаки. Белки глаз на миг отражают свет прежде, чем промелькнуть. Пара из них помахали вслед. Крики уносятся, меняясь с эффекте Доплера </text:span><text:span text:style-name="T42">Э-эй-и-и-и! </text:span><text:span text:style-name="T301">как сигналы машин на перекрёстках мчащихся <text:s text:c="2"/>ночью домой на Бостон и Мейн…. Экспресс катит во всю. Сырой ветер с посвистом дуем в лицо. В отсвете прожектора различаются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я ногами. Некоторые стоят на руках в темноте. Глаза их светятся зелёным и красным. Некоторые даже раскачиваются на верёвках закреплённых вверху, изображая летящего в атаку Камикадзе на Слотропа и Глимпфа с криками «банзай! Банзай!», прежде, чем, хихикая, исчезнуть. Всё это понарошку. На самом деле они тихие т приветливые— Позади, громко будто в мегафоны, <text:s/>в массовом хорале</text:span></text:p>
      <text:p text:style-name="P227"/>
      <text:p text:style-name="P227"><text:tab/><text:span text:style-name="T302">Однажды был парень по имени Рей,</text:span></text:p>
      <text:p text:style-name="P93">– <text:span text:style-name="T302">О, блядь,</text:span>– <text:span text:style-name="T302">грит Слотроп</text:span></text:p>
      <text:p text:style-name="P93"><text:tab/><text:span text:style-name="T302">Любитель аккумуляторных батарей</text:span></text:p>
      <text:p text:style-name="P93"><text:tab/><text:span text:style-name="T303">До замыкания в 50 вольт доигрался</text:span></text:p>
      <text:p text:style-name="P93"><text:tab/><text:span text:style-name="T303">И от хуя его лишь огрызок остался</text:span></text:p>
      <text:p text:style-name="P93"><text:tab/><text:span text:style-name="T304">Хлипкий, как устрица из морей.</text:span></text:p>
      <text:p text:style-name="P93"/>
      <text:p text:style-name="P93"><text:tab/><text:span text:style-name="T1">Ja, ja, ja, ja,</text:span></text:p>
      <text:p text:style-name="P93"><text:tab/><text:span text:style-name="T304">В Пруссии не лижут пусю</text:span>, <text:span text:style-name="T1">u.s.w.</text:span></text:p>
      <text:p text:style-name="P227"/>
      <text:p text:style-name="P94">– <text:span text:style-name="T305">Можете добраться назад и отцепить те платформы,</text:span>– <text:span text:style-name="T305">интересуется Глимпф.</text:span></text:p>
      <text:p text:style-name="P95">– <text:span text:style-name="T305">Думаю, что да….</text:span>– <text:span text:style-name="T306">Но возится там, кажется, несколько часов.</text:span></text:p>
      <text:p text:style-name="P227"/>
      <text:p text:style-name="P227"><text:tab/><text:span text:style-name="T307">Однажды был парень по имени Лограф</text:span></text:p>
      <text:p text:style-name="P227"><text:tab/><text:span text:style-name="T307">Который засадил в осциллограф,</text:span></text:p>
      <text:p text:style-name="P227"><text:tab/><text:span text:style-name="T308">Циклический след их плотских утех</text:span></text:p>
      <text:p text:style-name="P227"><text:soft-page-break/><text:tab/><text:span text:style-name="T309">Озадачил всех</text:span></text:p>
      <text:p text:style-name="P228"><text:tab/>Почти бесконечным наклоном</text:p>
      <text:p text:style-name="P228"/>
      <text:p text:style-name="P96">– <text:span text:style-name="T309">Инженеры,</text:span>– <text:span text:style-name="T309">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span></text:p>
      <text:p text:style-name="P97">– <text:span text:style-name="T310">Думаете их это остановит?</text:span></text:p>
      <text:p text:style-name="P229">И тут им в зад, в гармонической раскладке на четыре голоса:</text:p>
      <text:p text:style-name="P229"/>
      <text:p text:style-name="P229"><text:tab/><text:span text:style-name="T311">Однажды парень по имени Юрий</text:span></text:p>
      <text:p text:style-name="P229"><text:tab/><text:span text:style-name="T311">Сопло ебал через клапан вентури</text:span></text:p>
      <text:p text:style-name="P229"><text:tab/><text:span text:style-name="T311">Его на том поймали, и арестовали</text:span></text:p>
      <text:p text:style-name="P230"><text:tab/>И срок ему большой в<text:span text:style-name="T317">мандюрил</text:span></text:p>
      <text:p text:style-name="P230"><text:tab/>Судья как <text:span text:style-name="T312">т</text:span>уча хмурый.</text:p>
      <text:p text:style-name="P227"/>
      <text:p text:style-name="P98">– <text:span text:style-name="T313">О-о-кей, Джоко дорогуша. Тот старый фосфорный патрон при тебе?</text:span></text:p>
      <text:p text:style-name="P99">– <text:span text:style-name="T314">Посторонись, дружище!</text:span></text:p>
      <text:p text:style-name="P231">Без какого-либо ещё предупреждения, с ослепляющим сотрясением лопается <text:span text:style-name="T315">заряд Белого Фосфора, затопляет белый тоннель. Минуты две никто в нём ничего не <text:s/>видит. Там только лишь натыкаются в ошеломительно полнейшей белизне. Белизна без жара и слепая инерция: Слотроп чувствует что-то до жути </text:span><text:span text:style-name="T43">знакомое</text:span><text:span text:style-name="T315">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text:s/>его неразрывную связь с Ракетой, маскировка и обманки стираются на один белый миг, бесполезное, слепое дёрганье за его рукава… </text:span><text:span text:style-name="T43">это важно… пожалуйста… </text:span><text:span text:style-name="T44">посмотри</text:span><text:span text:style-name="T43"> на нас</text:span><text:span text:style-name="T315">…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приподнявшая его прочь, вновь опускает в Миттельверке— «Хху-ииха! </text:span><text:span text:style-name="T43">Хватай</text:span><text:span text:style-name="T315"> ..есоса!»</text:span></text:p>
      <text:p text:style-name="P232">Из вспышки, на расстоянии удобного<text:tab/> выстрела из пистолета, <text:span text:style-name="T316">громыхая выкатывает дизельный локомотив, толкает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я парой кольтов калибр .45</text:span></text:p>
      <text:p text:style-name="P233">Слотроп ныряет <text:span text:style-name="T318">за цилиндрический предмет в задней части трактора. Марви начинает стрелять, напропалую, воодушевляемый отвратительным хохотом остальных. Слотроп случайно замечает, что его укрытие, фактически, кажется ещё одна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ы лишь растяжением плечевых мускулов и грыжей, Слотропу удаётся наклонить и сбросить боеголовку на рельсы, пока пули Марви бьют и грохочут по всему тоннелю. Она подпрыгивает и замирает опёршись на один из рельсов.</text:span></text:p>
      <text:p text:style-name="P234"><text:soft-page-break/>Заряд начал гаснуть. Тени возвращаются в проёмы входом поперечных Штолен. <text:span text:style-name="T319">Платформы впереди Марви ударяют в препятствие с оглушительным БЭНДЗ! Сдваиваясь в перевёрнутую V—тормоза дизеля визжат в панике й-и-и-и-к! Пока локомотив сходит с рельсов, по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ая парабола зелёных склонов гор и солнечного света….</text:span></text:p>
      <text:p text:style-name="P100">– <text:span text:style-name="T320">Вы сюда на машине приехали?</text:span>– <text:span text:style-name="T320">Спрашивает, помаргивая, Глимпф.</text:span></text:p>
      <text:p text:style-name="P100">– <text:span text:style-name="T320">Что?</text:span>– <text:span text:style-name="T320">Слотроп вспоминает ключ оставленный в Мерседесе.</text:span>– <text:span text:style-name="T45">Ага</text:span><text:span text:style-name="T320">...»</text:span></text:p>
      <text:p text:style-name="P235">Глимпф притормаживает, когда они проносятся под параболой в дневной свет, и выкатывает сделать плавную респектабельную остановку. <text:span text:style-name="T321">Они отдают честь часовым из Второй Роты и идут угонять Мерседес, который всё там же, где птенец оставлял его.</text:span></text:p>
      <text:p text:style-name="P236">На <text:span text:style-name="T323">дороге</text:span>, Глимпф указывает в северном направлении, <text:span text:style-name="T322">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в зеркале и на затылке, а там полно грузовиков для личного состава и эскадрилий воющих Громобоев. Выскочив из-за слепого угла, для чего пришлось гнать по середине дороги—крутой водительский трюк случайноо ему известный—они почти врезались в идущий под уклон тягач Армии США, слова ёбаный придурок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снулась громадным крылом, что протарахтело по крыше и заляпало половину ветрового стекла. </text:span></text:p>
      <text:p text:style-name="P237">Солнце давно миновало зенит, когда они оста<text:span text:style-name="T324">н</text:span>авливаются, наконец, <text:span text:style-name="T324">у подножия обросшего лесом купола с маленьким ветхим замком на <text:s/>вершине, сотни голубей, белые слезинки, потёки из его бойниц. Зелёное дыхание лесов стало острее, похолодало. </text:span></text:p>
      <text:p text:style-name="P238">Они подымаются по тропе идущей гармошкой, <text:span text:style-name="T325">усыпанной камнями, между тёмных елей к освещённому солнцем замку зубчато коричневому, словно краюха хлеба оставленная для поколениям его птиц. </text:span></text:p>
      <text:p text:style-name="P101">– <text:span text:style-name="T326">Вы тут живёте?</text:span></text:p>
      <text:p text:style-name="P102">– <text:span text:style-name="T326">Я тут работал. Полагаю, Цвиттер мог задержаться здесь до сих пор.</text:span>– <text:span text:style-name="T327">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подворачивающееся работникам по контролю полёта. Коллега Глимпфа, Цвиттер из Мюнхенского T.H. «Обычный Баварский подход к электронике»,</text:span>– <text:span text:style-name="T328">Глипф начинает хмуриться.</text:span>– «<text:span text:style-name="T329">Но самого его можно терпеть, полагаю».</text:span>– <text:s/><text:span text:style-name="T330">Какими бы ни были неведомые обиды от Баварского подхода к электронике, они гасят помаргивание Глимпфа и наполняют его <text:s/>недовольным раздумьем весь оставшийся путь наверх. </text:span></text:p>
      <text:p text:style-name="P239">Хор влажного воркованья, пропитанного белым пухом, встречает их, <text:span text:style-name="T331">как только прошмыгнули через боковой ход в замок. Грязные полы покрывает мусор из бутылок и клочьев бумаги. Некоторые из бумаг проштампованы лиловым GEHEIME </text:span>KOMMANDOSACHE. <text:span text:style-name="T332">Птицывлетают и вылетают через выбитые окна. Тонкие лучи света тянутся из трещин и щелей. Комья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text:span><text:soft-page-break/><text:span text:style-name="T332">платьях, шелка которых теряются в пыли и хлопаньи крыльев пустых комнат. Всё покрыто голубиным помётом. </text:span></text:p>
      <text:p text:style-name="P240">Контрастом, лаборатория Цвиттера наверху <text:span text:style-name="T333">ярко освещена, упорядочена, наполнена выдувным стеклом, рабочими столами, разноцветными огнями, пятнистыми шкафами, зелёными папками—лабораторка чокнутого Нацистского учёного! Пластикмэн, где ты?</text:span></text:p>
      <text:p text:style-name="P241">Тут только Цвиттер: <text:span text:style-name="T334">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text:span></text:p>
      <text:p text:style-name="P242">Но при взгляде на Слотропа они мгновенно очищаются и матовые барьеры заслоняют их. <text:span text:style-name="T335">Хмм,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text:span></text:p>
      <text:p text:style-name="P242"/>
      <text:p text:style-name="P244">ОХ… тута…</text:p>
      <text:p text:style-name="P244">Нацисты в щелях</text:p>
      <text:p text:style-name="P244">Фашисты в стенах</text:p>
      <text:p text:style-name="P245">Япошки лыбятся зубами-домино</text:p>
      <text:p text:style-name="P246">За яйца щас тебя ухватят</text:p>
      <text:p text:style-name="P247">Вить кончилась война</text:p>
      <text:p text:style-name="P248">Ух, как же ж рады будут эти Русаки</text:p>
      <text:p text:style-name="P248">По новой завести</text:p>
      <text:p text:style-name="P248">Закруговертить Третию...</text:p>
      <text:p text:style-name="P227"/>
      <text:p text:style-name="P227"><draw:frame draw:style-name="fr1" draw:name="Image2" text:anchor-type="paragraph" svg:width="6.9252in" svg:height="0.3661in" draw:z-index="2"><draw:image xlink:href="Pictures/1000000000000B720000009B428C9716555D8079.png" xlink:type="simple" xlink:show="embed" xlink:actuate="onLoad" loext:mime-type="image/png"/></draw:frame></text:p>
      <text:p text:style-name="P2">–</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5271</meta:editing-cycles>
    <meta:creation-date>2020-11-18T15:01:00</meta:creation-date>
    <dc:date>2021-01-09T18:12:49.281668377</dc:date>
    <meta:editing-duration>P10DT9H2M21S</meta:editing-duration>
    <meta:generator>LibreOffice/6.1.5.2$Linux_X86_64 LibreOffice_project/10$Build-2</meta:generator>
    <meta:document-statistic meta:table-count="0" meta:image-count="3" meta:object-count="0" meta:page-count="27" meta:paragraph-count="351" meta:word-count="11567" meta:character-count="79163" meta:non-whitespace-character-count="67739"/>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